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arch_by_userid_fake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busquedas</text:p>
          </table:table-cell>
          <table:table-cell office:value-type="string" calcext:value-type="string">
            <text:p><text:s/>Tiempo(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49" calcext:value-type="float">
            <text:p>0,000024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026" calcext:value-type="float">
            <text:p>0,000028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64" calcext:value-type="float">
            <text:p>0,00003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649" calcext:value-type="float">
            <text:p>0,000044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476" calcext:value-type="float">
            <text:p>0,000047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419" calcext:value-type="float">
            <text:p>0,000032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282" calcext:value-type="float">
            <text:p>0,000034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848" calcext:value-type="float">
            <text:p>0,0000398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368" calcext:value-type="float">
            <text:p>0,000035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456" calcext:value-type="float">
            <text:p>0,0000414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023" calcext:value-type="float">
            <text:p>0,000047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216" calcext:value-type="float">
            <text:p>0,000044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706" calcext:value-type="float">
            <text:p>0,000052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647" calcext:value-type="float">
            <text:p>0,0000336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512" calcext:value-type="float">
            <text:p>0,0000335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555" calcext:value-type="float">
            <text:p>0,000050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475" calcext:value-type="float">
            <text:p>0,000061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387" calcext:value-type="float">
            <text:p>0,000046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93" calcext:value-type="float">
            <text:p>0,000032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491" calcext:value-type="float">
            <text:p>0,000045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62" calcext:value-type="float">
            <text:p>0,000029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507" calcext:value-type="float">
            <text:p>0,000033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787" calcext:value-type="float">
            <text:p>0,000041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379" calcext:value-type="float">
            <text:p>0,0000463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822" calcext:value-type="float">
            <text:p>0,0000328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896" calcext:value-type="float">
            <text:p>0,0000438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049" calcext:value-type="float">
            <text:p>0,0000520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943" calcext:value-type="float">
            <text:p>0,000049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914" calcext:value-type="float">
            <text:p>0,000034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82" calcext:value-type="float">
            <text:p>0,0000292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378" calcext:value-type="float">
            <text:p>0,000053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318" calcext:value-type="float">
            <text:p>0,0000313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048" calcext:value-type="float">
            <text:p>0,000028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998" calcext:value-type="float">
            <text:p>0,000043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67" calcext:value-type="float">
            <text:p>0,000036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561" calcext:value-type="float">
            <text:p>0,0000365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164" calcext:value-type="float">
            <text:p>0,000035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72" calcext:value-type="float">
            <text:p>0,00002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332" calcext:value-type="float">
            <text:p>0,000027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429" calcext:value-type="float">
            <text:p>0,000062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833" calcext:value-type="float">
            <text:p>0,0000468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849" calcext:value-type="float">
            <text:p>0,000034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657" calcext:value-type="float">
            <text:p>0,000037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194" calcext:value-type="float">
            <text:p>0,0000371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755" calcext:value-type="float">
            <text:p>0,000067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638" calcext:value-type="float">
            <text:p>0,000060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943" calcext:value-type="float">
            <text:p>0,0000539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498" calcext:value-type="float">
            <text:p>0,0000324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241" calcext:value-type="float">
            <text:p>0,0000002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37" calcext:value-type="float">
            <text:p>0,00004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833" calcext:value-type="float">
            <text:p>0,0000318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323" calcext:value-type="float">
            <text:p>0,0000373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953" calcext:value-type="float">
            <text:p>0,000046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028" calcext:value-type="float">
            <text:p>0,000034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966" calcext:value-type="float">
            <text:p>0,000029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034" calcext:value-type="float">
            <text:p>0,0000340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255" calcext:value-type="float">
            <text:p>0,0000412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221" calcext:value-type="float">
            <text:p>0,000030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303" calcext:value-type="float">
            <text:p>0,000036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589" calcext:value-type="float">
            <text:p>0,0000435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279" calcext:value-type="float">
            <text:p>0,000046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493" calcext:value-type="float">
            <text:p>0,000035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279" calcext:value-type="float">
            <text:p>0,0000532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869" calcext:value-type="float">
            <text:p>0,0000368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056" calcext:value-type="float">
            <text:p>0,000075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674" calcext:value-type="float">
            <text:p>0,0000426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84" calcext:value-type="float">
            <text:p>0,000030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979" calcext:value-type="float">
            <text:p>0,0000409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955" calcext:value-type="float">
            <text:p>0,0000329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06" calcext:value-type="float">
            <text:p>0,00003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402" calcext:value-type="float">
            <text:p>0,000033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197" calcext:value-type="float">
            <text:p>0,0000301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523" calcext:value-type="float">
            <text:p>0,0000315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424" calcext:value-type="float">
            <text:p>0,000038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716" calcext:value-type="float">
            <text:p>0,0000307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66" calcext:value-type="float">
            <text:p>0,00002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113" calcext:value-type="float">
            <text:p>0,000031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164" calcext:value-type="float">
            <text:p>0,000029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272" calcext:value-type="float">
            <text:p>0,000033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47" calcext:value-type="float">
            <text:p>0,000037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189" calcext:value-type="float">
            <text:p>0,0000531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521" calcext:value-type="float">
            <text:p>0,000031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774" calcext:value-type="float">
            <text:p>0,0000377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188" calcext:value-type="float">
            <text:p>0,000034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905" calcext:value-type="float">
            <text:p>0,0000519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434" calcext:value-type="float">
            <text:p>0,000040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116" calcext:value-type="float">
            <text:p>0,000031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404" calcext:value-type="float">
            <text:p>0,000048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653" calcext:value-type="float">
            <text:p>0,0000386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631" calcext:value-type="float">
            <text:p>0,000041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532" calcext:value-type="float">
            <text:p>0,000033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304" calcext:value-type="float">
            <text:p>0,0000343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227" calcext:value-type="float">
            <text:p>0,0000692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622" calcext:value-type="float">
            <text:p>0,0000306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37" calcext:value-type="float">
            <text:p>0,000057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69" calcext:value-type="float">
            <text:p>0,000033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559" calcext:value-type="float">
            <text:p>0,0000545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051" calcext:value-type="float">
            <text:p>0,0000630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028" calcext:value-type="float">
            <text:p>0,000033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657" calcext:value-type="float">
            <text:p>0,0000316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776" calcext:value-type="float">
            <text:p>0,0000477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924" calcext:value-type="float">
            <text:p>0,000031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596" calcext:value-type="float">
            <text:p>0,0000335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58" calcext:value-type="float">
            <text:p>0,00003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547" calcext:value-type="float">
            <text:p>0,000035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805" calcext:value-type="float">
            <text:p>0,000033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926" calcext:value-type="float">
            <text:p>0,0000429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826" calcext:value-type="float">
            <text:p>0,000046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83" calcext:value-type="float">
            <text:p>0,000028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552" calcext:value-type="float">
            <text:p>0,0000355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008" calcext:value-type="float">
            <text:p>0,000031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633" calcext:value-type="float">
            <text:p>0,000029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224" calcext:value-type="float">
            <text:p>0,000035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261" calcext:value-type="float">
            <text:p>0,0000532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388" calcext:value-type="float">
            <text:p>0,000030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14" calcext:value-type="float">
            <text:p>0,0000344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901" calcext:value-type="float">
            <text:p>0,0000359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396" calcext:value-type="float">
            <text:p>0,0000393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957" calcext:value-type="float">
            <text:p>0,0000399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663" calcext:value-type="float">
            <text:p>0,000029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318" calcext:value-type="float">
            <text:p>0,000052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792" calcext:value-type="float">
            <text:p>0,0000337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75" calcext:value-type="float">
            <text:p>0,00004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34" calcext:value-type="float">
            <text:p>0,000029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617" calcext:value-type="float">
            <text:p>0,0000346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763" calcext:value-type="float">
            <text:p>0,000031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143" calcext:value-type="float">
            <text:p>0,0000531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296" calcext:value-type="float">
            <text:p>0,000041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59" calcext:value-type="float">
            <text:p>0,000042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762" calcext:value-type="float">
            <text:p>0,000039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182" calcext:value-type="float">
            <text:p>0,000034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048" calcext:value-type="float">
            <text:p>0,0000410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458" calcext:value-type="float">
            <text:p>0,000031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031" calcext:value-type="float">
            <text:p>0,0000420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075" calcext:value-type="float">
            <text:p>0,000068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579" calcext:value-type="float">
            <text:p>0,000046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472" calcext:value-type="float">
            <text:p>0,0000334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645" calcext:value-type="float">
            <text:p>0,000045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975" calcext:value-type="float">
            <text:p>0,000030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286" calcext:value-type="float">
            <text:p>0,0000412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448" calcext:value-type="float">
            <text:p>0,0000334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933" calcext:value-type="float">
            <text:p>0,0000359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373" calcext:value-type="float">
            <text:p>0,000052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218" calcext:value-type="float">
            <text:p>0,0000482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898" calcext:value-type="float">
            <text:p>0,000044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4146" calcext:value-type="float">
            <text:p>0,0001741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891" calcext:value-type="float">
            <text:p>0,0000518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794" calcext:value-type="float">
            <text:p>0,000040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394" calcext:value-type="float">
            <text:p>0,000059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996" calcext:value-type="float">
            <text:p>0,0000469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526" calcext:value-type="float">
            <text:p>0,000065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155" calcext:value-type="float">
            <text:p>0,0000491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" calcext:value-type="float">
            <text:p>0,000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459" calcext:value-type="float">
            <text:p>0,0000354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126" calcext:value-type="float">
            <text:p>0,000082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509" calcext:value-type="float">
            <text:p>0,000068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606" calcext:value-type="float">
            <text:p>0,000063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85" calcext:value-type="float">
            <text:p>0,0000000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43" calcext:value-type="float">
            <text:p>0,00008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487" calcext:value-type="float">
            <text:p>0,0000424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54" calcext:value-type="float">
            <text:p>0,000034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057" calcext:value-type="float">
            <text:p>0,0000710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4005" calcext:value-type="float">
            <text:p>0,000274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908" calcext:value-type="float">
            <text:p>0,000066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631" calcext:value-type="float">
            <text:p>0,000069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804" calcext:value-type="float">
            <text:p>0,000070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836" calcext:value-type="float">
            <text:p>0,0000478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129" calcext:value-type="float">
            <text:p>0,0000001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612" calcext:value-type="float">
            <text:p>0,000078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727" calcext:value-type="float">
            <text:p>0,0000917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053" calcext:value-type="float">
            <text:p>0,000077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9323" calcext:value-type="float">
            <text:p>0,0001393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591" calcext:value-type="float">
            <text:p>0,000059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096" calcext:value-type="float">
            <text:p>0,000041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82" calcext:value-type="float">
            <text:p>0,0000000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149" calcext:value-type="float">
            <text:p>0,0000001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073" calcext:value-type="float">
            <text:p>0,0000770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388" calcext:value-type="float">
            <text:p>0,0000723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924" calcext:value-type="float">
            <text:p>0,000058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79" calcext:value-type="float">
            <text:p>0,0000000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473" calcext:value-type="float">
            <text:p>0,000077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086" calcext:value-type="float">
            <text:p>0,0001070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081" calcext:value-type="float">
            <text:p>0,0000690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645" calcext:value-type="float">
            <text:p>0,000132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785" calcext:value-type="float">
            <text:p>0,000094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773" calcext:value-type="float">
            <text:p>0,0000687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132" calcext:value-type="float">
            <text:p>0,0000001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466" calcext:value-type="float">
            <text:p>0,000061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727" calcext:value-type="float">
            <text:p>0,0000847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45" calcext:value-type="float">
            <text:p>0,00013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058" calcext:value-type="float">
            <text:p>0,0001180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785" calcext:value-type="float">
            <text:p>0,000050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721" calcext:value-type="float">
            <text:p>0,0000537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865" calcext:value-type="float">
            <text:p>0,000077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875" calcext:value-type="float">
            <text:p>0,0000658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162" calcext:value-type="float">
            <text:p>0,0000801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51" calcext:value-type="float">
            <text:p>0,00008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82" calcext:value-type="float">
            <text:p>0,00005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014" calcext:value-type="float">
            <text:p>0,0000710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445" calcext:value-type="float">
            <text:p>0,000064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45" calcext:value-type="float">
            <text:p>0,00005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74" calcext:value-type="float">
            <text:p>0,00007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78" calcext:value-type="float">
            <text:p>0,0000000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589" calcext:value-type="float">
            <text:p>0,0000775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215" calcext:value-type="float">
            <text:p>0,0000572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595" calcext:value-type="float">
            <text:p>0,0000475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224" calcext:value-type="float">
            <text:p>0,000064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991" calcext:value-type="float">
            <text:p>0,000070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2791" calcext:value-type="float">
            <text:p>0,000222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659" calcext:value-type="float">
            <text:p>0,000049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048" calcext:value-type="float">
            <text:p>0,0000390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358" calcext:value-type="float">
            <text:p>0,000043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161" calcext:value-type="float">
            <text:p>0,0000451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744" calcext:value-type="float">
            <text:p>0,0000417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581" calcext:value-type="float">
            <text:p>0,0000435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055" calcext:value-type="float">
            <text:p>0,000045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949" calcext:value-type="float">
            <text:p>0,000065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254" calcext:value-type="float">
            <text:p>0,000036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697" calcext:value-type="float">
            <text:p>0,0000626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2" calcext:value-type="float">
            <text:p>0,00007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585" calcext:value-type="float">
            <text:p>0,0000825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227" calcext:value-type="float">
            <text:p>0,000051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775" calcext:value-type="float">
            <text:p>0,000041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867" calcext:value-type="float">
            <text:p>0,000050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482" calcext:value-type="float">
            <text:p>0,000099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187" calcext:value-type="float">
            <text:p>0,000059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793" calcext:value-type="float">
            <text:p>0,000075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109" calcext:value-type="float">
            <text:p>0,0000001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815" calcext:value-type="float">
            <text:p>0,000053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55" calcext:value-type="float">
            <text:p>0,00015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25" calcext:value-type="float">
            <text:p>0,000062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63" calcext:value-type="float">
            <text:p>0,0000000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068" calcext:value-type="float">
            <text:p>0,000056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826" calcext:value-type="float">
            <text:p>0,000045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797" calcext:value-type="float">
            <text:p>0,000110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87" calcext:value-type="float">
            <text:p>0,0000000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497" calcext:value-type="float">
            <text:p>0,0000644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451" calcext:value-type="float">
            <text:p>0,000060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945" calcext:value-type="float">
            <text:p>0,000051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623" calcext:value-type="float">
            <text:p>0,000059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04" calcext:value-type="float">
            <text:p>0,00004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775" calcext:value-type="float">
            <text:p>0,000080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355" calcext:value-type="float">
            <text:p>0,0000623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101" calcext:value-type="float">
            <text:p>0,000044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783" calcext:value-type="float">
            <text:p>0,0000507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63" calcext:value-type="float">
            <text:p>0,0000000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786" calcext:value-type="float">
            <text:p>0,000073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855" calcext:value-type="float">
            <text:p>0,000043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582" calcext:value-type="float">
            <text:p>0,000040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447" calcext:value-type="float">
            <text:p>0,000051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399" calcext:value-type="float">
            <text:p>0,0000453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633" calcext:value-type="float">
            <text:p>0,000041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997" calcext:value-type="float">
            <text:p>0,000039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137" calcext:value-type="float">
            <text:p>0,0000411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491" calcext:value-type="float">
            <text:p>0,000030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67" calcext:value-type="float">
            <text:p>0,000000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381" calcext:value-type="float">
            <text:p>0,0000433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956" calcext:value-type="float">
            <text:p>0,000045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6391" calcext:value-type="float">
            <text:p>0,0001763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245" calcext:value-type="float">
            <text:p>0,0000652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509" calcext:value-type="float">
            <text:p>0,000055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829" calcext:value-type="float">
            <text:p>0,0000598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495" calcext:value-type="float">
            <text:p>0,000113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362" calcext:value-type="float">
            <text:p>0,0000593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137" calcext:value-type="float">
            <text:p>0,0000691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343" calcext:value-type="float">
            <text:p>0,000037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442" calcext:value-type="float">
            <text:p>0,000083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222" calcext:value-type="float">
            <text:p>0,0000662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197" calcext:value-type="float">
            <text:p>0,0000001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77" calcext:value-type="float">
            <text:p>0,000000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969" calcext:value-type="float">
            <text:p>0,000052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547" calcext:value-type="float">
            <text:p>0,000056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935" calcext:value-type="float">
            <text:p>0,0000469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867" calcext:value-type="float">
            <text:p>0,000045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607" calcext:value-type="float">
            <text:p>0,0000656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116" calcext:value-type="float">
            <text:p>0,000042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071" calcext:value-type="float">
            <text:p>0,000048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406" calcext:value-type="float">
            <text:p>0,0000614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096" calcext:value-type="float">
            <text:p>0,000039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274" calcext:value-type="float">
            <text:p>0,000048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69" calcext:value-type="float">
            <text:p>0,00007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166" calcext:value-type="float">
            <text:p>0,000048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363" calcext:value-type="float">
            <text:p>0,000061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704" calcext:value-type="float">
            <text:p>0,0000717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951" calcext:value-type="float">
            <text:p>0,000042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137" calcext:value-type="float">
            <text:p>0,0000401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107" calcext:value-type="float">
            <text:p>0,0000361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208" calcext:value-type="float">
            <text:p>0,0000412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7" calcext:value-type="float">
            <text:p>0,000000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483" calcext:value-type="float">
            <text:p>0,000065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455" calcext:value-type="float">
            <text:p>0,000057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758" calcext:value-type="float">
            <text:p>0,0000467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9" calcext:value-type="float">
            <text:p>0,0000000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633" calcext:value-type="float">
            <text:p>0,0000576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987" calcext:value-type="float">
            <text:p>0,0000419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606" calcext:value-type="float">
            <text:p>0,000040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218" calcext:value-type="float">
            <text:p>0,0000512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426" calcext:value-type="float">
            <text:p>0,0000364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038" calcext:value-type="float">
            <text:p>0,0000420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924" calcext:value-type="float">
            <text:p>0,000031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806" calcext:value-type="float">
            <text:p>0,0001018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066" calcext:value-type="float">
            <text:p>0,0000370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343" calcext:value-type="float">
            <text:p>0,000035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327" calcext:value-type="float">
            <text:p>0,000046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676" calcext:value-type="float">
            <text:p>0,000028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76" calcext:value-type="float">
            <text:p>0,0000000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345" calcext:value-type="float">
            <text:p>0,0000673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944" calcext:value-type="float">
            <text:p>0,000060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967" calcext:value-type="float">
            <text:p>0,000047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449" calcext:value-type="float">
            <text:p>0,0000794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016" calcext:value-type="float">
            <text:p>0,0000600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4972" calcext:value-type="float">
            <text:p>0,0002449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597" calcext:value-type="float">
            <text:p>0,000057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001" calcext:value-type="float">
            <text:p>0,0000480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846" calcext:value-type="float">
            <text:p>0,0000498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79" calcext:value-type="float">
            <text:p>0,000088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379" calcext:value-type="float">
            <text:p>0,000065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692" calcext:value-type="float">
            <text:p>0,000056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889" calcext:value-type="float">
            <text:p>0,0000738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469" calcext:value-type="float">
            <text:p>0,000062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576" calcext:value-type="float">
            <text:p>0,0000795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72" calcext:value-type="float">
            <text:p>0,000000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0528" calcext:value-type="float">
            <text:p>0,0001205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0902" calcext:value-type="float">
            <text:p>0,000110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2282" calcext:value-type="float">
            <text:p>0,0001722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88" calcext:value-type="float">
            <text:p>0,0000000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6935" calcext:value-type="float">
            <text:p>0,000126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8237" calcext:value-type="float">
            <text:p>0,000138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1779" calcext:value-type="float">
            <text:p>0,000101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6092" calcext:value-type="float">
            <text:p>0,000096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8102" calcext:value-type="float">
            <text:p>0,0000881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013" calcext:value-type="float">
            <text:p>0,0000670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8217" calcext:value-type="float">
            <text:p>0,0000882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8617" calcext:value-type="float">
            <text:p>0,0000786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911" calcext:value-type="float">
            <text:p>0,000057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063" calcext:value-type="float">
            <text:p>0,00025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5311" calcext:value-type="float">
            <text:p>0,000205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6577" calcext:value-type="float">
            <text:p>0,0001265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8639" calcext:value-type="float">
            <text:p>0,0000886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7675" calcext:value-type="float">
            <text:p>0,0001776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151" calcext:value-type="float">
            <text:p>0,000077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4121" calcext:value-type="float">
            <text:p>0,000094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603" calcext:value-type="float">
            <text:p>0,000069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411" calcext:value-type="float">
            <text:p>0,0000664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" calcext:value-type="float">
            <text:p>0,00000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998" calcext:value-type="float">
            <text:p>0,000071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091" calcext:value-type="float">
            <text:p>0,000067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926" calcext:value-type="float">
            <text:p>0,000090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4" calcext:value-type="float">
            <text:p>0,000000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3" calcext:value-type="float">
            <text:p>0,0000000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9718" calcext:value-type="float">
            <text:p>0,000119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3438" calcext:value-type="float">
            <text:p>0,000103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589" calcext:value-type="float">
            <text:p>0,000074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681" calcext:value-type="float">
            <text:p>0,000063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62" calcext:value-type="float">
            <text:p>0,000060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6803" calcext:value-type="float">
            <text:p>0,0001468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112" calcext:value-type="float">
            <text:p>0,000073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7018" calcext:value-type="float">
            <text:p>0,000197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7782" calcext:value-type="float">
            <text:p>0,0001977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906" calcext:value-type="float">
            <text:p>0,0000679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1972" calcext:value-type="float">
            <text:p>0,000151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167" calcext:value-type="float">
            <text:p>0,000061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0405" calcext:value-type="float">
            <text:p>0,0001204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1431" calcext:value-type="float">
            <text:p>0,000131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064" calcext:value-type="float">
            <text:p>0,0000770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4459" calcext:value-type="float">
            <text:p>0,000094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333" calcext:value-type="float">
            <text:p>0,000084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5843" calcext:value-type="float">
            <text:p>0,0001558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8605" calcext:value-type="float">
            <text:p>0,0003886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5328" calcext:value-type="float">
            <text:p>0,0000953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529" calcext:value-type="float">
            <text:p>0,00011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7" calcext:value-type="float">
            <text:p>0,000000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7767" calcext:value-type="float">
            <text:p>0,0001277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1213" calcext:value-type="float">
            <text:p>0,000131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117" calcext:value-type="float">
            <text:p>0,0000661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6333" calcext:value-type="float">
            <text:p>0,000086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763" calcext:value-type="float">
            <text:p>0,000083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826" calcext:value-type="float">
            <text:p>0,0000608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4842" calcext:value-type="float">
            <text:p>0,0001048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2696" calcext:value-type="float">
            <text:p>0,0000926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266" calcext:value-type="float">
            <text:p>0,0001622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139" calcext:value-type="float">
            <text:p>0,0000001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5181" calcext:value-type="float">
            <text:p>0,000165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1371" calcext:value-type="float">
            <text:p>0,0002413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5133" calcext:value-type="float">
            <text:p>0,0001451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3538" calcext:value-type="float">
            <text:p>0,000103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8485" calcext:value-type="float">
            <text:p>0,0001084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3616" calcext:value-type="float">
            <text:p>0,000163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5857" calcext:value-type="float">
            <text:p>0,000255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573" calcext:value-type="float">
            <text:p>0,000084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9731" calcext:value-type="float">
            <text:p>0,000089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448" calcext:value-type="float">
            <text:p>0,0000834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5357" calcext:value-type="float">
            <text:p>0,000145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5064" calcext:value-type="float">
            <text:p>0,0001150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3348" calcext:value-type="float">
            <text:p>0,0001033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1801" calcext:value-type="float">
            <text:p>0,000221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561" calcext:value-type="float">
            <text:p>0,0000715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2913" calcext:value-type="float">
            <text:p>0,0005029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5308" calcext:value-type="float">
            <text:p>0,0001853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926" calcext:value-type="float">
            <text:p>0,000067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9573" calcext:value-type="float">
            <text:p>0,000109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95" calcext:value-type="float">
            <text:p>0,00008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448" calcext:value-type="float">
            <text:p>0,000083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1253" calcext:value-type="float">
            <text:p>0,0002412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6992" calcext:value-type="float">
            <text:p>0,000206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2993" calcext:value-type="float">
            <text:p>0,000102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8836" calcext:value-type="float">
            <text:p>0,0001188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0782" calcext:value-type="float">
            <text:p>0,0001107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2804" calcext:value-type="float">
            <text:p>0,000092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4254" calcext:value-type="float">
            <text:p>0,0000942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17" calcext:value-type="float">
            <text:p>0,00009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0336" calcext:value-type="float">
            <text:p>0,000200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427" calcext:value-type="float">
            <text:p>0,000084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197" calcext:value-type="float">
            <text:p>0,0001621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0734" calcext:value-type="float">
            <text:p>0,000150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729" calcext:value-type="float">
            <text:p>0,000087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7713" calcext:value-type="float">
            <text:p>0,0001477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785" calcext:value-type="float">
            <text:p>0,0000767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7619" calcext:value-type="float">
            <text:p>0,000187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7499" calcext:value-type="float">
            <text:p>0,000257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4448" calcext:value-type="float">
            <text:p>0,000064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118" calcext:value-type="float">
            <text:p>0,0000001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2118" calcext:value-type="float">
            <text:p>0,0001321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6701" calcext:value-type="float">
            <text:p>0,0001567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2054" calcext:value-type="float">
            <text:p>0,000132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4" calcext:value-type="float">
            <text:p>0,000000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7173" calcext:value-type="float">
            <text:p>0,000137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575" calcext:value-type="float">
            <text:p>0,0001075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0545" calcext:value-type="float">
            <text:p>0,0001105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9" calcext:value-type="float">
            <text:p>0,0000000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5359" calcext:value-type="float">
            <text:p>0,000125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4038" calcext:value-type="float">
            <text:p>0,0001340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722" calcext:value-type="float">
            <text:p>0,00013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4" calcext:value-type="float">
            <text:p>0,0000000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3248" calcext:value-type="float">
            <text:p>0,000223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0521" calcext:value-type="float">
            <text:p>0,000080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828" calcext:value-type="float">
            <text:p>0,0000598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121" calcext:value-type="float">
            <text:p>0,0000001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8006" calcext:value-type="float">
            <text:p>0,0001480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637" calcext:value-type="float">
            <text:p>0,0000636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7411" calcext:value-type="float">
            <text:p>0,0003574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7" calcext:value-type="float">
            <text:p>0,000000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8811" calcext:value-type="float">
            <text:p>0,000168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9147" calcext:value-type="float">
            <text:p>0,000159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1355" calcext:value-type="float">
            <text:p>0,0002913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9081" calcext:value-type="float">
            <text:p>0,0000890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8273" calcext:value-type="float">
            <text:p>0,000518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0184" calcext:value-type="float">
            <text:p>0,000120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5172" calcext:value-type="float">
            <text:p>0,0002051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5313" calcext:value-type="float">
            <text:p>0,000095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295" calcext:value-type="float">
            <text:p>0,000083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74" calcext:value-type="float">
            <text:p>0,00018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8508" calcext:value-type="float">
            <text:p>0,000118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9987" calcext:value-type="float">
            <text:p>0,0002299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3498" calcext:value-type="float">
            <text:p>0,000123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1509" calcext:value-type="float">
            <text:p>0,000151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8446" calcext:value-type="float">
            <text:p>0,000418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0822" calcext:value-type="float">
            <text:p>0,0001108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6003" calcext:value-type="float">
            <text:p>0,000086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117" calcext:value-type="float">
            <text:p>0,0000741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1855" calcext:value-type="float">
            <text:p>0,0003018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0551" calcext:value-type="float">
            <text:p>0,0002105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2965" calcext:value-type="float">
            <text:p>0,0001129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1666" calcext:value-type="float">
            <text:p>0,000171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451" calcext:value-type="float">
            <text:p>0,000077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579" calcext:value-type="float">
            <text:p>0,00014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2119" calcext:value-type="float">
            <text:p>0,000362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1138" calcext:value-type="float">
            <text:p>0,0001011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126" calcext:value-type="float">
            <text:p>0,0000791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5274" calcext:value-type="float">
            <text:p>0,000125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6719" calcext:value-type="float">
            <text:p>0,000086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0274" calcext:value-type="float">
            <text:p>0,0001002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225" calcext:value-type="float">
            <text:p>0,0000002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4864" calcext:value-type="float">
            <text:p>0,0000648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5995" calcext:value-type="float">
            <text:p>0,000095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4912" calcext:value-type="float">
            <text:p>0,0001049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86" calcext:value-type="float">
            <text:p>0,0000000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784" calcext:value-type="float">
            <text:p>0,0000907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5922" calcext:value-type="float">
            <text:p>0,000095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5483" calcext:value-type="float">
            <text:p>0,000205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0537" calcext:value-type="float">
            <text:p>0,000110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908" calcext:value-type="float">
            <text:p>0,000107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5574" calcext:value-type="float">
            <text:p>0,0001355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3638" calcext:value-type="float">
            <text:p>0,000263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5801" calcext:value-type="float">
            <text:p>0,000105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7616" calcext:value-type="float">
            <text:p>0,000387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101" calcext:value-type="float">
            <text:p>0,0000001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1571" calcext:value-type="float">
            <text:p>0,000141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9946" calcext:value-type="float">
            <text:p>0,0001799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5207" calcext:value-type="float">
            <text:p>0,0001452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84" calcext:value-type="float">
            <text:p>0,0000000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616" calcext:value-type="float">
            <text:p>0,000156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45" calcext:value-type="float">
            <text:p>0,0001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0627" calcext:value-type="float">
            <text:p>0,0001606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8" calcext:value-type="float">
            <text:p>0,000000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78" calcext:value-type="float">
            <text:p>0,0000000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4126" calcext:value-type="float">
            <text:p>0,000594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6775" calcext:value-type="float">
            <text:p>0,000226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8145" calcext:value-type="float">
            <text:p>0,0001081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2" calcext:value-type="float">
            <text:p>0,000000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8531" calcext:value-type="float">
            <text:p>0,000128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7614" calcext:value-type="float">
            <text:p>0,000227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565" calcext:value-type="float">
            <text:p>0,000095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1612" calcext:value-type="float">
            <text:p>0,000181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922" calcext:value-type="float">
            <text:p>0,000107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4981" calcext:value-type="float">
            <text:p>0,000104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6" calcext:value-type="float">
            <text:p>0,0000000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896" calcext:value-type="float">
            <text:p>0,00018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177" calcext:value-type="float">
            <text:p>0,000341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887" calcext:value-type="float">
            <text:p>0,00009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24" calcext:value-type="float">
            <text:p>0,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104" calcext:value-type="float">
            <text:p>0,0000001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5474" calcext:value-type="float">
            <text:p>0,0002654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9291" calcext:value-type="float">
            <text:p>0,000309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9219" calcext:value-type="float">
            <text:p>0,000129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7408" calcext:value-type="float">
            <text:p>0,0001274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971" calcext:value-type="float">
            <text:p>0,00020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1928" calcext:value-type="float">
            <text:p>0,0002119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007" calcext:value-type="float">
            <text:p>0,0000710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5206" calcext:value-type="float">
            <text:p>0,000095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978" calcext:value-type="float">
            <text:p>0,000062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323" calcext:value-type="float">
            <text:p>0,0000813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2291" calcext:value-type="float">
            <text:p>0,000092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6546" calcext:value-type="float">
            <text:p>0,000086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533" calcext:value-type="float">
            <text:p>0,000081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338" calcext:value-type="float">
            <text:p>0,0000813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4775" calcext:value-type="float">
            <text:p>0,000104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532" calcext:value-type="float">
            <text:p>0,00007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618" calcext:value-type="float">
            <text:p>0,0000576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629" calcext:value-type="float">
            <text:p>0,000077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225" calcext:value-type="float">
            <text:p>0,0000792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2194" calcext:value-type="float">
            <text:p>0,0001321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567" calcext:value-type="float">
            <text:p>0,0000705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8231" calcext:value-type="float">
            <text:p>0,000178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9695" calcext:value-type="float">
            <text:p>0,000099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986" calcext:value-type="float">
            <text:p>0,0000599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7" calcext:value-type="float">
            <text:p>0,000000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0293" calcext:value-type="float">
            <text:p>0,0001102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4254" calcext:value-type="float">
            <text:p>0,000104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8536" calcext:value-type="float">
            <text:p>0,000078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5532" calcext:value-type="float">
            <text:p>0,000085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491" calcext:value-type="float">
            <text:p>0,000062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543" calcext:value-type="float">
            <text:p>0,0000675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725" calcext:value-type="float">
            <text:p>0,0000797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34" calcext:value-type="float">
            <text:p>0,000079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429" calcext:value-type="float">
            <text:p>0,0000554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5001" calcext:value-type="float">
            <text:p>0,000195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329" calcext:value-type="float">
            <text:p>0,000082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085" calcext:value-type="float">
            <text:p>0,000065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574" calcext:value-type="float">
            <text:p>0,000083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047" calcext:value-type="float">
            <text:p>0,000062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109" calcext:value-type="float">
            <text:p>0,0000721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77" calcext:value-type="float">
            <text:p>0,0000000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2" calcext:value-type="float">
            <text:p>0,0000000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2287" calcext:value-type="float">
            <text:p>0,0001222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01" calcext:value-type="float">
            <text:p>0,00007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1372" calcext:value-type="float">
            <text:p>0,000101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54" calcext:value-type="float">
            <text:p>0,000083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1044" calcext:value-type="float">
            <text:p>0,000091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8313" calcext:value-type="float">
            <text:p>0,000078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527" calcext:value-type="float">
            <text:p>0,00008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0673" calcext:value-type="float">
            <text:p>0,000080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6007" calcext:value-type="float">
            <text:p>0,0001160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083" calcext:value-type="float">
            <text:p>0,0000620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881" calcext:value-type="float">
            <text:p>0,0000848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4875" calcext:value-type="float">
            <text:p>0,000064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973" calcext:value-type="float">
            <text:p>0,000063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513" calcext:value-type="float">
            <text:p>0,0000795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949" calcext:value-type="float">
            <text:p>0,0000619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923" calcext:value-type="float">
            <text:p>0,000083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6648" calcext:value-type="float">
            <text:p>0,0001466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47" calcext:value-type="float">
            <text:p>0,000062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905" calcext:value-type="float">
            <text:p>0,0000689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7381" calcext:value-type="float">
            <text:p>0,0001173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004" calcext:value-type="float">
            <text:p>0,0000760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748" calcext:value-type="float">
            <text:p>0,0000817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841" calcext:value-type="float">
            <text:p>0,0000818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293" calcext:value-type="float">
            <text:p>0,000056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9573" calcext:value-type="float">
            <text:p>0,000109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148" calcext:value-type="float">
            <text:p>0,000083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465" calcext:value-type="float">
            <text:p>0,0000694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8135" calcext:value-type="float">
            <text:p>0,000098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0375" calcext:value-type="float">
            <text:p>0,000080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55" calcext:value-type="float">
            <text:p>0,000073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7874" calcext:value-type="float">
            <text:p>0,0001478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245" calcext:value-type="float">
            <text:p>0,000065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653" calcext:value-type="float">
            <text:p>0,000059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8027" calcext:value-type="float">
            <text:p>0,000088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494" calcext:value-type="float">
            <text:p>0,0000594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9286" calcext:value-type="float">
            <text:p>0,0000892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2809" calcext:value-type="float">
            <text:p>0,000122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811" calcext:value-type="float">
            <text:p>0,000071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7057" calcext:value-type="float">
            <text:p>0,0000970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09" calcext:value-type="float">
            <text:p>0,00008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155" calcext:value-type="float">
            <text:p>0,000057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52" calcext:value-type="float">
            <text:p>0,000084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43" calcext:value-type="float">
            <text:p>0,00006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4571" calcext:value-type="float">
            <text:p>0,000104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733" calcext:value-type="float">
            <text:p>0,0000817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55" calcext:value-type="float">
            <text:p>0,00009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778" calcext:value-type="float">
            <text:p>0,0000637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6761" calcext:value-type="float">
            <text:p>0,0001167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904" calcext:value-type="float">
            <text:p>0,0000799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9053" calcext:value-type="float">
            <text:p>0,0001190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03" calcext:value-type="float">
            <text:p>0,00008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2047" calcext:value-type="float">
            <text:p>0,000112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1659" calcext:value-type="float">
            <text:p>0,000101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142" calcext:value-type="float">
            <text:p>0,000060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5719" calcext:value-type="float">
            <text:p>0,000115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8421" calcext:value-type="float">
            <text:p>0,0001084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284" calcext:value-type="float">
            <text:p>0,0000622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" calcext:value-type="float">
            <text:p>0,00000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102" calcext:value-type="float">
            <text:p>0,000070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775" calcext:value-type="float">
            <text:p>0,000071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828" calcext:value-type="float">
            <text:p>0,0000608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985" calcext:value-type="float">
            <text:p>0,0000739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477" calcext:value-type="float">
            <text:p>0,000061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534" calcext:value-type="float">
            <text:p>0,0000555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252" calcext:value-type="float">
            <text:p>0,0000652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72" calcext:value-type="float">
            <text:p>0,00008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313" calcext:value-type="float">
            <text:p>0,000056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4594" calcext:value-type="float">
            <text:p>0,0000645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9167" calcext:value-type="float">
            <text:p>0,0000991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261" calcext:value-type="float">
            <text:p>0,000068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73" calcext:value-type="float">
            <text:p>0,0000000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945" calcext:value-type="float">
            <text:p>0,000063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248" calcext:value-type="float">
            <text:p>0,000082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291" calcext:value-type="float">
            <text:p>0,000056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098" calcext:value-type="float">
            <text:p>0,0000730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129" calcext:value-type="float">
            <text:p>0,0000691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508" calcext:value-type="float">
            <text:p>0,000054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391" calcext:value-type="float">
            <text:p>0,000067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012" calcext:value-type="float">
            <text:p>0,000066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0173" calcext:value-type="float">
            <text:p>0,000120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6" calcext:value-type="float">
            <text:p>0,0000000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7185" calcext:value-type="float">
            <text:p>0,0001271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757" calcext:value-type="float">
            <text:p>0,0000847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166" calcext:value-type="float">
            <text:p>0,000058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0902" calcext:value-type="float">
            <text:p>0,0001009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451" calcext:value-type="float">
            <text:p>0,000061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841" calcext:value-type="float">
            <text:p>0,000056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948" calcext:value-type="float">
            <text:p>0,000099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4785" calcext:value-type="float">
            <text:p>0,000064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792" calcext:value-type="float">
            <text:p>0,0000697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04" calcext:value-type="float">
            <text:p>0,000066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642" calcext:value-type="float">
            <text:p>0,0000596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0311" calcext:value-type="float">
            <text:p>0,000080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335" calcext:value-type="float">
            <text:p>0,0001233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5177" calcext:value-type="float">
            <text:p>0,0001551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173" calcext:value-type="float">
            <text:p>0,000102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288" calcext:value-type="float">
            <text:p>0,000142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927" calcext:value-type="float">
            <text:p>0,0001269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1718" calcext:value-type="float">
            <text:p>0,0001717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9421" calcext:value-type="float">
            <text:p>0,000139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072" calcext:value-type="float">
            <text:p>0,0001180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4527" calcext:value-type="float">
            <text:p>0,0001845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536" calcext:value-type="float">
            <text:p>0,000118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9826" calcext:value-type="float">
            <text:p>0,000179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7067" calcext:value-type="float">
            <text:p>0,0001670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0562" calcext:value-type="float">
            <text:p>0,000130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7668" calcext:value-type="float">
            <text:p>0,000147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613" calcext:value-type="float">
            <text:p>0,000102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7905" calcext:value-type="float">
            <text:p>0,0001679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8758" calcext:value-type="float">
            <text:p>0,0001587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572" calcext:value-type="float">
            <text:p>0,0001065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3399" calcext:value-type="float">
            <text:p>0,000173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573" calcext:value-type="float">
            <text:p>0,000111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517" calcext:value-type="float">
            <text:p>0,000123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3542" calcext:value-type="float">
            <text:p>0,0003335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862" calcext:value-type="float">
            <text:p>0,0001228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057" calcext:value-type="float">
            <text:p>0,0000990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9619" calcext:value-type="float">
            <text:p>0,000149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5885" calcext:value-type="float">
            <text:p>0,0001158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8366" calcext:value-type="float">
            <text:p>0,000098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0756" calcext:value-type="float">
            <text:p>0,000190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522" calcext:value-type="float">
            <text:p>0,0001185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474" calcext:value-type="float">
            <text:p>0,000102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528" calcext:value-type="float">
            <text:p>0,0001095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323" calcext:value-type="float">
            <text:p>0,0001063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1279" calcext:value-type="float">
            <text:p>0,000131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119" calcext:value-type="float">
            <text:p>0,000126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694" calcext:value-type="float">
            <text:p>0,000126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9244" calcext:value-type="float">
            <text:p>0,0001292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7982" calcext:value-type="float">
            <text:p>0,0001179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732" calcext:value-type="float">
            <text:p>0,000118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4434" calcext:value-type="float">
            <text:p>0,000154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3824" calcext:value-type="float">
            <text:p>0,0002038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3709" calcext:value-type="float">
            <text:p>0,000113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3346" calcext:value-type="float">
            <text:p>0,000153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195" calcext:value-type="float">
            <text:p>0,0001421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6667" calcext:value-type="float">
            <text:p>0,0001166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5913" calcext:value-type="float">
            <text:p>0,0001559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861" calcext:value-type="float">
            <text:p>0,000137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2447" calcext:value-type="float">
            <text:p>0,0001324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2268" calcext:value-type="float">
            <text:p>0,0001822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0101" calcext:value-type="float">
            <text:p>0,0001101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8594" calcext:value-type="float">
            <text:p>0,000148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838" calcext:value-type="float">
            <text:p>0,000105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731" calcext:value-type="float">
            <text:p>0,00014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749" calcext:value-type="float">
            <text:p>0,0001427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755" calcext:value-type="float">
            <text:p>0,000121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245" calcext:value-type="float">
            <text:p>0,0001422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399" calcext:value-type="float">
            <text:p>0,000153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758" calcext:value-type="float">
            <text:p>0,0000997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1493" calcext:value-type="float">
            <text:p>0,000221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1063" calcext:value-type="float">
            <text:p>0,0001510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029" calcext:value-type="float">
            <text:p>0,0001070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058" calcext:value-type="float">
            <text:p>0,000170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0743" calcext:value-type="float">
            <text:p>0,000130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081" calcext:value-type="float">
            <text:p>0,000130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723" calcext:value-type="float">
            <text:p>0,0001117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571" calcext:value-type="float">
            <text:p>0,000105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7864" calcext:value-type="float">
            <text:p>0,000117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6607" calcext:value-type="float">
            <text:p>0,000146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1" calcext:value-type="float">
            <text:p>0,00012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052" calcext:value-type="float">
            <text:p>0,0001260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9136" calcext:value-type="float">
            <text:p>0,0001491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9502" calcext:value-type="float">
            <text:p>0,0001295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583" calcext:value-type="float">
            <text:p>0,0001005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0029" calcext:value-type="float">
            <text:p>0,0001100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591" calcext:value-type="float">
            <text:p>0,00012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526" calcext:value-type="float">
            <text:p>0,000109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5616" calcext:value-type="float">
            <text:p>0,0002556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3698" calcext:value-type="float">
            <text:p>0,000183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0838" calcext:value-type="float">
            <text:p>0,000180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4" calcext:value-type="float">
            <text:p>0,000000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7892" calcext:value-type="float">
            <text:p>0,000197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4975" calcext:value-type="float">
            <text:p>0,000214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811" calcext:value-type="float">
            <text:p>0,00016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883" calcext:value-type="float">
            <text:p>0,000120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722" calcext:value-type="float">
            <text:p>0,000126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774" calcext:value-type="float">
            <text:p>0,000118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9" calcext:value-type="float">
            <text:p>0,0000000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0686" calcext:value-type="float">
            <text:p>0,000160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1148" calcext:value-type="float">
            <text:p>0,000151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236" calcext:value-type="float">
            <text:p>0,000123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4211" calcext:value-type="float">
            <text:p>0,000204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424" calcext:value-type="float">
            <text:p>0,0001214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6561" calcext:value-type="float">
            <text:p>0,0001165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954" calcext:value-type="float">
            <text:p>0,0001269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294" calcext:value-type="float">
            <text:p>0,0001052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1295" calcext:value-type="float">
            <text:p>0,000131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6514" calcext:value-type="float">
            <text:p>0,0001165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0778" calcext:value-type="float">
            <text:p>0,0001307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9" calcext:value-type="float">
            <text:p>0,00010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458" calcext:value-type="float">
            <text:p>0,000118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5024" calcext:value-type="float">
            <text:p>0,000155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838" calcext:value-type="float">
            <text:p>0,000099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2303" calcext:value-type="float">
            <text:p>0,000112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2474" calcext:value-type="float">
            <text:p>0,000112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144" calcext:value-type="float">
            <text:p>0,000102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0855" calcext:value-type="float">
            <text:p>0,0001108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953" calcext:value-type="float">
            <text:p>0,0001279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1441" calcext:value-type="float">
            <text:p>0,0001714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113" calcext:value-type="float">
            <text:p>0,0000001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8498" calcext:value-type="float">
            <text:p>0,000148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999" calcext:value-type="float">
            <text:p>0,0001079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6858" calcext:value-type="float">
            <text:p>0,0001368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7481" calcext:value-type="float">
            <text:p>0,0001974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8845" calcext:value-type="float">
            <text:p>0,0001488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5681" calcext:value-type="float">
            <text:p>0,0001256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1858" calcext:value-type="float">
            <text:p>0,000171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0412" calcext:value-type="float">
            <text:p>0,0001104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573" calcext:value-type="float">
            <text:p>0,0001025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3025" calcext:value-type="float">
            <text:p>0,0001730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9534" calcext:value-type="float">
            <text:p>0,000119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3221" calcext:value-type="float">
            <text:p>0,000163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802" calcext:value-type="float">
            <text:p>0,0001208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004" calcext:value-type="float">
            <text:p>0,0001270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5847" calcext:value-type="float">
            <text:p>0,000125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532" calcext:value-type="float">
            <text:p>0,000127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698" calcext:value-type="float">
            <text:p>0,000126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6765" calcext:value-type="float">
            <text:p>0,000136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0807" calcext:value-type="float">
            <text:p>0,000110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5602" calcext:value-type="float">
            <text:p>0,001256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9848" calcext:value-type="float">
            <text:p>0,000159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296" calcext:value-type="float">
            <text:p>0,000120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0097" calcext:value-type="float">
            <text:p>0,0002100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9658" calcext:value-type="float">
            <text:p>0,0001596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9056" calcext:value-type="float">
            <text:p>0,000179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9507" calcext:value-type="float">
            <text:p>0,0001295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588" calcext:value-type="float">
            <text:p>0,0001145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5167" calcext:value-type="float">
            <text:p>0,0001451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0464" calcext:value-type="float">
            <text:p>0,000130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319" calcext:value-type="float">
            <text:p>0,0001023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9672" calcext:value-type="float">
            <text:p>0,000149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154" calcext:value-type="float">
            <text:p>0,000107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2409" calcext:value-type="float">
            <text:p>0,000152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2162" calcext:value-type="float">
            <text:p>0,000172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5435" calcext:value-type="float">
            <text:p>0,000165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2863" calcext:value-type="float">
            <text:p>0,000132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5316" calcext:value-type="float">
            <text:p>0,0001853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1728" calcext:value-type="float">
            <text:p>0,000151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8118" calcext:value-type="float">
            <text:p>0,000178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7128" calcext:value-type="float">
            <text:p>0,000157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7814" calcext:value-type="float">
            <text:p>0,0001678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0794" calcext:value-type="float">
            <text:p>0,000180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0701" calcext:value-type="float">
            <text:p>0,000210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429" calcext:value-type="float">
            <text:p>0,0001224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6963" calcext:value-type="float">
            <text:p>0,000166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281" calcext:value-type="float">
            <text:p>0,000111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8312" calcext:value-type="float">
            <text:p>0,0001683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302" calcext:value-type="float">
            <text:p>0,0001183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882" calcext:value-type="float">
            <text:p>0,0001118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688" calcext:value-type="float">
            <text:p>0,00015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9424" calcext:value-type="float">
            <text:p>0,0001294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7126" calcext:value-type="float">
            <text:p>0,000177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871" calcext:value-type="float">
            <text:p>0,0001098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5707" calcext:value-type="float">
            <text:p>0,0001357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9" calcext:value-type="float">
            <text:p>0,00012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798" calcext:value-type="float">
            <text:p>0,0001077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7477" calcext:value-type="float">
            <text:p>0,000227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8" calcext:value-type="float">
            <text:p>0,0000000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0971" calcext:value-type="float">
            <text:p>0,0002009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2146" calcext:value-type="float">
            <text:p>0,0001521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869" calcext:value-type="float">
            <text:p>0,0001018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69" calcext:value-type="float">
            <text:p>0,0000000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7787" calcext:value-type="float">
            <text:p>0,000197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5828" calcext:value-type="float">
            <text:p>0,0001958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2254" calcext:value-type="float">
            <text:p>0,000172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0652" calcext:value-type="float">
            <text:p>0,0002506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8829" calcext:value-type="float">
            <text:p>0,000178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7248" calcext:value-type="float">
            <text:p>0,0001672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7926" calcext:value-type="float">
            <text:p>0,0001779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905" calcext:value-type="float">
            <text:p>0,000119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7128" calcext:value-type="float">
            <text:p>0,0001171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9401" calcext:value-type="float">
            <text:p>0,000219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9635" calcext:value-type="float">
            <text:p>0,0001896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2448" calcext:value-type="float">
            <text:p>0,000132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3025" calcext:value-type="float">
            <text:p>0,0001530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2672" calcext:value-type="float">
            <text:p>0,000132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458" calcext:value-type="float">
            <text:p>0,000127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7117" calcext:value-type="float">
            <text:p>0,0001471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522" calcext:value-type="float">
            <text:p>0,0001235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8943" calcext:value-type="float">
            <text:p>0,000228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3444" calcext:value-type="float">
            <text:p>0,000173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7022" calcext:value-type="float">
            <text:p>0,0001770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201" calcext:value-type="float">
            <text:p>0,0001042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688" calcext:value-type="float">
            <text:p>0,000120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035" calcext:value-type="float">
            <text:p>0,000160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2122" calcext:value-type="float">
            <text:p>0,0001121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9681" calcext:value-type="float">
            <text:p>0,000229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0563" calcext:value-type="float">
            <text:p>0,0001405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9263" calcext:value-type="float">
            <text:p>0,000129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4643" calcext:value-type="float">
            <text:p>0,000124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5341" calcext:value-type="float">
            <text:p>0,0001153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565" calcext:value-type="float">
            <text:p>0,0000995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3675" calcext:value-type="float">
            <text:p>0,000113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109" calcext:value-type="float">
            <text:p>0,000142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086" calcext:value-type="float">
            <text:p>0,0001000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8301" calcext:value-type="float">
            <text:p>0,000128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085" calcext:value-type="float">
            <text:p>0,000114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6231" calcext:value-type="float">
            <text:p>0,000166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1667" calcext:value-type="float">
            <text:p>0,000131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164" calcext:value-type="float">
            <text:p>0,000105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424" calcext:value-type="float">
            <text:p>0,0001274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5349" calcext:value-type="float">
            <text:p>0,000135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0753" calcext:value-type="float">
            <text:p>0,000340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1926" calcext:value-type="float">
            <text:p>0,000161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2324" calcext:value-type="float">
            <text:p>0,000182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179" calcext:value-type="float">
            <text:p>0,00013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0576" calcext:value-type="float">
            <text:p>0,0001105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262" calcext:value-type="float">
            <text:p>0,0000002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9143" calcext:value-type="float">
            <text:p>0,000119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9667" calcext:value-type="float">
            <text:p>0,0001296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4627" calcext:value-type="float">
            <text:p>0,0001246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454" calcext:value-type="float">
            <text:p>0,00014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709" calcext:value-type="float">
            <text:p>0,000143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046" calcext:value-type="float">
            <text:p>0,000180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0975" calcext:value-type="float">
            <text:p>0,000150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7937" calcext:value-type="float">
            <text:p>0,000117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9144" calcext:value-type="float">
            <text:p>0,000189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5955" calcext:value-type="float">
            <text:p>0,000155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603" calcext:value-type="float">
            <text:p>0,000105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3888" calcext:value-type="float">
            <text:p>0,000173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829" calcext:value-type="float">
            <text:p>0,000148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2379" calcext:value-type="float">
            <text:p>0,000152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56" calcext:value-type="float">
            <text:p>0,00014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898" calcext:value-type="float">
            <text:p>0,0001118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4986" calcext:value-type="float">
            <text:p>0,0001749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734" calcext:value-type="float">
            <text:p>0,000118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6538" calcext:value-type="float">
            <text:p>0,000186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6502" calcext:value-type="float">
            <text:p>0,0001565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078" calcext:value-type="float">
            <text:p>0,000106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5" calcext:value-type="float">
            <text:p>0,0001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278" calcext:value-type="float">
            <text:p>0,000123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9732" calcext:value-type="float">
            <text:p>0,0001497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323" calcext:value-type="float">
            <text:p>0,0001263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785" calcext:value-type="float">
            <text:p>0,000104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7437" calcext:value-type="float">
            <text:p>0,000117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3642" calcext:value-type="float">
            <text:p>0,0001336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428" calcext:value-type="float">
            <text:p>0,0001214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823" calcext:value-type="float">
            <text:p>0,000118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7" calcext:value-type="float">
            <text:p>0,000000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953" calcext:value-type="float">
            <text:p>0,000123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953" calcext:value-type="float">
            <text:p>0,0001229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42" calcext:value-type="float">
            <text:p>0,00012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387" calcext:value-type="float">
            <text:p>0,000120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285" calcext:value-type="float">
            <text:p>0,000106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095" calcext:value-type="float">
            <text:p>0,000137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3177" calcext:value-type="float">
            <text:p>0,000153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9649" calcext:value-type="float">
            <text:p>0,000139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1734" calcext:value-type="float">
            <text:p>0,000201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248" calcext:value-type="float">
            <text:p>0,00013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308" calcext:value-type="float">
            <text:p>0,0001043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5354" calcext:value-type="float">
            <text:p>0,0001353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1297" calcext:value-type="float">
            <text:p>0,000141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523" calcext:value-type="float">
            <text:p>0,0001045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8923" calcext:value-type="float">
            <text:p>0,000218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105" calcext:value-type="float">
            <text:p>0,00013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289" calcext:value-type="float">
            <text:p>0,000107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318" calcext:value-type="float">
            <text:p>0,000100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0676" calcext:value-type="float">
            <text:p>0,000110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5018" calcext:value-type="float">
            <text:p>0,000215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964" calcext:value-type="float">
            <text:p>0,0001219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5846" calcext:value-type="float">
            <text:p>0,0001458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3872" calcext:value-type="float">
            <text:p>0,000133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601" calcext:value-type="float">
            <text:p>0,0001236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7458" calcext:value-type="float">
            <text:p>0,000167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6681" calcext:value-type="float">
            <text:p>0,0001666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931" calcext:value-type="float">
            <text:p>0,000143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353" calcext:value-type="float">
            <text:p>0,000173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3801" calcext:value-type="float">
            <text:p>0,000133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5642" calcext:value-type="float">
            <text:p>0,000125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811" calcext:value-type="float">
            <text:p>0,00016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287" calcext:value-type="float">
            <text:p>0,0001262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5512" calcext:value-type="float">
            <text:p>0,0001355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9706" calcext:value-type="float">
            <text:p>0,000169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225" calcext:value-type="float">
            <text:p>0,000142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8153" calcext:value-type="float">
            <text:p>0,0002081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9681" calcext:value-type="float">
            <text:p>0,000139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1808" calcext:value-type="float">
            <text:p>0,0001818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1346" calcext:value-type="float">
            <text:p>0,000151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4791" calcext:value-type="float">
            <text:p>0,0001247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3681" calcext:value-type="float">
            <text:p>0,0002136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2747" calcext:value-type="float">
            <text:p>0,0001127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3363" calcext:value-type="float">
            <text:p>0,000153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1138" calcext:value-type="float">
            <text:p>0,0001611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845" calcext:value-type="float">
            <text:p>0,0001378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7969" calcext:value-type="float">
            <text:p>0,000187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2687" calcext:value-type="float">
            <text:p>0,0001726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502" calcext:value-type="float">
            <text:p>0,00013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7274" calcext:value-type="float">
            <text:p>0,000217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5641" calcext:value-type="float">
            <text:p>0,000115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034" calcext:value-type="float">
            <text:p>0,0001180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3907" calcext:value-type="float">
            <text:p>0,0001739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558" calcext:value-type="float">
            <text:p>0,000126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9448" calcext:value-type="float">
            <text:p>0,000119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4698" calcext:value-type="float">
            <text:p>0,0002146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056" calcext:value-type="float">
            <text:p>0,0001260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774" calcext:value-type="float">
            <text:p>0,000121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2077" calcext:value-type="float">
            <text:p>0,000112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9732" calcext:value-type="float">
            <text:p>0,000129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1706" calcext:value-type="float">
            <text:p>0,000161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1288" calcext:value-type="float">
            <text:p>0,000241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413" calcext:value-type="float">
            <text:p>0,000226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5495" calcext:value-type="float">
            <text:p>0,0001854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69" calcext:value-type="float">
            <text:p>0,0000000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8946" calcext:value-type="float">
            <text:p>0,0002489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5152" calcext:value-type="float">
            <text:p>0,0004851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8882" calcext:value-type="float">
            <text:p>0,000318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2393" calcext:value-type="float">
            <text:p>0,000412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0981" calcext:value-type="float">
            <text:p>0,0002009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6582" calcext:value-type="float">
            <text:p>0,000186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2137" calcext:value-type="float">
            <text:p>0,0004021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2353" calcext:value-type="float">
            <text:p>0,000232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6281" calcext:value-type="float">
            <text:p>0,0001862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787" calcext:value-type="float">
            <text:p>0,00031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024" calcext:value-type="float">
            <text:p>0,000197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5351" calcext:value-type="float">
            <text:p>0,000265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7553" calcext:value-type="float">
            <text:p>0,000207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5765" calcext:value-type="float">
            <text:p>0,000275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5821" calcext:value-type="float">
            <text:p>0,000235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6762" calcext:value-type="float">
            <text:p>0,000216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0042" calcext:value-type="float">
            <text:p>0,000220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5325" calcext:value-type="float">
            <text:p>0,000305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3631" calcext:value-type="float">
            <text:p>0,000263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841" calcext:value-type="float">
            <text:p>0,0001968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3146" calcext:value-type="float">
            <text:p>0,000323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8156" calcext:value-type="float">
            <text:p>0,0002081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2003" calcext:value-type="float">
            <text:p>0,000352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5458" calcext:value-type="float">
            <text:p>0,000265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5351" calcext:value-type="float">
            <text:p>0,000205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7098" calcext:value-type="float">
            <text:p>0,000287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816" calcext:value-type="float">
            <text:p>0,0001948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4613" calcext:value-type="float">
            <text:p>0,0002046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5238" calcext:value-type="float">
            <text:p>0,0003052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4979" calcext:value-type="float">
            <text:p>0,000184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6856" calcext:value-type="float">
            <text:p>0,0004068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8654" calcext:value-type="float">
            <text:p>0,0003186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6" calcext:value-type="float">
            <text:p>0,00022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6278" calcext:value-type="float">
            <text:p>0,0002162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6257" calcext:value-type="float">
            <text:p>0,0003762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4649" calcext:value-type="float">
            <text:p>0,000234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4945" calcext:value-type="float">
            <text:p>0,000214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2908" calcext:value-type="float">
            <text:p>0,000232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7212" calcext:value-type="float">
            <text:p>0,0003172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1194" calcext:value-type="float">
            <text:p>0,000251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777" calcext:value-type="float">
            <text:p>0,000196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4798" calcext:value-type="float">
            <text:p>0,000274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9604" calcext:value-type="float">
            <text:p>0,0002596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6858" calcext:value-type="float">
            <text:p>0,0003068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0807" calcext:value-type="float">
            <text:p>0,0002808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4892" calcext:value-type="float">
            <text:p>0,000224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7471" calcext:value-type="float">
            <text:p>0,0003674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772" calcext:value-type="float">
            <text:p>0,0001887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6778" calcext:value-type="float">
            <text:p>0,000356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0047" calcext:value-type="float">
            <text:p>0,000200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7385" calcext:value-type="float">
            <text:p>0,0002073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3199" calcext:value-type="float">
            <text:p>0,000373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28" calcext:value-type="float">
            <text:p>0,00019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0396" calcext:value-type="float">
            <text:p>0,0002303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5199" calcext:value-type="float">
            <text:p>0,000265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8112" calcext:value-type="float">
            <text:p>0,0001981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7224" calcext:value-type="float">
            <text:p>0,000257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517" calcext:value-type="float">
            <text:p>0,000205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9521" calcext:value-type="float">
            <text:p>0,000209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6183" calcext:value-type="float">
            <text:p>0,000186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5359" calcext:value-type="float">
            <text:p>0,000215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3492" calcext:value-type="float">
            <text:p>0,0003134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9796" calcext:value-type="float">
            <text:p>0,000309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0366" calcext:value-type="float">
            <text:p>0,0003303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266" calcext:value-type="float">
            <text:p>0,000372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7192" calcext:value-type="float">
            <text:p>0,0002771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7285" calcext:value-type="float">
            <text:p>0,0002472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7935" calcext:value-type="float">
            <text:p>0,000297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517" calcext:value-type="float">
            <text:p>0,00018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5803" calcext:value-type="float">
            <text:p>0,000295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8419" calcext:value-type="float">
            <text:p>0,0002884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2507" calcext:value-type="float">
            <text:p>0,0002325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132" calcext:value-type="float">
            <text:p>0,00031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5143" calcext:value-type="float">
            <text:p>0,0001951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7261" calcext:value-type="float">
            <text:p>0,000187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2379" calcext:value-type="float">
            <text:p>0,0002623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9836" calcext:value-type="float">
            <text:p>0,0002498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035" calcext:value-type="float">
            <text:p>0,00025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7321" calcext:value-type="float">
            <text:p>0,0002673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3493" calcext:value-type="float">
            <text:p>0,000293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6627" calcext:value-type="float">
            <text:p>0,0002366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8159" calcext:value-type="float">
            <text:p>0,0003181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4393" calcext:value-type="float">
            <text:p>0,0002143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1805" calcext:value-type="float">
            <text:p>0,000441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65" calcext:value-type="float">
            <text:p>0,0000000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1396" calcext:value-type="float">
            <text:p>0,000241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4752" calcext:value-type="float">
            <text:p>0,000347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6342" calcext:value-type="float">
            <text:p>0,0002763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712" calcext:value-type="float">
            <text:p>0,00024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903" calcext:value-type="float">
            <text:p>0,00029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4532" calcext:value-type="float">
            <text:p>0,000214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8005" calcext:value-type="float">
            <text:p>0,0003080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205" calcext:value-type="float">
            <text:p>0,000352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1347" calcext:value-type="float">
            <text:p>0,0003013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6149" calcext:value-type="float">
            <text:p>0,000216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853" calcext:value-type="float">
            <text:p>0,0002278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6662" calcext:value-type="float">
            <text:p>0,0001866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48344" calcext:value-type="float">
            <text:p>0,000348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332" calcext:value-type="float">
            <text:p>0,000211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3835" calcext:value-type="float">
            <text:p>0,000363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4106" calcext:value-type="float">
            <text:p>0,000244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7702" calcext:value-type="float">
            <text:p>0,000217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5805" calcext:value-type="float">
            <text:p>0,000235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762" calcext:value-type="float">
            <text:p>0,00020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1373" calcext:value-type="float">
            <text:p>0,0003113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3563" calcext:value-type="float">
            <text:p>0,000213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3376" calcext:value-type="float">
            <text:p>0,0003033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6645" calcext:value-type="float">
            <text:p>0,000246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9561" calcext:value-type="float">
            <text:p>0,0002895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3877" calcext:value-type="float">
            <text:p>0,000363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0034" calcext:value-type="float">
            <text:p>0,000240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0044" calcext:value-type="float">
            <text:p>0,0002600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3064" calcext:value-type="float">
            <text:p>0,0002230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3558" calcext:value-type="float">
            <text:p>0,000193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2654" calcext:value-type="float">
            <text:p>0,0002426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2828" calcext:value-type="float">
            <text:p>0,0002728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1743" calcext:value-type="float">
            <text:p>0,000201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9643" calcext:value-type="float">
            <text:p>0,0001996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67" calcext:value-type="float">
            <text:p>0,000000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0576" calcext:value-type="float">
            <text:p>0,000350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5342" calcext:value-type="float">
            <text:p>0,0001953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4653" calcext:value-type="float">
            <text:p>0,000304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7089" calcext:value-type="float">
            <text:p>0,000307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5798" calcext:value-type="float">
            <text:p>0,0003757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2925" calcext:value-type="float">
            <text:p>0,0003229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2977" calcext:value-type="float">
            <text:p>0,0004229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7348" calcext:value-type="float">
            <text:p>0,0004673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2994" calcext:value-type="float">
            <text:p>0,000322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163" calcext:value-type="float">
            <text:p>0,0000001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1909" calcext:value-type="float">
            <text:p>0,000361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9361" calcext:value-type="float">
            <text:p>0,0003693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783" calcext:value-type="float">
            <text:p>0,000327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7709" calcext:value-type="float">
            <text:p>0,0002177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5646" calcext:value-type="float">
            <text:p>0,000265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1251" calcext:value-type="float">
            <text:p>0,000371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3967" calcext:value-type="float">
            <text:p>0,0002839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4425" calcext:value-type="float">
            <text:p>0,0002144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42195" calcext:value-type="float">
            <text:p>0,0003421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5929" calcext:value-type="float">
            <text:p>0,0002859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1092" calcext:value-type="float">
            <text:p>0,0003110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2558" calcext:value-type="float">
            <text:p>0,000192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4015" calcext:value-type="float">
            <text:p>0,000204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051" calcext:value-type="float">
            <text:p>0,00020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6807" calcext:value-type="float">
            <text:p>0,0001868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0298" calcext:value-type="float">
            <text:p>0,0002402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0641" calcext:value-type="float">
            <text:p>0,000530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6843" calcext:value-type="float">
            <text:p>0,0003568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4981" calcext:value-type="float">
            <text:p>0,000484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45952" calcext:value-type="float">
            <text:p>0,0003459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3032" calcext:value-type="float">
            <text:p>0,000323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5872" calcext:value-type="float">
            <text:p>0,000425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6208" calcext:value-type="float">
            <text:p>0,000216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5473" calcext:value-type="float">
            <text:p>0,000235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8855" calcext:value-type="float">
            <text:p>0,0003988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0498" calcext:value-type="float">
            <text:p>0,0004004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6907" calcext:value-type="float">
            <text:p>0,000396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9911" calcext:value-type="float">
            <text:p>0,0002199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4366" calcext:value-type="float">
            <text:p>0,000214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9774" calcext:value-type="float">
            <text:p>0,000259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8051" calcext:value-type="float">
            <text:p>0,0002180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8077" calcext:value-type="float">
            <text:p>0,000258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8073" calcext:value-type="float">
            <text:p>0,0002380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4204" calcext:value-type="float">
            <text:p>0,000334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9617" calcext:value-type="float">
            <text:p>0,0002296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5559" calcext:value-type="float">
            <text:p>0,0002155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2486" calcext:value-type="float">
            <text:p>0,000402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594" calcext:value-type="float">
            <text:p>0,000196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2497" calcext:value-type="float">
            <text:p>0,000382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3954" calcext:value-type="float">
            <text:p>0,0002139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5492" calcext:value-type="float">
            <text:p>0,0003054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264" calcext:value-type="float">
            <text:p>0,000227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7966" calcext:value-type="float">
            <text:p>0,000317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4644" calcext:value-type="float">
            <text:p>0,0002246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598" calcext:value-type="float">
            <text:p>0,00018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2379" calcext:value-type="float">
            <text:p>0,0002823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559" calcext:value-type="float">
            <text:p>0,000255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8522" calcext:value-type="float">
            <text:p>0,000198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0265" calcext:value-type="float">
            <text:p>0,0004102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5652" calcext:value-type="float">
            <text:p>0,0002056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8652" calcext:value-type="float">
            <text:p>0,000278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2048" calcext:value-type="float">
            <text:p>0,000412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7139" calcext:value-type="float">
            <text:p>0,000247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5857" calcext:value-type="float">
            <text:p>0,000245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9454" calcext:value-type="float">
            <text:p>0,000249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8027" calcext:value-type="float">
            <text:p>0,000218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4453" calcext:value-type="float">
            <text:p>0,000414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9151" calcext:value-type="float">
            <text:p>0,0003191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0063" calcext:value-type="float">
            <text:p>0,0003100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9299" calcext:value-type="float">
            <text:p>0,0002892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2907" calcext:value-type="float">
            <text:p>0,0002229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9713" calcext:value-type="float">
            <text:p>0,0003297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0294" calcext:value-type="float">
            <text:p>0,000230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3194" calcext:value-type="float">
            <text:p>0,000303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6166" calcext:value-type="float">
            <text:p>0,000276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1024" calcext:value-type="float">
            <text:p>0,000261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6492" calcext:value-type="float">
            <text:p>0,0003764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0291" calcext:value-type="float">
            <text:p>0,000200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7843" calcext:value-type="float">
            <text:p>0,0001878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5016" calcext:value-type="float">
            <text:p>0,0003550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6657" calcext:value-type="float">
            <text:p>0,0002566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619" calcext:value-type="float">
            <text:p>0,000210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1765" calcext:value-type="float">
            <text:p>0,000241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8072" calcext:value-type="float">
            <text:p>0,0003280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437" calcext:value-type="float">
            <text:p>0,000189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9864" calcext:value-type="float">
            <text:p>0,0002898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8452" calcext:value-type="float">
            <text:p>0,000338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7583" calcext:value-type="float">
            <text:p>0,0003375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4325" calcext:value-type="float">
            <text:p>0,0003543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4675" calcext:value-type="float">
            <text:p>0,0003046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6366" calcext:value-type="float">
            <text:p>0,000216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1007" calcext:value-type="float">
            <text:p>0,0003310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9278" calcext:value-type="float">
            <text:p>0,000199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443" calcext:value-type="float">
            <text:p>0,0001884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3899" calcext:value-type="float">
            <text:p>0,0002638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28" calcext:value-type="float">
            <text:p>0,000194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8883" calcext:value-type="float">
            <text:p>0,000228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1007" calcext:value-type="float">
            <text:p>0,0002610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0261" calcext:value-type="float">
            <text:p>0,0002602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2242" calcext:value-type="float">
            <text:p>0,000222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3968" calcext:value-type="float">
            <text:p>0,000203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95" calcext:value-type="float">
            <text:p>0,0002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019" calcext:value-type="float">
            <text:p>0,00032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5857" calcext:value-type="float">
            <text:p>0,000275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16" calcext:value-type="float">
            <text:p>0,000197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8186" calcext:value-type="float">
            <text:p>0,0002881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4799" calcext:value-type="float">
            <text:p>0,0002447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372" calcext:value-type="float">
            <text:p>0,000196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1006" calcext:value-type="float">
            <text:p>0,0002710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205" calcext:value-type="float">
            <text:p>0,00024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2005" calcext:value-type="float">
            <text:p>0,000302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2229" calcext:value-type="float">
            <text:p>0,0002022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5724" calcext:value-type="float">
            <text:p>0,000205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5116" calcext:value-type="float">
            <text:p>0,000305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377" calcext:value-type="float">
            <text:p>0,0002263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4962" calcext:value-type="float">
            <text:p>0,000304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6611" calcext:value-type="float">
            <text:p>0,0002966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6779" calcext:value-type="float">
            <text:p>0,000216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8946" calcext:value-type="float">
            <text:p>0,0002989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012" calcext:value-type="float">
            <text:p>0,00022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808" calcext:value-type="float">
            <text:p>0,0001888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72" calcext:value-type="float">
            <text:p>0,000000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8019" calcext:value-type="float">
            <text:p>0,000238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3365" calcext:value-type="float">
            <text:p>0,0002333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6609" calcext:value-type="float">
            <text:p>0,0002566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676" calcext:value-type="float">
            <text:p>0,000226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7546" calcext:value-type="float">
            <text:p>0,000207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5875" calcext:value-type="float">
            <text:p>0,000215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9347" calcext:value-type="float">
            <text:p>0,0002093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1594" calcext:value-type="float">
            <text:p>0,000231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2125" calcext:value-type="float">
            <text:p>0,000192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1669" calcext:value-type="float">
            <text:p>0,000291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9893" calcext:value-type="float">
            <text:p>0,000239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6857" calcext:value-type="float">
            <text:p>0,000236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6513" calcext:value-type="float">
            <text:p>0,000266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7006" calcext:value-type="float">
            <text:p>0,0002170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8469" calcext:value-type="float">
            <text:p>0,0002584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1575" calcext:value-type="float">
            <text:p>0,0002415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338" calcext:value-type="float">
            <text:p>0,0002103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8326" calcext:value-type="float">
            <text:p>0,0003383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4021" calcext:value-type="float">
            <text:p>0,000244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7382" calcext:value-type="float">
            <text:p>0,0002173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3578" calcext:value-type="float">
            <text:p>0,0002635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2769" calcext:value-type="float">
            <text:p>0,0002727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386" calcext:value-type="float">
            <text:p>0,00020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427" calcext:value-type="float">
            <text:p>0,000188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8307" calcext:value-type="float">
            <text:p>0,000408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1958" calcext:value-type="float">
            <text:p>0,0002319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908" calcext:value-type="float">
            <text:p>0,000188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8015" calcext:value-type="float">
            <text:p>0,000238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214" calcext:value-type="float">
            <text:p>0,0001972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4061" calcext:value-type="float">
            <text:p>0,0002340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519" calcext:value-type="float">
            <text:p>0,0002105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0135" calcext:value-type="float">
            <text:p>0,0002001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2723" calcext:value-type="float">
            <text:p>0,000212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491" calcext:value-type="float">
            <text:p>0,0002274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413" calcext:value-type="float">
            <text:p>0,00023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365" calcext:value-type="float">
            <text:p>0,0001883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2377" calcext:value-type="float">
            <text:p>0,0002323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1256" calcext:value-type="float">
            <text:p>0,000241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3841" calcext:value-type="float">
            <text:p>0,000183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426" calcext:value-type="float">
            <text:p>0,0002104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8404" calcext:value-type="float">
            <text:p>0,000198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1452" calcext:value-type="float">
            <text:p>0,0002714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312" calcext:value-type="float">
            <text:p>0,000293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311" calcext:value-type="float">
            <text:p>0,00021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6207" calcext:value-type="float">
            <text:p>0,0003562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737" calcext:value-type="float">
            <text:p>0,000237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993" calcext:value-type="float">
            <text:p>0,000194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0022" calcext:value-type="float">
            <text:p>0,000280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454" calcext:value-type="float">
            <text:p>0,00020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67" calcext:value-type="float">
            <text:p>0,00028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4507" calcext:value-type="float">
            <text:p>0,0002345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6223" calcext:value-type="float">
            <text:p>0,000206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7027" calcext:value-type="float">
            <text:p>0,000327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455" calcext:value-type="float">
            <text:p>0,0001894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4974" calcext:value-type="float">
            <text:p>0,000204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8287" calcext:value-type="float">
            <text:p>0,0003082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7253" calcext:value-type="float">
            <text:p>0,000207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3263" calcext:value-type="float">
            <text:p>0,000223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9894" calcext:value-type="float">
            <text:p>0,000389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4229" calcext:value-type="float">
            <text:p>0,0002342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4208" calcext:value-type="float">
            <text:p>0,000324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7502" calcext:value-type="float">
            <text:p>0,0003775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25264" calcext:value-type="float">
            <text:p>0,000425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4005" calcext:value-type="float">
            <text:p>0,0003440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5014" calcext:value-type="float">
            <text:p>0,0003450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1981" calcext:value-type="float">
            <text:p>0,000371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3661" calcext:value-type="float">
            <text:p>0,000436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6865" calcext:value-type="float">
            <text:p>0,000306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6913" calcext:value-type="float">
            <text:p>0,0003869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8331" calcext:value-type="float">
            <text:p>0,000358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58798" calcext:value-type="float">
            <text:p>0,0004587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5143" calcext:value-type="float">
            <text:p>0,0002851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1667" calcext:value-type="float">
            <text:p>0,000391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552" calcext:value-type="float">
            <text:p>0,000280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2832" calcext:value-type="float">
            <text:p>0,0005228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7086" calcext:value-type="float">
            <text:p>0,000257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50797" calcext:value-type="float">
            <text:p>0,0004507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822" calcext:value-type="float">
            <text:p>0,00036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01369" calcext:value-type="float">
            <text:p>0,000501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7204" calcext:value-type="float">
            <text:p>0,0003872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1" calcext:value-type="float">
            <text:p>0,0003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0628" calcext:value-type="float">
            <text:p>0,000390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9787" calcext:value-type="float">
            <text:p>0,000389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2422" calcext:value-type="float">
            <text:p>0,000322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4357" calcext:value-type="float">
            <text:p>0,0003143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2335" calcext:value-type="float">
            <text:p>0,0002623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0307" calcext:value-type="float">
            <text:p>0,0003803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55" calcext:value-type="float">
            <text:p>0,0000000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9161" calcext:value-type="float">
            <text:p>0,0002891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9526" calcext:value-type="float">
            <text:p>0,0002395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12723" calcext:value-type="float">
            <text:p>0,000412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3582" calcext:value-type="float">
            <text:p>0,000313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5523" calcext:value-type="float">
            <text:p>0,0003455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2079" calcext:value-type="float">
            <text:p>0,000312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0818" calcext:value-type="float">
            <text:p>0,000250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01153" calcext:value-type="float">
            <text:p>0,000501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3552" calcext:value-type="float">
            <text:p>0,000353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2291" calcext:value-type="float">
            <text:p>0,0003922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1846" calcext:value-type="float">
            <text:p>0,0003118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9392" calcext:value-type="float">
            <text:p>0,0003293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7311" calcext:value-type="float">
            <text:p>0,000317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5996" calcext:value-type="float">
            <text:p>0,0003259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5392" calcext:value-type="float">
            <text:p>0,0002653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1667" calcext:value-type="float">
            <text:p>0,000291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4755" calcext:value-type="float">
            <text:p>0,0002647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30966" calcext:value-type="float">
            <text:p>0,000430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9844" calcext:value-type="float">
            <text:p>0,000319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306" calcext:value-type="float">
            <text:p>0,0002803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05739" calcext:value-type="float">
            <text:p>0,000405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0773" calcext:value-type="float">
            <text:p>0,0003307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695" calcext:value-type="float">
            <text:p>0,000263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5121" calcext:value-type="float">
            <text:p>0,000295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4255" calcext:value-type="float">
            <text:p>0,0002542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8303" calcext:value-type="float">
            <text:p>0,0005383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0394" calcext:value-type="float">
            <text:p>0,0002403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08261" calcext:value-type="float">
            <text:p>0,000408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8684" calcext:value-type="float">
            <text:p>0,000388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7107" calcext:value-type="float">
            <text:p>0,000267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90211" calcext:value-type="float">
            <text:p>0,000490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3172" calcext:value-type="float">
            <text:p>0,0003931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7084" calcext:value-type="float">
            <text:p>0,0002870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4731" calcext:value-type="float">
            <text:p>0,000314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5071" calcext:value-type="float">
            <text:p>0,0002650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1446" calcext:value-type="float">
            <text:p>0,000251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6073" calcext:value-type="float">
            <text:p>0,0002560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407" calcext:value-type="float">
            <text:p>0,00033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8778" calcext:value-type="float">
            <text:p>0,000258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2462" calcext:value-type="float">
            <text:p>0,000312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6155" calcext:value-type="float">
            <text:p>0,000276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47793" calcext:value-type="float">
            <text:p>0,000447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8743" calcext:value-type="float">
            <text:p>0,000258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9761" calcext:value-type="float">
            <text:p>0,000249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1207" calcext:value-type="float">
            <text:p>0,0003512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51647" calcext:value-type="float">
            <text:p>0,0004516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7651" calcext:value-type="float">
            <text:p>0,0003376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0042" calcext:value-type="float">
            <text:p>0,0003500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5336" calcext:value-type="float">
            <text:p>0,000355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3415" calcext:value-type="float">
            <text:p>0,000243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9855" calcext:value-type="float">
            <text:p>0,000269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275" calcext:value-type="float">
            <text:p>0,000322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0391" calcext:value-type="float">
            <text:p>0,0003503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1722" calcext:value-type="float">
            <text:p>0,000291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7861" calcext:value-type="float">
            <text:p>0,000387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6423" calcext:value-type="float">
            <text:p>0,0003064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2969" calcext:value-type="float">
            <text:p>0,000372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9954" calcext:value-type="float">
            <text:p>0,0003099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1706" calcext:value-type="float">
            <text:p>0,000381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5507" calcext:value-type="float">
            <text:p>0,0002855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43838" calcext:value-type="float">
            <text:p>0,0004438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5879" calcext:value-type="float">
            <text:p>0,0002858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137" calcext:value-type="float">
            <text:p>0,000331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381" calcext:value-type="float">
            <text:p>0,000273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1297" calcext:value-type="float">
            <text:p>0,000391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8742" calcext:value-type="float">
            <text:p>0,0002887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562" calcext:value-type="float">
            <text:p>0,00032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0419" calcext:value-type="float">
            <text:p>0,0002904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765" calcext:value-type="float">
            <text:p>0,00035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0802" calcext:value-type="float">
            <text:p>0,0003808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0338" calcext:value-type="float">
            <text:p>0,000403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7649" calcext:value-type="float">
            <text:p>0,000277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1634" calcext:value-type="float">
            <text:p>0,000271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35042" calcext:value-type="float">
            <text:p>0,000435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728" calcext:value-type="float">
            <text:p>0,000237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7042" calcext:value-type="float">
            <text:p>0,0003470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3896" calcext:value-type="float">
            <text:p>0,0003138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764" calcext:value-type="float">
            <text:p>0,000287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9694" calcext:value-type="float">
            <text:p>0,0005496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106" calcext:value-type="float">
            <text:p>0,0002411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29533" calcext:value-type="float">
            <text:p>0,000229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8401" calcext:value-type="float">
            <text:p>0,000318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298" calcext:value-type="float">
            <text:p>0,00025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3834" calcext:value-type="float">
            <text:p>0,0002538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07668" calcext:value-type="float">
            <text:p>0,0005076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4053" calcext:value-type="float">
            <text:p>0,0003040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29857" calcext:value-type="float">
            <text:p>0,000229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4425" calcext:value-type="float">
            <text:p>0,0002544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7141" calcext:value-type="float">
            <text:p>0,0003871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33074" calcext:value-type="float">
            <text:p>0,0004330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7528" calcext:value-type="float">
            <text:p>0,0003175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3311" calcext:value-type="float">
            <text:p>0,000253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15" calcext:value-type="float">
            <text:p>0,0003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8694" calcext:value-type="float">
            <text:p>0,0003086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42503" calcext:value-type="float">
            <text:p>0,0004425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8909" calcext:value-type="float">
            <text:p>0,0002889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3372" calcext:value-type="float">
            <text:p>0,0003733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324" calcext:value-type="float">
            <text:p>0,000273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7849" calcext:value-type="float">
            <text:p>0,000267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49793" calcext:value-type="float">
            <text:p>0,0004497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4695" calcext:value-type="float">
            <text:p>0,000294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2537" calcext:value-type="float">
            <text:p>0,000272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2448" calcext:value-type="float">
            <text:p>0,0003124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4425" calcext:value-type="float">
            <text:p>0,0002644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4145" calcext:value-type="float">
            <text:p>0,0003041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121" calcext:value-type="float">
            <text:p>0,000259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5914" calcext:value-type="float">
            <text:p>0,000275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4446" calcext:value-type="float">
            <text:p>0,000314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5735" calcext:value-type="float">
            <text:p>0,000285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9591" calcext:value-type="float">
            <text:p>0,000269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0241" calcext:value-type="float">
            <text:p>0,0002302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6351" calcext:value-type="float">
            <text:p>0,000256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7517" calcext:value-type="float">
            <text:p>0,0003175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9876" calcext:value-type="float">
            <text:p>0,0003198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2285" calcext:value-type="float">
            <text:p>0,0003122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0617" calcext:value-type="float">
            <text:p>0,0002406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54336" calcext:value-type="float">
            <text:p>0,000454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0782" calcext:value-type="float">
            <text:p>0,000330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4428" calcext:value-type="float">
            <text:p>0,0003244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9623" calcext:value-type="float">
            <text:p>0,000309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55" calcext:value-type="float">
            <text:p>0,0000000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1354" calcext:value-type="float">
            <text:p>0,0002813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3894" calcext:value-type="float">
            <text:p>0,000243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4706" calcext:value-type="float">
            <text:p>0,000254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3779" calcext:value-type="float">
            <text:p>0,000253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72529" calcext:value-type="float">
            <text:p>0,0004725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3924" calcext:value-type="float">
            <text:p>0,000353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1999" calcext:value-type="float">
            <text:p>0,000371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4285" calcext:value-type="float">
            <text:p>0,000254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6007" calcext:value-type="float">
            <text:p>0,0003660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0668" calcext:value-type="float">
            <text:p>0,0002706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2875" calcext:value-type="float">
            <text:p>0,0003528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5558" calcext:value-type="float">
            <text:p>0,000235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4401" calcext:value-type="float">
            <text:p>0,000264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559" calcext:value-type="float">
            <text:p>0,0002635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361" calcext:value-type="float">
            <text:p>0,000259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2127" calcext:value-type="float">
            <text:p>0,000312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7175" calcext:value-type="float">
            <text:p>0,0002971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2076" calcext:value-type="float">
            <text:p>0,000392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1973" calcext:value-type="float">
            <text:p>0,000251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594" calcext:value-type="float">
            <text:p>0,00033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9678" calcext:value-type="float">
            <text:p>0,000269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686" calcext:value-type="float">
            <text:p>0,00025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0721" calcext:value-type="float">
            <text:p>0,0003707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964" calcext:value-type="float">
            <text:p>0,0002339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54" calcext:value-type="float">
            <text:p>0,000000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9729" calcext:value-type="float">
            <text:p>0,0002497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2832" calcext:value-type="float">
            <text:p>0,0003428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28932" calcext:value-type="float">
            <text:p>0,000228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51266" calcext:value-type="float">
            <text:p>0,0004512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54744" calcext:value-type="float">
            <text:p>0,0004547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7657" calcext:value-type="float">
            <text:p>0,0002376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2673" calcext:value-type="float">
            <text:p>0,0002526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78186" calcext:value-type="float">
            <text:p>0,0004781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0906" calcext:value-type="float">
            <text:p>0,0002509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8182" calcext:value-type="float">
            <text:p>0,000358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2457" calcext:value-type="float">
            <text:p>0,0003224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1473" calcext:value-type="float">
            <text:p>0,000301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66917" calcext:value-type="float">
            <text:p>0,000466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273" calcext:value-type="float">
            <text:p>0,000279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8298" calcext:value-type="float">
            <text:p>0,000378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3002" calcext:value-type="float">
            <text:p>0,0003030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3168" calcext:value-type="float">
            <text:p>0,0002731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73" calcext:value-type="float">
            <text:p>0,00026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4532" calcext:value-type="float">
            <text:p>0,000344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7361" calcext:value-type="float">
            <text:p>0,0003173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29532" calcext:value-type="float">
            <text:p>0,000229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8949" calcext:value-type="float">
            <text:p>0,000288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8343" calcext:value-type="float">
            <text:p>0,000348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592" calcext:value-type="float">
            <text:p>0,00030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9463" calcext:value-type="float">
            <text:p>0,000319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762" calcext:value-type="float">
            <text:p>0,000367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13689" calcext:value-type="float">
            <text:p>0,0004136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2626" calcext:value-type="float">
            <text:p>0,000252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9507" calcext:value-type="float">
            <text:p>0,0003695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8887" calcext:value-type="float">
            <text:p>0,000248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24" calcext:value-type="float">
            <text:p>0,00027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9043" calcext:value-type="float">
            <text:p>0,000309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3253" calcext:value-type="float">
            <text:p>0,000293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08931" calcext:value-type="float">
            <text:p>0,000508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3893" calcext:value-type="float">
            <text:p>0,000303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3406" calcext:value-type="float">
            <text:p>0,000323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3679" calcext:value-type="float">
            <text:p>0,0003036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2569" calcext:value-type="float">
            <text:p>0,000282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6942" calcext:value-type="float">
            <text:p>0,000286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5591" calcext:value-type="float">
            <text:p>0,0002955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4467" calcext:value-type="float">
            <text:p>0,0002844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9088" calcext:value-type="float">
            <text:p>0,000299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7922" calcext:value-type="float">
            <text:p>0,0003279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7272" calcext:value-type="float">
            <text:p>0,000307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6922" calcext:value-type="float">
            <text:p>0,0003869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8856" calcext:value-type="float">
            <text:p>0,0003088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12761" calcext:value-type="float">
            <text:p>0,000412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9611" calcext:value-type="float">
            <text:p>0,000389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1683" calcext:value-type="float">
            <text:p>0,000291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4682" calcext:value-type="float">
            <text:p>0,0003746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27853" calcext:value-type="float">
            <text:p>0,0002278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5153" calcext:value-type="float">
            <text:p>0,000385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001" calcext:value-type="float">
            <text:p>0,0002590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2665" calcext:value-type="float">
            <text:p>0,000382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1606" calcext:value-type="float">
            <text:p>0,0003616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636" calcext:value-type="float">
            <text:p>0,000296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5962" calcext:value-type="float">
            <text:p>0,0002959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353" calcext:value-type="float">
            <text:p>0,000343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3187" calcext:value-type="float">
            <text:p>0,000393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5838" calcext:value-type="float">
            <text:p>0,000375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2461" calcext:value-type="float">
            <text:p>0,0003424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3995" calcext:value-type="float">
            <text:p>0,000293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7575" calcext:value-type="float">
            <text:p>0,0003475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11388" calcext:value-type="float">
            <text:p>0,000411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5435" calcext:value-type="float">
            <text:p>0,000595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24043" calcext:value-type="float">
            <text:p>0,000424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5704" calcext:value-type="float">
            <text:p>0,000385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1804" calcext:value-type="float">
            <text:p>0,000381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1647" calcext:value-type="float">
            <text:p>0,000351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602" calcext:value-type="float">
            <text:p>0,000396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0145" calcext:value-type="float">
            <text:p>0,000290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1255" calcext:value-type="float">
            <text:p>0,0003212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74581" calcext:value-type="float">
            <text:p>0,0004745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7428" calcext:value-type="float">
            <text:p>0,0002674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0135" calcext:value-type="float">
            <text:p>0,0003201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57988" calcext:value-type="float">
            <text:p>0,000457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27198" calcext:value-type="float">
            <text:p>0,0004271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12662" calcext:value-type="float">
            <text:p>0,0004126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8858" calcext:value-type="float">
            <text:p>0,000598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0931" calcext:value-type="float">
            <text:p>0,0003109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9342" calcext:value-type="float">
            <text:p>0,0003293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8066" calcext:value-type="float">
            <text:p>0,000358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1274" calcext:value-type="float">
            <text:p>0,0003112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8273" calcext:value-type="float">
            <text:p>0,0002582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7029" calcext:value-type="float">
            <text:p>0,0003570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13496" calcext:value-type="float">
            <text:p>0,000513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4048" calcext:value-type="float">
            <text:p>0,000304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5786" calcext:value-type="float">
            <text:p>0,000385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8027" calcext:value-type="float">
            <text:p>0,000338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8159" calcext:value-type="float">
            <text:p>0,000288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4719" calcext:value-type="float">
            <text:p>0,000334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1116" calcext:value-type="float">
            <text:p>0,000331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1626" calcext:value-type="float">
            <text:p>0,000261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3449" calcext:value-type="float">
            <text:p>0,0003034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6815" calcext:value-type="float">
            <text:p>0,000306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3092" calcext:value-type="float">
            <text:p>0,0003930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7697" calcext:value-type="float">
            <text:p>0,0003276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13387" calcext:value-type="float">
            <text:p>0,000413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4574" calcext:value-type="float">
            <text:p>0,0002845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28119" calcext:value-type="float">
            <text:p>0,000428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0002" calcext:value-type="float">
            <text:p>0,0003200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1435" calcext:value-type="float">
            <text:p>0,0002314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3679" calcext:value-type="float">
            <text:p>0,0003836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8878" calcext:value-type="float">
            <text:p>0,0002788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3421" calcext:value-type="float">
            <text:p>0,000283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591" calcext:value-type="float">
            <text:p>0,0002805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8337" calcext:value-type="float">
            <text:p>0,000288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27879" calcext:value-type="float">
            <text:p>0,0002278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823" calcext:value-type="float">
            <text:p>0,00025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2908" calcext:value-type="float">
            <text:p>0,000292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2519" calcext:value-type="float">
            <text:p>0,0002725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8112" calcext:value-type="float">
            <text:p>0,000268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311" calcext:value-type="float">
            <text:p>0,000242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7487" calcext:value-type="float">
            <text:p>0,0003774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7702" calcext:value-type="float">
            <text:p>0,000337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213" calcext:value-type="float">
            <text:p>0,000241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7491" calcext:value-type="float">
            <text:p>0,000377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4091" calcext:value-type="float">
            <text:p>0,0003140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3828" calcext:value-type="float">
            <text:p>0,0003638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229" calcext:value-type="float">
            <text:p>0,0002422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5976" calcext:value-type="float">
            <text:p>0,000275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1216" calcext:value-type="float">
            <text:p>0,0003912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0522" calcext:value-type="float">
            <text:p>0,000290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4335" calcext:value-type="float">
            <text:p>0,0003143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2494" calcext:value-type="float">
            <text:p>0,0003224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7144" calcext:value-type="float">
            <text:p>0,000247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3979" calcext:value-type="float">
            <text:p>0,0003239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2802" calcext:value-type="float">
            <text:p>0,000272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6567" calcext:value-type="float">
            <text:p>0,0002965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1923" calcext:value-type="float">
            <text:p>0,00051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6415" calcext:value-type="float">
            <text:p>0,000306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9527" calcext:value-type="float">
            <text:p>0,0003995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0268" calcext:value-type="float">
            <text:p>0,000390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7918" calcext:value-type="float">
            <text:p>0,000427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6909" calcext:value-type="float">
            <text:p>0,0002769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3591" calcext:value-type="float">
            <text:p>0,0003035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6706" calcext:value-type="float">
            <text:p>0,000286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5538" calcext:value-type="float">
            <text:p>0,0004055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4672" calcext:value-type="float">
            <text:p>0,000374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8652" calcext:value-type="float">
            <text:p>0,0004486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4194" calcext:value-type="float">
            <text:p>0,0002841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5841" calcext:value-type="float">
            <text:p>0,000325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4751" calcext:value-type="float">
            <text:p>0,000464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0713" calcext:value-type="float">
            <text:p>0,000330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8525" calcext:value-type="float">
            <text:p>0,0003585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9602" calcext:value-type="float">
            <text:p>0,0003696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9667" calcext:value-type="float">
            <text:p>0,000379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54383" calcext:value-type="float">
            <text:p>0,000454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1867" calcext:value-type="float">
            <text:p>0,0003118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6386" calcext:value-type="float">
            <text:p>0,000426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08626" calcext:value-type="float">
            <text:p>0,000508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8965" calcext:value-type="float">
            <text:p>0,000368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4188" calcext:value-type="float">
            <text:p>0,000304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54" calcext:value-type="float">
            <text:p>0,000000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3966" calcext:value-type="float">
            <text:p>0,000403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1412" calcext:value-type="float">
            <text:p>0,0003814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6119" calcext:value-type="float">
            <text:p>0,0004061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6618" calcext:value-type="float">
            <text:p>0,0003366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3008" calcext:value-type="float">
            <text:p>0,000313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8724" calcext:value-type="float">
            <text:p>0,0003887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5842" calcext:value-type="float">
            <text:p>0,0003458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6599" calcext:value-type="float">
            <text:p>0,0002865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533" calcext:value-type="float">
            <text:p>0,0005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0501" calcext:value-type="float">
            <text:p>0,000390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1066" calcext:value-type="float">
            <text:p>0,0004310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1312" calcext:value-type="float">
            <text:p>0,000381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8915" calcext:value-type="float">
            <text:p>0,000298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7427" calcext:value-type="float">
            <text:p>0,000427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5477" calcext:value-type="float">
            <text:p>0,000295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191" calcext:value-type="float">
            <text:p>0,000331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22991" calcext:value-type="float">
            <text:p>0,000522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5142" calcext:value-type="float">
            <text:p>0,000375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1854" calcext:value-type="float">
            <text:p>0,000361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5465" calcext:value-type="float">
            <text:p>0,0002854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3184" calcext:value-type="float">
            <text:p>0,000273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31427" calcext:value-type="float">
            <text:p>0,000531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1108" calcext:value-type="float">
            <text:p>0,0003611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6213" calcext:value-type="float">
            <text:p>0,000306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2446" calcext:value-type="float">
            <text:p>0,0003424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7" calcext:value-type="float">
            <text:p>0,000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3425" calcext:value-type="float">
            <text:p>0,0003034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3802" calcext:value-type="float">
            <text:p>0,0003038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2085" calcext:value-type="float">
            <text:p>0,000372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0141" calcext:value-type="float">
            <text:p>0,000440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4709" calcext:value-type="float">
            <text:p>0,0003747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3095" calcext:value-type="float">
            <text:p>0,000303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9636" calcext:value-type="float">
            <text:p>0,0003396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2031" calcext:value-type="float">
            <text:p>0,0003020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1752" calcext:value-type="float">
            <text:p>0,0004317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9456" calcext:value-type="float">
            <text:p>0,0003594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5497" calcext:value-type="float">
            <text:p>0,0003254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39774" calcext:value-type="float">
            <text:p>0,0006397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4625" calcext:value-type="float">
            <text:p>0,000294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37161" calcext:value-type="float">
            <text:p>0,0005371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695" calcext:value-type="float">
            <text:p>0,00036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2349" calcext:value-type="float">
            <text:p>0,000352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4093" calcext:value-type="float">
            <text:p>0,0003940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02948" calcext:value-type="float">
            <text:p>0,000502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6634" calcext:value-type="float">
            <text:p>0,0003566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4415" calcext:value-type="float">
            <text:p>0,000424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5701" calcext:value-type="float">
            <text:p>0,0003657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72043" calcext:value-type="float">
            <text:p>0,000572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5142" calcext:value-type="float">
            <text:p>0,0003651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696" calcext:value-type="float">
            <text:p>0,000476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322" calcext:value-type="float">
            <text:p>0,000373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9771" calcext:value-type="float">
            <text:p>0,0003097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4023" calcext:value-type="float">
            <text:p>0,000434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2355" calcext:value-type="float">
            <text:p>0,0003123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6955" calcext:value-type="float">
            <text:p>0,000406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91983" calcext:value-type="float">
            <text:p>0,0006919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2277" calcext:value-type="float">
            <text:p>0,000412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087" calcext:value-type="float">
            <text:p>0,000410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1196" calcext:value-type="float">
            <text:p>0,0003711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50108" calcext:value-type="float">
            <text:p>0,0004501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6688" calcext:value-type="float">
            <text:p>0,000356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5372" calcext:value-type="float">
            <text:p>0,000335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93451" calcext:value-type="float">
            <text:p>0,0004934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095" calcext:value-type="float">
            <text:p>0,000300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7221" calcext:value-type="float">
            <text:p>0,0004372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9357" calcext:value-type="float">
            <text:p>0,000319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717" calcext:value-type="float">
            <text:p>0,000367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109" calcext:value-type="float">
            <text:p>0,00046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2657" calcext:value-type="float">
            <text:p>0,0002726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7104" calcext:value-type="float">
            <text:p>0,000407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9573" calcext:value-type="float">
            <text:p>0,000419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9333" calcext:value-type="float">
            <text:p>0,000329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44107" calcext:value-type="float">
            <text:p>0,0005441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8193" calcext:value-type="float">
            <text:p>0,000318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3352" calcext:value-type="float">
            <text:p>0,000413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4938" calcext:value-type="float">
            <text:p>0,0004749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3828" calcext:value-type="float">
            <text:p>0,0003238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0071" calcext:value-type="float">
            <text:p>0,000330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7202" calcext:value-type="float">
            <text:p>0,0003672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0699" calcext:value-type="float">
            <text:p>0,0004206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4741" calcext:value-type="float">
            <text:p>0,0002747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8269" calcext:value-type="float">
            <text:p>0,000438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7387" calcext:value-type="float">
            <text:p>0,000287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84792" calcext:value-type="float">
            <text:p>0,0004847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7726" calcext:value-type="float">
            <text:p>0,0003777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18112" calcext:value-type="float">
            <text:p>0,0005181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2867" calcext:value-type="float">
            <text:p>0,000402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417" calcext:value-type="float">
            <text:p>0,0000004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38602" calcext:value-type="float">
            <text:p>0,0005386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8268" calcext:value-type="float">
            <text:p>0,000388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50174" calcext:value-type="float">
            <text:p>0,000450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9033" calcext:value-type="float">
            <text:p>0,000369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8375" calcext:value-type="float">
            <text:p>0,000348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4903" calcext:value-type="float">
            <text:p>0,0004749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53996" calcext:value-type="float">
            <text:p>0,0005539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4989" calcext:value-type="float">
            <text:p>0,0003949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7593" calcext:value-type="float">
            <text:p>0,0003575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345" calcext:value-type="float">
            <text:p>0,000473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9753" calcext:value-type="float">
            <text:p>0,000429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0443" calcext:value-type="float">
            <text:p>0,0003404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0517" calcext:value-type="float">
            <text:p>0,0003305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7484" calcext:value-type="float">
            <text:p>0,0003874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0756" calcext:value-type="float">
            <text:p>0,0002707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14" calcext:value-type="float">
            <text:p>0,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6486" calcext:value-type="float">
            <text:p>0,000306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3483" calcext:value-type="float">
            <text:p>0,000363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07188" calcext:value-type="float">
            <text:p>0,000507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6803" calcext:value-type="float">
            <text:p>0,000426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80814" calcext:value-type="float">
            <text:p>0,0004808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1744" calcext:value-type="float">
            <text:p>0,0003517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6574" calcext:value-type="float">
            <text:p>0,000416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5631" calcext:value-type="float">
            <text:p>0,000425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88" calcext:value-type="float">
            <text:p>0,00029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41182" calcext:value-type="float">
            <text:p>0,000541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2309" calcext:value-type="float">
            <text:p>0,000292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6373" calcext:value-type="float">
            <text:p>0,000366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87" calcext:value-type="float">
            <text:p>0,0004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1042" calcext:value-type="float">
            <text:p>0,000311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1921" calcext:value-type="float">
            <text:p>0,000281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9212" calcext:value-type="float">
            <text:p>0,000339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3086" calcext:value-type="float">
            <text:p>0,0003730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9223" calcext:value-type="float">
            <text:p>0,000309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4761" calcext:value-type="float">
            <text:p>0,0003447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1706" calcext:value-type="float">
            <text:p>0,000381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9946" calcext:value-type="float">
            <text:p>0,000429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0259" calcext:value-type="float">
            <text:p>0,0004102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3422" calcext:value-type="float">
            <text:p>0,0003034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063" calcext:value-type="float">
            <text:p>0,00036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9279" calcext:value-type="float">
            <text:p>0,000409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9136" calcext:value-type="float">
            <text:p>0,0003891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2603" calcext:value-type="float">
            <text:p>0,0004226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1479" calcext:value-type="float">
            <text:p>0,000311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54362" calcext:value-type="float">
            <text:p>0,0005543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5263" calcext:value-type="float">
            <text:p>0,000325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386" calcext:value-type="float">
            <text:p>0,00031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3318" calcext:value-type="float">
            <text:p>0,0003133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6458" calcext:value-type="float">
            <text:p>0,000276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18704" calcext:value-type="float">
            <text:p>0,000518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6374" calcext:value-type="float">
            <text:p>0,0003363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21" calcext:value-type="float">
            <text:p>0,00033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9546" calcext:value-type="float">
            <text:p>0,000379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77" calcext:value-type="float">
            <text:p>0,00031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3943" calcext:value-type="float">
            <text:p>0,000273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85" calcext:value-type="float">
            <text:p>0,0000000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4785" calcext:value-type="float">
            <text:p>0,000304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7347" calcext:value-type="float">
            <text:p>0,000377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5162" calcext:value-type="float">
            <text:p>0,0003151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65" calcext:value-type="float">
            <text:p>0,0000000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03086" calcext:value-type="float">
            <text:p>0,000603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25745" calcext:value-type="float">
            <text:p>0,0005257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607" calcext:value-type="float">
            <text:p>0,000366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54" calcext:value-type="float">
            <text:p>0,0000000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86624" calcext:value-type="float">
            <text:p>0,0005866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17451" calcext:value-type="float">
            <text:p>0,000717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6108" calcext:value-type="float">
            <text:p>0,001461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33014" calcext:value-type="float">
            <text:p>0,000533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17569" calcext:value-type="float">
            <text:p>0,000517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94337" calcext:value-type="float">
            <text:p>0,0004943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7217" calcext:value-type="float">
            <text:p>0,0004672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1467" calcext:value-type="float">
            <text:p>0,0003814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1378" calcext:value-type="float">
            <text:p>0,000361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3461" calcext:value-type="float">
            <text:p>0,0003734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9819" calcext:value-type="float">
            <text:p>0,0003698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8844" calcext:value-type="float">
            <text:p>0,0004788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2189" calcext:value-type="float">
            <text:p>0,0004021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7212" calcext:value-type="float">
            <text:p>0,000317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4424" calcext:value-type="float">
            <text:p>0,0004044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266" calcext:value-type="float">
            <text:p>0,000352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5898" calcext:value-type="float">
            <text:p>0,0004458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00914" calcext:value-type="float">
            <text:p>0,0005009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8175" calcext:value-type="float">
            <text:p>0,000398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1608" calcext:value-type="float">
            <text:p>0,0004116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0927" calcext:value-type="float">
            <text:p>0,000390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11041" calcext:value-type="float">
            <text:p>0,000611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3036" calcext:value-type="float">
            <text:p>0,0003830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1358" calcext:value-type="float">
            <text:p>0,000331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1729" calcext:value-type="float">
            <text:p>0,0003617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5366" calcext:value-type="float">
            <text:p>0,000365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87326" calcext:value-type="float">
            <text:p>0,0004873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1338" calcext:value-type="float">
            <text:p>0,0004313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1152" calcext:value-type="float">
            <text:p>0,0003711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7655" calcext:value-type="float">
            <text:p>0,0003676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6821" calcext:value-type="float">
            <text:p>0,0003068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27971" calcext:value-type="float">
            <text:p>0,000627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4154" calcext:value-type="float">
            <text:p>0,000354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4061" calcext:value-type="float">
            <text:p>0,0004340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1618" calcext:value-type="float">
            <text:p>0,0003616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8706" calcext:value-type="float">
            <text:p>0,000348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30042" calcext:value-type="float">
            <text:p>0,0005300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6708" calcext:value-type="float">
            <text:p>0,000286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7658" calcext:value-type="float">
            <text:p>0,0003376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4295" calcext:value-type="float">
            <text:p>0,000424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7952" calcext:value-type="float">
            <text:p>0,0002979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7693" calcext:value-type="float">
            <text:p>0,0002976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3933" calcext:value-type="float">
            <text:p>0,0003539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7212" calcext:value-type="float">
            <text:p>0,000337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9198" calcext:value-type="float">
            <text:p>0,000299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889" calcext:value-type="float">
            <text:p>0,000408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3779" calcext:value-type="float">
            <text:p>0,000383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2801" calcext:value-type="float">
            <text:p>0,0003628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5362" calcext:value-type="float">
            <text:p>0,000375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8233" calcext:value-type="float">
            <text:p>0,000298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8194" calcext:value-type="float">
            <text:p>0,0004381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9891" calcext:value-type="float">
            <text:p>0,000379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5855" calcext:value-type="float">
            <text:p>0,000405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8241" calcext:value-type="float">
            <text:p>0,0003582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1307" calcext:value-type="float">
            <text:p>0,000311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68406" calcext:value-type="float">
            <text:p>0,0005684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8191" calcext:value-type="float">
            <text:p>0,0003281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913" calcext:value-type="float">
            <text:p>0,000449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9977" calcext:value-type="float">
            <text:p>0,0003299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0324" calcext:value-type="float">
            <text:p>0,0004103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2529" calcext:value-type="float">
            <text:p>0,0003325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3605" calcext:value-type="float">
            <text:p>0,000333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502" calcext:value-type="float">
            <text:p>0,000316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8227" calcext:value-type="float">
            <text:p>0,000328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619" calcext:value-type="float">
            <text:p>0,00036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9893" calcext:value-type="float">
            <text:p>0,0003098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0711" calcext:value-type="float">
            <text:p>0,0003307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6218" calcext:value-type="float">
            <text:p>0,0002962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4151" calcext:value-type="float">
            <text:p>0,000424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891" calcext:value-type="float">
            <text:p>0,00040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9557" calcext:value-type="float">
            <text:p>0,000349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9246" calcext:value-type="float">
            <text:p>0,000369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6047" calcext:value-type="float">
            <text:p>0,000336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9728" calcext:value-type="float">
            <text:p>0,00049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7468" calcext:value-type="float">
            <text:p>0,000297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84356" calcext:value-type="float">
            <text:p>0,0004843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3758" calcext:value-type="float">
            <text:p>0,0003037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5168" calcext:value-type="float">
            <text:p>0,000305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44455" calcext:value-type="float">
            <text:p>0,000544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883" calcext:value-type="float">
            <text:p>0,00035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7419" calcext:value-type="float">
            <text:p>0,000327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0149" calcext:value-type="float">
            <text:p>0,000330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1079" calcext:value-type="float">
            <text:p>0,000291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09" calcext:value-type="float">
            <text:p>0,0003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2494" calcext:value-type="float">
            <text:p>0,000362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2748" calcext:value-type="float">
            <text:p>0,0003727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7081" calcext:value-type="float">
            <text:p>0,0002870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5854" calcext:value-type="float">
            <text:p>0,000355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0671" calcext:value-type="float">
            <text:p>0,00050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0917" calcext:value-type="float">
            <text:p>0,000360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1825" calcext:value-type="float">
            <text:p>0,0003318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495" calcext:value-type="float">
            <text:p>0,00040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1658" calcext:value-type="float">
            <text:p>0,0003916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88978" calcext:value-type="float">
            <text:p>0,0006889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977" calcext:value-type="float">
            <text:p>0,000419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1638" calcext:value-type="float">
            <text:p>0,0003616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8007" calcext:value-type="float">
            <text:p>0,0003680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4764" calcext:value-type="float">
            <text:p>0,0002847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5351" calcext:value-type="float">
            <text:p>0,000305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2623" calcext:value-type="float">
            <text:p>0,000322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2263" calcext:value-type="float">
            <text:p>0,000372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3071" calcext:value-type="float">
            <text:p>0,000313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2883" calcext:value-type="float">
            <text:p>0,000472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3332" calcext:value-type="float">
            <text:p>0,000323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9406" calcext:value-type="float">
            <text:p>0,000449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7853" calcext:value-type="float">
            <text:p>0,0003278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7057" calcext:value-type="float">
            <text:p>0,0004470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1735" calcext:value-type="float">
            <text:p>0,000321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3111" calcext:value-type="float">
            <text:p>0,000363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0343" calcext:value-type="float">
            <text:p>0,000440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1279" calcext:value-type="float">
            <text:p>0,000391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43002" calcext:value-type="float">
            <text:p>0,0005430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0417" calcext:value-type="float">
            <text:p>0,0002904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6339" calcext:value-type="float">
            <text:p>0,0004263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9294" calcext:value-type="float">
            <text:p>0,0003292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3974" calcext:value-type="float">
            <text:p>0,000433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8721" calcext:value-type="float">
            <text:p>0,0003287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6656" calcext:value-type="float">
            <text:p>0,0004466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8654" calcext:value-type="float">
            <text:p>0,0004186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87341" calcext:value-type="float">
            <text:p>0,000587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53103" calcext:value-type="float">
            <text:p>0,0004531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15655" calcext:value-type="float">
            <text:p>0,0005156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1256" calcext:value-type="float">
            <text:p>0,0003412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887" calcext:value-type="float">
            <text:p>0,00041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2359" calcext:value-type="float">
            <text:p>0,0003223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3214" calcext:value-type="float">
            <text:p>0,000363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5989" calcext:value-type="float">
            <text:p>0,000435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3117" calcext:value-type="float">
            <text:p>0,000343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8227" calcext:value-type="float">
            <text:p>0,000388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00651" calcext:value-type="float">
            <text:p>0,0005006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9073" calcext:value-type="float">
            <text:p>0,000339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8598" calcext:value-type="float">
            <text:p>0,000398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35323" calcext:value-type="float">
            <text:p>0,0005353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3916" calcext:value-type="float">
            <text:p>0,0005139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5629" calcext:value-type="float">
            <text:p>0,000375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3609" calcext:value-type="float">
            <text:p>0,000483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9297" calcext:value-type="float">
            <text:p>0,000449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1831" calcext:value-type="float">
            <text:p>0,000481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414" calcext:value-type="float">
            <text:p>0,000344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08459" calcext:value-type="float">
            <text:p>0,0008084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2615" calcext:value-type="float">
            <text:p>0,0003326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56412" calcext:value-type="float">
            <text:p>0,0005564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183" calcext:value-type="float">
            <text:p>0,00035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9703" calcext:value-type="float">
            <text:p>0,000479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7988" calcext:value-type="float">
            <text:p>0,000437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3071" calcext:value-type="float">
            <text:p>0,0004430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5573" calcext:value-type="float">
            <text:p>0,0003555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2703" calcext:value-type="float">
            <text:p>0,000422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8463" calcext:value-type="float">
            <text:p>0,0004284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8528" calcext:value-type="float">
            <text:p>0,000398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406" calcext:value-type="float">
            <text:p>0,00045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438" calcext:value-type="float">
            <text:p>0,000333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6187" calcext:value-type="float">
            <text:p>0,000436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7295" calcext:value-type="float">
            <text:p>0,000467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56272" calcext:value-type="float">
            <text:p>0,000556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8215" calcext:value-type="float">
            <text:p>0,0003782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38513" calcext:value-type="float">
            <text:p>0,000638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9665" calcext:value-type="float">
            <text:p>0,0003996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15231" calcext:value-type="float">
            <text:p>0,000315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05335" calcext:value-type="float">
            <text:p>0,0005053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961" calcext:value-type="float">
            <text:p>0,000419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9766" calcext:value-type="float">
            <text:p>0,000349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2541" calcext:value-type="float">
            <text:p>0,0003825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2113" calcext:value-type="float">
            <text:p>0,0004621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7342" calcext:value-type="float">
            <text:p>0,0003673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89922" calcext:value-type="float">
            <text:p>0,0005899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0426" calcext:value-type="float">
            <text:p>0,0004204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5777" calcext:value-type="float">
            <text:p>0,0004957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4847" calcext:value-type="float">
            <text:p>0,000384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55265" calcext:value-type="float">
            <text:p>0,000555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3992" calcext:value-type="float">
            <text:p>0,0004539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7346" calcext:value-type="float">
            <text:p>0,000467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6728" calcext:value-type="float">
            <text:p>0,000466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7182" calcext:value-type="float">
            <text:p>0,000407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62641" calcext:value-type="float">
            <text:p>0,000562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3488" calcext:value-type="float">
            <text:p>0,000393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6219" calcext:value-type="float">
            <text:p>0,000346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0591" calcext:value-type="float">
            <text:p>0,0004605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4003" calcext:value-type="float">
            <text:p>0,000444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9719" calcext:value-type="float">
            <text:p>0,0003697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1136" calcext:value-type="float">
            <text:p>0,0004211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0278" calcext:value-type="float">
            <text:p>0,000430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61171" calcext:value-type="float">
            <text:p>0,000561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64" calcext:value-type="float">
            <text:p>0,000000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79593" calcext:value-type="float">
            <text:p>0,0005795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728" calcext:value-type="float">
            <text:p>0,00041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2123" calcext:value-type="float">
            <text:p>0,000392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79526" calcext:value-type="float">
            <text:p>0,000579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735" calcext:value-type="float">
            <text:p>0,000333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2725" calcext:value-type="float">
            <text:p>0,0004127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595" calcext:value-type="float">
            <text:p>0,0003595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3419" calcext:value-type="float">
            <text:p>0,0004234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2391" calcext:value-type="float">
            <text:p>0,0003223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6572" calcext:value-type="float">
            <text:p>0,000356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7201" calcext:value-type="float">
            <text:p>0,000327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05639" calcext:value-type="float">
            <text:p>0,0005056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5365" calcext:value-type="float">
            <text:p>0,0004953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0733" calcext:value-type="float">
            <text:p>0,000410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1967" calcext:value-type="float">
            <text:p>0,000471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8802" calcext:value-type="float">
            <text:p>0,0004688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0612" calcext:value-type="float">
            <text:p>0,000370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099" calcext:value-type="float">
            <text:p>0,00034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8024" calcext:value-type="float">
            <text:p>0,0003480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65149" calcext:value-type="float">
            <text:p>0,0005651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2941" calcext:value-type="float">
            <text:p>0,000322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6274" calcext:value-type="float">
            <text:p>0,000346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1772" calcext:value-type="float">
            <text:p>0,000481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2686" calcext:value-type="float">
            <text:p>0,0003626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2353" calcext:value-type="float">
            <text:p>0,0004423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5904" calcext:value-type="float">
            <text:p>0,000559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6287" calcext:value-type="float">
            <text:p>0,0003562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69" calcext:value-type="float">
            <text:p>0,0000000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2072" calcext:value-type="float">
            <text:p>0,000492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2032" calcext:value-type="float">
            <text:p>0,000332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5481" calcext:value-type="float">
            <text:p>0,000395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089" calcext:value-type="float">
            <text:p>0,000388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01659" calcext:value-type="float">
            <text:p>0,000501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19843" calcext:value-type="float">
            <text:p>0,0003198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62" calcext:value-type="float">
            <text:p>0,000000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9663" calcext:value-type="float">
            <text:p>0,000919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7047" calcext:value-type="float">
            <text:p>0,000347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4398" calcext:value-type="float">
            <text:p>0,0003343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454" calcext:value-type="float">
            <text:p>0,00091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3264" calcext:value-type="float">
            <text:p>0,000733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05263" calcext:value-type="float">
            <text:p>0,000805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54561" calcext:value-type="float">
            <text:p>0,0006545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09451" calcext:value-type="float">
            <text:p>0,000509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62722" calcext:value-type="float">
            <text:p>0,000862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01075" calcext:value-type="float">
            <text:p>0,000701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26838" calcext:value-type="float">
            <text:p>0,000626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48677" calcext:value-type="float">
            <text:p>0,000848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88318" calcext:value-type="float">
            <text:p>0,000788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8561" calcext:value-type="float">
            <text:p>0,0003685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8858" calcext:value-type="float">
            <text:p>0,0004188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074" calcext:value-type="float">
            <text:p>0,000390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15208" calcext:value-type="float">
            <text:p>0,000615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68486" calcext:value-type="float">
            <text:p>0,0005684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20968" calcext:value-type="float">
            <text:p>0,000620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26506" calcext:value-type="float">
            <text:p>0,000626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25004" calcext:value-type="float">
            <text:p>0,0006250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172" calcext:value-type="float">
            <text:p>0,000381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3718" calcext:value-type="float">
            <text:p>0,0004337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3357" calcext:value-type="float">
            <text:p>0,000393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445" calcext:value-type="float">
            <text:p>0,00044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6774" calcext:value-type="float">
            <text:p>0,0003667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4314" calcext:value-type="float">
            <text:p>0,0003943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0465" calcext:value-type="float">
            <text:p>0,000450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6302" calcext:value-type="float">
            <text:p>0,0003863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74952" calcext:value-type="float">
            <text:p>0,000674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8934" calcext:value-type="float">
            <text:p>0,000428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215" calcext:value-type="float">
            <text:p>0,000442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9714" calcext:value-type="float">
            <text:p>0,000379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34834" calcext:value-type="float">
            <text:p>0,000634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826" calcext:value-type="float">
            <text:p>0,00041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314" calcext:value-type="float">
            <text:p>0,000383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5235" calcext:value-type="float">
            <text:p>0,0004552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5185" calcext:value-type="float">
            <text:p>0,0004451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66951" calcext:value-type="float">
            <text:p>0,000566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3976" calcext:value-type="float">
            <text:p>0,000493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4008" calcext:value-type="float">
            <text:p>0,000434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309" calcext:value-type="float">
            <text:p>0,00049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36596" calcext:value-type="float">
            <text:p>0,0005365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8844" calcext:value-type="float">
            <text:p>0,000378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2174" calcext:value-type="float">
            <text:p>0,000412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4297" calcext:value-type="float">
            <text:p>0,000354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6448" calcext:value-type="float">
            <text:p>0,0004164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14825" calcext:value-type="float">
            <text:p>0,000314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5474" calcext:value-type="float">
            <text:p>0,0004854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0398" calcext:value-type="float">
            <text:p>0,000350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8402" calcext:value-type="float">
            <text:p>0,000584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2684" calcext:value-type="float">
            <text:p>0,0004526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4647" calcext:value-type="float">
            <text:p>0,0003546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353" calcext:value-type="float">
            <text:p>0,00042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0384" calcext:value-type="float">
            <text:p>0,000450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19483" calcext:value-type="float">
            <text:p>0,000619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2886" calcext:value-type="float">
            <text:p>0,000352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33075" calcext:value-type="float">
            <text:p>0,000533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1061" calcext:value-type="float">
            <text:p>0,0003810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5214" calcext:value-type="float">
            <text:p>0,000425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2432" calcext:value-type="float">
            <text:p>0,000362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8379" calcext:value-type="float">
            <text:p>0,000358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16238" calcext:value-type="float">
            <text:p>0,0003162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9075" calcext:value-type="float">
            <text:p>0,000489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7511" calcext:value-type="float">
            <text:p>0,0003775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169" calcext:value-type="float">
            <text:p>0,000361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6931" calcext:value-type="float">
            <text:p>0,000376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6681" calcext:value-type="float">
            <text:p>0,0004066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14674" calcext:value-type="float">
            <text:p>0,0003146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8085" calcext:value-type="float">
            <text:p>0,000368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673" calcext:value-type="float">
            <text:p>0,00040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096" calcext:value-type="float">
            <text:p>0,00047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8757" calcext:value-type="float">
            <text:p>0,000408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9886" calcext:value-type="float">
            <text:p>0,000449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3744" calcext:value-type="float">
            <text:p>0,0004437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9539" calcext:value-type="float">
            <text:p>0,0003995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5401" calcext:value-type="float">
            <text:p>0,0005154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0831" calcext:value-type="float">
            <text:p>0,000320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5023" calcext:value-type="float">
            <text:p>0,0004450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281" calcext:value-type="float">
            <text:p>0,000482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274" calcext:value-type="float">
            <text:p>0,000352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3806" calcext:value-type="float">
            <text:p>0,000513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0328" calcext:value-type="float">
            <text:p>0,0003303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15741" calcext:value-type="float">
            <text:p>0,0003157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70465" calcext:value-type="float">
            <text:p>0,000670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8154" calcext:value-type="float">
            <text:p>0,000378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5912" calcext:value-type="float">
            <text:p>0,0003759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4215" calcext:value-type="float">
            <text:p>0,0004842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3929" calcext:value-type="float">
            <text:p>0,0004639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2032" calcext:value-type="float">
            <text:p>0,000362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8232" calcext:value-type="float">
            <text:p>0,000458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0075" calcext:value-type="float">
            <text:p>0,000470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3492" calcext:value-type="float">
            <text:p>0,0004534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6892" calcext:value-type="float">
            <text:p>0,000416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0407" calcext:value-type="float">
            <text:p>0,000330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70975" calcext:value-type="float">
            <text:p>0,000670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579" calcext:value-type="float">
            <text:p>0,000359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0644" calcext:value-type="float">
            <text:p>0,0004406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7696" calcext:value-type="float">
            <text:p>0,000407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48693" calcext:value-type="float">
            <text:p>0,0005486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1611" calcext:value-type="float">
            <text:p>0,0004316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0671" calcext:value-type="float">
            <text:p>0,000480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9769" calcext:value-type="float">
            <text:p>0,0004997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939" calcext:value-type="float">
            <text:p>0,0003599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7911" calcext:value-type="float">
            <text:p>0,000357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6655" calcext:value-type="float">
            <text:p>0,000456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9322" calcext:value-type="float">
            <text:p>0,0004093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17493" calcext:value-type="float">
            <text:p>0,0003174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9221" calcext:value-type="float">
            <text:p>0,000499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0997" calcext:value-type="float">
            <text:p>0,000370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42482" calcext:value-type="float">
            <text:p>0,0005424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6707" calcext:value-type="float">
            <text:p>0,000486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8958" calcext:value-type="float">
            <text:p>0,000589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4053" calcext:value-type="float">
            <text:p>0,000374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43401" calcext:value-type="float">
            <text:p>0,000643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49465" calcext:value-type="float">
            <text:p>0,0005494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574" calcext:value-type="float">
            <text:p>0,000515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64" calcext:value-type="float">
            <text:p>0,000372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675" calcext:value-type="float">
            <text:p>0,000476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0935" calcext:value-type="float">
            <text:p>0,0003309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3816" calcext:value-type="float">
            <text:p>0,0004838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8099" calcext:value-type="float">
            <text:p>0,0003280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15735" calcext:value-type="float">
            <text:p>0,000715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6971" calcext:value-type="float">
            <text:p>0,000669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1582" calcext:value-type="float">
            <text:p>0,00081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27805" calcext:value-type="float">
            <text:p>0,000527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9444" calcext:value-type="float">
            <text:p>0,000449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0083" calcext:value-type="float">
            <text:p>0,0003700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3997" calcext:value-type="float">
            <text:p>0,0004739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5592" calcext:value-type="float">
            <text:p>0,0003455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42212" calcext:value-type="float">
            <text:p>0,000542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52036" calcext:value-type="float">
            <text:p>0,000552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89012" calcext:value-type="float">
            <text:p>0,0005890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4197" calcext:value-type="float">
            <text:p>0,0003941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4639" calcext:value-type="float">
            <text:p>0,0004846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3753" calcext:value-type="float">
            <text:p>0,0004737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85203" calcext:value-type="float">
            <text:p>0,0005852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7795" calcext:value-type="float">
            <text:p>0,0003477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54" calcext:value-type="float">
            <text:p>0,000000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2709" calcext:value-type="float">
            <text:p>0,0004427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7582" calcext:value-type="float">
            <text:p>0,000407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32855" calcext:value-type="float">
            <text:p>0,000532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72" calcext:value-type="float">
            <text:p>0,000000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2973" calcext:value-type="float">
            <text:p>0,000392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905" calcext:value-type="float">
            <text:p>0,000339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0814" calcext:value-type="float">
            <text:p>0,000470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5306" calcext:value-type="float">
            <text:p>0,000495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1521" calcext:value-type="float">
            <text:p>0,000471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3298" calcext:value-type="float">
            <text:p>0,000383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81675" calcext:value-type="float">
            <text:p>0,000781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5872" calcext:value-type="float">
            <text:p>0,000465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0794" calcext:value-type="float">
            <text:p>0,000480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534" calcext:value-type="float">
            <text:p>0,000465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8726" calcext:value-type="float">
            <text:p>0,0004387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5127" calcext:value-type="float">
            <text:p>0,0003451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582" calcext:value-type="float">
            <text:p>0,00046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9137" calcext:value-type="float">
            <text:p>0,0004391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88865" calcext:value-type="float">
            <text:p>0,0006888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548" calcext:value-type="float">
            <text:p>0,00051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20186" calcext:value-type="float">
            <text:p>0,0006201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7635" calcext:value-type="float">
            <text:p>0,0003776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8871" calcext:value-type="float">
            <text:p>0,000488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9861" calcext:value-type="float">
            <text:p>0,0004598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4572" calcext:value-type="float">
            <text:p>0,0004345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33782" calcext:value-type="float">
            <text:p>0,000533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5076" calcext:value-type="float">
            <text:p>0,000365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5557" calcext:value-type="float">
            <text:p>0,0003455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3298" calcext:value-type="float">
            <text:p>0,0004432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3521" calcext:value-type="float">
            <text:p>0,00053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19352" calcext:value-type="float">
            <text:p>0,000319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03366" calcext:value-type="float">
            <text:p>0,0005033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1777" calcext:value-type="float">
            <text:p>0,000331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2569" calcext:value-type="float">
            <text:p>0,0004125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6373" calcext:value-type="float">
            <text:p>0,000416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99581" calcext:value-type="float">
            <text:p>0,0005995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8682" calcext:value-type="float">
            <text:p>0,000428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62895" calcext:value-type="float">
            <text:p>0,0006628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2961" calcext:value-type="float">
            <text:p>0,0004029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2562" calcext:value-type="float">
            <text:p>0,0003825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703" calcext:value-type="float">
            <text:p>0,00044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3863" calcext:value-type="float">
            <text:p>0,0004338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9421" calcext:value-type="float">
            <text:p>0,000339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75656" calcext:value-type="float">
            <text:p>0,0005756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1886" calcext:value-type="float">
            <text:p>0,000331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05667" calcext:value-type="float">
            <text:p>0,000605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5212" calcext:value-type="float">
            <text:p>0,000345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22731" calcext:value-type="float">
            <text:p>0,000622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8736" calcext:value-type="float">
            <text:p>0,0003287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9137" calcext:value-type="float">
            <text:p>0,0004391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7578" calcext:value-type="float">
            <text:p>0,0005175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2899" calcext:value-type="float">
            <text:p>0,0003628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91856" calcext:value-type="float">
            <text:p>0,0006918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6496" calcext:value-type="float">
            <text:p>0,000496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5473" calcext:value-type="float">
            <text:p>0,000335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5541" calcext:value-type="float">
            <text:p>0,0004155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8361" calcext:value-type="float">
            <text:p>0,0004383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1481" calcext:value-type="float">
            <text:p>0,00031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776" calcext:value-type="float">
            <text:p>0,000437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4651" calcext:value-type="float">
            <text:p>0,0003346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69619" calcext:value-type="float">
            <text:p>0,000569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6264" calcext:value-type="float">
            <text:p>0,0003762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23085" calcext:value-type="float">
            <text:p>0,000523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16871" calcext:value-type="float">
            <text:p>0,000316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8562" calcext:value-type="float">
            <text:p>0,000368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12729" calcext:value-type="float">
            <text:p>0,0006127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2164" calcext:value-type="float">
            <text:p>0,000392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24212" calcext:value-type="float">
            <text:p>0,000724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2343" calcext:value-type="float">
            <text:p>0,000402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7176" calcext:value-type="float">
            <text:p>0,000327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4966" calcext:value-type="float">
            <text:p>0,000344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9574" calcext:value-type="float">
            <text:p>0,0004895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7819" calcext:value-type="float">
            <text:p>0,000367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4268" calcext:value-type="float">
            <text:p>0,000484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94106" calcext:value-type="float">
            <text:p>0,0005941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57226" calcext:value-type="float">
            <text:p>0,000557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06707" calcext:value-type="float">
            <text:p>0,000606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5011" calcext:value-type="float">
            <text:p>0,0003850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1478" calcext:value-type="float">
            <text:p>0,000521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5185" calcext:value-type="float">
            <text:p>0,000551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67822" calcext:value-type="float">
            <text:p>0,0005678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61142" calcext:value-type="float">
            <text:p>0,000361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123" calcext:value-type="float">
            <text:p>0,0000001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1206" calcext:value-type="float">
            <text:p>0,000491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7821" calcext:value-type="float">
            <text:p>0,00037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69958" calcext:value-type="float">
            <text:p>0,000669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74404" calcext:value-type="float">
            <text:p>0,000674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48704" calcext:value-type="float">
            <text:p>0,0006487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6897" calcext:value-type="float">
            <text:p>0,0004968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12" calcext:value-type="float">
            <text:p>0,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6507" calcext:value-type="float">
            <text:p>0,00066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44735" calcext:value-type="float">
            <text:p>0,000744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7535" calcext:value-type="float">
            <text:p>0,0003975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7554" calcext:value-type="float">
            <text:p>0,0005075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75925" calcext:value-type="float">
            <text:p>0,0003759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91481" calcext:value-type="float">
            <text:p>0,000591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49463" calcext:value-type="float">
            <text:p>0,000549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8255" calcext:value-type="float">
            <text:p>0,0004782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56257" calcext:value-type="float">
            <text:p>0,000656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2742" calcext:value-type="float">
            <text:p>0,000532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2435" calcext:value-type="float">
            <text:p>0,000482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7729" calcext:value-type="float">
            <text:p>0,0004377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3619" calcext:value-type="float">
            <text:p>0,000393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3985" calcext:value-type="float">
            <text:p>0,0003839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6198" calcext:value-type="float">
            <text:p>0,000406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55666" calcext:value-type="float">
            <text:p>0,000555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4515" calcext:value-type="float">
            <text:p>0,000404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7757" calcext:value-type="float">
            <text:p>0,000447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9173" calcext:value-type="float">
            <text:p>0,000389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0501" calcext:value-type="float">
            <text:p>0,0005305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8961" calcext:value-type="float">
            <text:p>0,000478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7704" calcext:value-type="float">
            <text:p>0,000527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97982" calcext:value-type="float">
            <text:p>0,0005979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9697" calcext:value-type="float">
            <text:p>0,0004896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24547" calcext:value-type="float">
            <text:p>0,0006245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5162" calcext:value-type="float">
            <text:p>0,000445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5394" calcext:value-type="float">
            <text:p>0,0004953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62" calcext:value-type="float">
            <text:p>0,000000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6301" calcext:value-type="float">
            <text:p>0,000446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0355" calcext:value-type="float">
            <text:p>0,00070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59702" calcext:value-type="float">
            <text:p>0,000359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59902" calcext:value-type="float">
            <text:p>0,0005599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4883" calcext:value-type="float">
            <text:p>0,000484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9984" calcext:value-type="float">
            <text:p>0,0004399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24914" calcext:value-type="float">
            <text:p>0,000624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268" calcext:value-type="float">
            <text:p>0,00039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981" calcext:value-type="float">
            <text:p>0,00039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4464" calcext:value-type="float">
            <text:p>0,0004044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0387" calcext:value-type="float">
            <text:p>0,000380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57553" calcext:value-type="float">
            <text:p>0,000357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9887" calcext:value-type="float">
            <text:p>0,000409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8751" calcext:value-type="float">
            <text:p>0,000438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3756" calcext:value-type="float">
            <text:p>0,0005037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4813" calcext:value-type="float">
            <text:p>0,0003948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0691" calcext:value-type="float">
            <text:p>0,000410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86575" calcext:value-type="float">
            <text:p>0,000865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61017" calcext:value-type="float">
            <text:p>0,0007610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6752" calcext:value-type="float">
            <text:p>0,0005367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7942" calcext:value-type="float">
            <text:p>0,000417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7348" calcext:value-type="float">
            <text:p>0,0004773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9072" calcext:value-type="float">
            <text:p>0,0004190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61166" calcext:value-type="float">
            <text:p>0,000761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6152" calcext:value-type="float">
            <text:p>0,0004461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861" calcext:value-type="float">
            <text:p>0,000408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9775" calcext:value-type="float">
            <text:p>0,000389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06735" calcext:value-type="float">
            <text:p>0,000706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4404" calcext:value-type="float">
            <text:p>0,000494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67759" calcext:value-type="float">
            <text:p>0,0003677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845704" calcext:value-type="float">
            <text:p>0,000845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8926" calcext:value-type="float">
            <text:p>0,000438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2035" calcext:value-type="float">
            <text:p>0,000522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0162" calcext:value-type="float">
            <text:p>0,000450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1581" calcext:value-type="float">
            <text:p>0,0004415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9168" calcext:value-type="float">
            <text:p>0,000399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4217" calcext:value-type="float">
            <text:p>0,0004742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1157" calcext:value-type="float">
            <text:p>0,000411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71367" calcext:value-type="float">
            <text:p>0,0003713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7649" calcext:value-type="float">
            <text:p>0,000507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0718" calcext:value-type="float">
            <text:p>0,0004507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14349" calcext:value-type="float">
            <text:p>0,000614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7651" calcext:value-type="float">
            <text:p>0,0004476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53397" calcext:value-type="float">
            <text:p>0,000553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392" calcext:value-type="float">
            <text:p>0,000453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2065" calcext:value-type="float">
            <text:p>0,0003920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54281" calcext:value-type="float">
            <text:p>0,0007542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5145" calcext:value-type="float">
            <text:p>0,0004151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25637" calcext:value-type="float">
            <text:p>0,0006256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78589" calcext:value-type="float">
            <text:p>0,0003785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9914" calcext:value-type="float">
            <text:p>0,0004899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8507" calcext:value-type="float">
            <text:p>0,000538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4933" calcext:value-type="float">
            <text:p>0,0004549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9843" calcext:value-type="float">
            <text:p>0,0003998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5149" calcext:value-type="float">
            <text:p>0,000405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618" calcext:value-type="float">
            <text:p>0,000466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0129" calcext:value-type="float">
            <text:p>0,0005001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867702" calcext:value-type="float">
            <text:p>0,000867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0985" calcext:value-type="float">
            <text:p>0,0003809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8626" calcext:value-type="float">
            <text:p>0,000468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644" calcext:value-type="float">
            <text:p>0,00046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749" calcext:value-type="float">
            <text:p>0,000537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91229" calcext:value-type="float">
            <text:p>0,0006912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5795" calcext:value-type="float">
            <text:p>0,000485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8478" calcext:value-type="float">
            <text:p>0,000388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73704" calcext:value-type="float">
            <text:p>0,000373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4367" calcext:value-type="float">
            <text:p>0,0004643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2016" calcext:value-type="float">
            <text:p>0,0004020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0227" calcext:value-type="float">
            <text:p>0,00060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6704" calcext:value-type="float">
            <text:p>0,000416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3083" calcext:value-type="float">
            <text:p>0,0004230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0088" calcext:value-type="float">
            <text:p>0,000460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517" calcext:value-type="float">
            <text:p>0,000395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15096" calcext:value-type="float">
            <text:p>0,000715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87036" calcext:value-type="float">
            <text:p>0,000687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8504" calcext:value-type="float">
            <text:p>0,0005285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79904" calcext:value-type="float">
            <text:p>0,0005799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9236" calcext:value-type="float">
            <text:p>0,000389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91456" calcext:value-type="float">
            <text:p>0,0005914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0812" calcext:value-type="float">
            <text:p>0,000380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30753" calcext:value-type="float">
            <text:p>0,000730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7713" calcext:value-type="float">
            <text:p>0,0004377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826329" calcext:value-type="float">
            <text:p>0,000826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63473" calcext:value-type="float">
            <text:p>0,000363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7181" calcext:value-type="float">
            <text:p>0,000527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5138" calcext:value-type="float">
            <text:p>0,0003951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60861" calcext:value-type="float">
            <text:p>0,0003608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13724" calcext:value-type="float">
            <text:p>0,000713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2856" calcext:value-type="float">
            <text:p>0,0005028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9278" calcext:value-type="float">
            <text:p>0,0003892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0313" calcext:value-type="float">
            <text:p>0,0004803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5153" calcext:value-type="float">
            <text:p>0,000495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9756" calcext:value-type="float">
            <text:p>0,0004597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444" calcext:value-type="float">
            <text:p>0,00046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3419" calcext:value-type="float">
            <text:p>0,0004934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59909" calcext:value-type="float">
            <text:p>0,0003599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0835" calcext:value-type="float">
            <text:p>0,0004508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7629" calcext:value-type="float">
            <text:p>0,000407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86175" calcext:value-type="float">
            <text:p>0,000586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7882" calcext:value-type="float">
            <text:p>0,0004378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8771" calcext:value-type="float">
            <text:p>0,000508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58572" calcext:value-type="float">
            <text:p>0,0003585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549" calcext:value-type="float">
            <text:p>0,000505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14854" calcext:value-type="float">
            <text:p>0,000514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1394" calcext:value-type="float">
            <text:p>0,0004313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59842" calcext:value-type="float">
            <text:p>0,0007598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682" calcext:value-type="float">
            <text:p>0,000386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61193" calcext:value-type="float">
            <text:p>0,000361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8924" calcext:value-type="float">
            <text:p>0,000408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3818" calcext:value-type="float">
            <text:p>0,000443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58153" calcext:value-type="float">
            <text:p>0,0003581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3261" calcext:value-type="float">
            <text:p>0,000403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9034" calcext:value-type="float">
            <text:p>0,000479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81368" calcext:value-type="float">
            <text:p>0,000581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6965" calcext:value-type="float">
            <text:p>0,000526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2119" calcext:value-type="float">
            <text:p>0,0003921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46057" calcext:value-type="float">
            <text:p>0,0007460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4008" calcext:value-type="float">
            <text:p>0,0004440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95112" calcext:value-type="float">
            <text:p>0,0005951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68017" calcext:value-type="float">
            <text:p>0,000368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7002" calcext:value-type="float">
            <text:p>0,0005070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7185" calcext:value-type="float">
            <text:p>0,0004671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6253" calcext:value-type="float">
            <text:p>0,000456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3474" calcext:value-type="float">
            <text:p>0,000734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3137" calcext:value-type="float">
            <text:p>0,0004631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7451" calcext:value-type="float">
            <text:p>0,0004874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9087" calcext:value-type="float">
            <text:p>0,0004390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9266" calcext:value-type="float">
            <text:p>0,0004592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4769" calcext:value-type="float">
            <text:p>0,0003947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52787" calcext:value-type="float">
            <text:p>0,000552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3641" calcext:value-type="float">
            <text:p>0,000443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76774" calcext:value-type="float">
            <text:p>0,000676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4135" calcext:value-type="float">
            <text:p>0,000414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5103" calcext:value-type="float">
            <text:p>0,0004551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703" calcext:value-type="float">
            <text:p>0,00040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9415" calcext:value-type="float">
            <text:p>0,000419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42855" calcext:value-type="float">
            <text:p>0,000742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8254" calcext:value-type="float">
            <text:p>0,000528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7544" calcext:value-type="float">
            <text:p>0,0005075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4491" calcext:value-type="float">
            <text:p>0,000394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4353" calcext:value-type="float">
            <text:p>0,000474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0689" calcext:value-type="float">
            <text:p>0,000440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8353" calcext:value-type="float">
            <text:p>0,000388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6998" calcext:value-type="float">
            <text:p>0,000466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7311" calcext:value-type="float">
            <text:p>0,000407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3667" calcext:value-type="float">
            <text:p>0,0005036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61435" calcext:value-type="float">
            <text:p>0,0003614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4166" calcext:value-type="float">
            <text:p>0,0004941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7343" calcext:value-type="float">
            <text:p>0,000407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1246" calcext:value-type="float">
            <text:p>0,000531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0722" calcext:value-type="float">
            <text:p>0,0005007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74737" calcext:value-type="float">
            <text:p>0,000374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53692" calcext:value-type="float">
            <text:p>0,000653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4199" calcext:value-type="float">
            <text:p>0,000394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2665" calcext:value-type="float">
            <text:p>0,000626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75484" calcext:value-type="float">
            <text:p>0,0003754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79" calcext:value-type="float">
            <text:p>0,0000000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2475" calcext:value-type="float">
            <text:p>0,0004724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27679" calcext:value-type="float">
            <text:p>0,000627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59978" calcext:value-type="float">
            <text:p>0,000359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75451" calcext:value-type="float">
            <text:p>0,000775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3041" calcext:value-type="float">
            <text:p>0,0004930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1713" calcext:value-type="float">
            <text:p>0,000471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0318" calcext:value-type="float">
            <text:p>0,000480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1718" calcext:value-type="float">
            <text:p>0,0003817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6028" calcext:value-type="float">
            <text:p>0,0004160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2969" calcext:value-type="float">
            <text:p>0,000482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3572" calcext:value-type="float">
            <text:p>0,0004435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6993" calcext:value-type="float">
            <text:p>0,000446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6849" calcext:value-type="float">
            <text:p>0,000506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6937" calcext:value-type="float">
            <text:p>0,000416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92587" calcext:value-type="float">
            <text:p>0,0005925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68" calcext:value-type="float">
            <text:p>0,000000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6794" calcext:value-type="float">
            <text:p>0,0004267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7819" calcext:value-type="float">
            <text:p>0,0004278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5525" calcext:value-type="float">
            <text:p>0,0004155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2525" calcext:value-type="float">
            <text:p>0,0004225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6621" calcext:value-type="float">
            <text:p>0,00076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2456" calcext:value-type="float">
            <text:p>0,0004424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3879" calcext:value-type="float">
            <text:p>0,000638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7437" calcext:value-type="float">
            <text:p>0,00037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5989" calcext:value-type="float">
            <text:p>0,0003959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7011" calcext:value-type="float">
            <text:p>0,0004370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3865" calcext:value-type="float">
            <text:p>0,000413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8878" calcext:value-type="float">
            <text:p>0,0004288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7475" calcext:value-type="float">
            <text:p>0,0004274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1307" calcext:value-type="float">
            <text:p>0,000391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05571" calcext:value-type="float">
            <text:p>0,0007055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1953" calcext:value-type="float">
            <text:p>0,000391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5268" calcext:value-type="float">
            <text:p>0,000385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82131" calcext:value-type="float">
            <text:p>0,000582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2201" calcext:value-type="float">
            <text:p>0,0004922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7009" calcext:value-type="float">
            <text:p>0,000537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5954" calcext:value-type="float">
            <text:p>0,000425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86305" calcext:value-type="float">
            <text:p>0,000686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7199" calcext:value-type="float">
            <text:p>0,0003971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0732" calcext:value-type="float">
            <text:p>0,0004007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5487" calcext:value-type="float">
            <text:p>0,0004754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201" calcext:value-type="float">
            <text:p>0,00041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893" calcext:value-type="float">
            <text:p>0,000428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6376" calcext:value-type="float">
            <text:p>0,0004663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0873" calcext:value-type="float">
            <text:p>0,000520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56177" calcext:value-type="float">
            <text:p>0,000356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4396" calcext:value-type="float">
            <text:p>0,000424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1391" calcext:value-type="float">
            <text:p>0,0003813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80338" calcext:value-type="float">
            <text:p>0,0005803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4074" calcext:value-type="float">
            <text:p>0,0004840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14771" calcext:value-type="float">
            <text:p>0,000614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4854" calcext:value-type="float">
            <text:p>0,0004248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689" calcext:value-type="float">
            <text:p>0,00043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70073" calcext:value-type="float">
            <text:p>0,000570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60582" calcext:value-type="float">
            <text:p>0,000360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4704" calcext:value-type="float">
            <text:p>0,000484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9112" calcext:value-type="float">
            <text:p>0,0003991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67123" calcext:value-type="float">
            <text:p>0,000367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43765" calcext:value-type="float">
            <text:p>0,000643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18281" calcext:value-type="float">
            <text:p>0,0005182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57602" calcext:value-type="float">
            <text:p>0,0003576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9969" calcext:value-type="float">
            <text:p>0,000409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8273" calcext:value-type="float">
            <text:p>0,000458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71102" calcext:value-type="float">
            <text:p>0,0006711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2476" calcext:value-type="float">
            <text:p>0,000422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085" calcext:value-type="float">
            <text:p>0,0006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66833" calcext:value-type="float">
            <text:p>0,0003668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61" calcext:value-type="float">
            <text:p>0,0000000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41656" calcext:value-type="float">
            <text:p>0,0005416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5336" calcext:value-type="float">
            <text:p>0,0004453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59448" calcext:value-type="float">
            <text:p>0,000359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63835" calcext:value-type="float">
            <text:p>0,0006638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75729" calcext:value-type="float">
            <text:p>0,0003757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57711" calcext:value-type="float">
            <text:p>0,0003577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49417" calcext:value-type="float">
            <text:p>0,0005494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12411" calcext:value-type="float">
            <text:p>0,0005124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04392" calcext:value-type="float">
            <text:p>0,0006043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80573" calcext:value-type="float">
            <text:p>0,000580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97213" calcext:value-type="float">
            <text:p>0,000597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3619" calcext:value-type="float">
            <text:p>0,000503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54" calcext:value-type="float">
            <text:p>0,000000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79222" calcext:value-type="float">
            <text:p>0,000679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8354" calcext:value-type="float">
            <text:p>0,0004083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1956" calcext:value-type="float">
            <text:p>0,0004619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0017" calcext:value-type="float">
            <text:p>0,0004700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6897" calcext:value-type="float">
            <text:p>0,0005368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53586" calcext:value-type="float">
            <text:p>0,000653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4021" calcext:value-type="float">
            <text:p>0,00054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68374" calcext:value-type="float">
            <text:p>0,0004683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39704" calcext:value-type="float">
            <text:p>0,000439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8546" calcext:value-type="float">
            <text:p>0,000418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30385" calcext:value-type="float">
            <text:p>0,000630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9655" calcext:value-type="float">
            <text:p>0,0003896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28805" calcext:value-type="float">
            <text:p>0,0005288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42558" calcext:value-type="float">
            <text:p>0,000642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60266" calcext:value-type="float">
            <text:p>0,0003602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825702" calcext:value-type="float">
            <text:p>0,000825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71473" calcext:value-type="float">
            <text:p>0,0005714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8824" calcext:value-type="float">
            <text:p>0,0004288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9494" calcext:value-type="float">
            <text:p>0,000499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980043" calcext:value-type="float">
            <text:p>0,000980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5586" calcext:value-type="float">
            <text:p>0,00065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625" calcext:value-type="float">
            <text:p>0,00050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766548" calcext:value-type="float">
            <text:p>0,000766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43079" calcext:value-type="float">
            <text:p>0,000543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9677" calcext:value-type="float">
            <text:p>0,0004896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32195" calcext:value-type="float">
            <text:p>0,0005321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2884" calcext:value-type="float">
            <text:p>0,0004828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3" calcext:value-type="float">
            <text:p>0,000000033</text:p>
          </table:table-cell>
        </table:table-row>
      </table:table>
      <table:table table:name="Tabla dinámica_search_by_userid_fakeusers_1" table:style-name="ta1">
        <table:shapes>
          <draw:frame draw:z-index="0" draw:style-name="gr1" draw:text-style-name="P1" svg:width="15.999cm" svg:height="8.999cm" svg:x="17.013cm" svg:y="0.323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Tiempo(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busqueda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00003391" calcext:value-type="float">
            <text:p>0,00000003391</text:p>
          </table:table-cell>
          <table:table-cell table:style-name="ce14" office:value-type="float" office:value="0.00005339752" calcext:value-type="float">
            <text:p>0,00005339752</text:p>
          </table:table-cell>
          <table:table-cell table:style-name="ce14" office:value-type="float" office:value="0.00005549519" calcext:value-type="float">
            <text:p>0,00005549519</text:p>
          </table:table-cell>
          <table:table-cell table:style-name="ce14" office:value-type="float" office:value="0.0000516697" calcext:value-type="float">
            <text:p>0,0000516697</text:p>
          </table:table-cell>
          <table:table-cell table:style-name="ce18" office:value-type="float" office:value="0.0000000328" calcext:value-type="float">
            <text:p>0,0000000328</text:p>
          </table:table-cell>
          <table:table-cell table:style-name="ce24" office:value-type="float" office:value="0.000032125824" calcext:value-type="float">
            <text:p>0,00003212582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003799" calcext:value-type="float">
            <text:p>0,00000003799</text:p>
          </table:table-cell>
          <table:table-cell office:value-type="float" office:value="0.00011872472" calcext:value-type="float">
            <text:p>0,00011872472</text:p>
          </table:table-cell>
          <table:table-cell office:value-type="float" office:value="0.00013081306" calcext:value-type="float">
            <text:p>0,00013081306</text:p>
          </table:table-cell>
          <table:table-cell office:value-type="float" office:value="0.00010755726" calcext:value-type="float">
            <text:p>0,00010755726</text:p>
          </table:table-cell>
          <table:table-cell office:value-type="float" office:value="0.00000003196" calcext:value-type="float">
            <text:p>0,00000003196</text:p>
          </table:table-cell>
          <table:table-cell office:value-type="float" office:value="0.000071432998" calcext:value-type="float">
            <text:p>0,00007143299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2577" calcext:value-type="float">
            <text:p>0,00000002577</text:p>
          </table:table-cell>
          <table:table-cell office:value-type="float" office:value="0.0001511788" calcext:value-type="float">
            <text:p>0,0001511788</text:p>
          </table:table-cell>
          <table:table-cell office:value-type="float" office:value="0.00015422543" calcext:value-type="float">
            <text:p>0,00015422543</text:p>
          </table:table-cell>
          <table:table-cell office:value-type="float" office:value="0.00013664127" calcext:value-type="float">
            <text:p>0,00013664127</text:p>
          </table:table-cell>
          <table:table-cell office:value-type="float" office:value="0.00000002045" calcext:value-type="float">
            <text:p>0,00000002045</text:p>
          </table:table-cell>
          <table:table-cell office:value-type="float" office:value="0.000088418344" calcext:value-type="float">
            <text:p>0,0000884183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002324" calcext:value-type="float">
            <text:p>0,00000002324</text:p>
          </table:table-cell>
          <table:table-cell office:value-type="float" office:value="0.00026473909" calcext:value-type="float">
            <text:p>0,00026473909</text:p>
          </table:table-cell>
          <table:table-cell office:value-type="float" office:value="0.00027953734" calcext:value-type="float">
            <text:p>0,00027953734</text:p>
          </table:table-cell>
          <table:table-cell office:value-type="float" office:value="0.00025297854" calcext:value-type="float">
            <text:p>0,00025297854</text:p>
          </table:table-cell>
          <table:table-cell office:value-type="float" office:value="0.00000001919" calcext:value-type="float">
            <text:p>0,00000001919</text:p>
          </table:table-cell>
          <table:table-cell office:value-type="float" office:value="0.00015945948" calcext:value-type="float">
            <text:p>0,00015945948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00001958" calcext:value-type="float">
            <text:p>0,00000001958</text:p>
          </table:table-cell>
          <table:table-cell office:value-type="float" office:value="0.00033280634" calcext:value-type="float">
            <text:p>0,00033280634</text:p>
          </table:table-cell>
          <table:table-cell office:value-type="float" office:value="0.00034100286" calcext:value-type="float">
            <text:p>0,00034100286</text:p>
          </table:table-cell>
          <table:table-cell office:value-type="float" office:value="0.00031605004" calcext:value-type="float">
            <text:p>0,00031605004</text:p>
          </table:table-cell>
          <table:table-cell office:value-type="float" office:value="0.00000001698" calcext:value-type="float">
            <text:p>0,00000001698</text:p>
          </table:table-cell>
          <table:table-cell office:value-type="float" office:value="0.00019797916" calcext:value-type="float">
            <text:p>0,0001979791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002323" calcext:value-type="float">
            <text:p>0,00000002323</text:p>
          </table:table-cell>
          <table:table-cell office:value-type="float" office:value="0.00039364157" calcext:value-type="float">
            <text:p>0,00039364157</text:p>
          </table:table-cell>
          <table:table-cell office:value-type="float" office:value="0.00040552935" calcext:value-type="float">
            <text:p>0,00040552935</text:p>
          </table:table-cell>
          <table:table-cell office:value-type="float" office:value="0.0003790827" calcext:value-type="float">
            <text:p>0,0003790827</text:p>
          </table:table-cell>
          <table:table-cell office:value-type="float" office:value="0.00000001783" calcext:value-type="float">
            <text:p>0,00000001783</text:p>
          </table:table-cell>
          <table:table-cell office:value-type="float" office:value="0.000235658936" calcext:value-type="float">
            <text:p>0,000235658936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0002162" calcext:value-type="float">
            <text:p>0,00000002162</text:p>
          </table:table-cell>
          <table:table-cell office:value-type="float" office:value="0.00045500336" calcext:value-type="float">
            <text:p>0,00045500336</text:p>
          </table:table-cell>
          <table:table-cell office:value-type="float" office:value="0.00049093103" calcext:value-type="float">
            <text:p>0,00049093103</text:p>
          </table:table-cell>
          <table:table-cell office:value-type="float" office:value="0.00043376506" calcext:value-type="float">
            <text:p>0,00043376506</text:p>
          </table:table-cell>
          <table:table-cell office:value-type="float" office:value="0.00000001941" calcext:value-type="float">
            <text:p>0,00000001941</text:p>
          </table:table-cell>
          <table:table-cell office:value-type="float" office:value="0.000275948096" calcext:value-type="float">
            <text:p>0,0002759480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10" office:value-type="float" office:value="0.00000002265" calcext:value-type="float">
            <text:p>0,00000002265</text:p>
          </table:table-cell>
          <table:table-cell table:style-name="ce16" office:value-type="float" office:value="0.00049424922" calcext:value-type="float">
            <text:p>0,00049424922</text:p>
          </table:table-cell>
          <table:table-cell table:style-name="ce16" office:value-type="float" office:value="0.00051759149" calcext:value-type="float">
            <text:p>0,00051759149</text:p>
          </table:table-cell>
          <table:table-cell table:style-name="ce16" office:value-type="float" office:value="0.00047659498" calcext:value-type="float">
            <text:p>0,00047659498</text:p>
          </table:table-cell>
          <table:table-cell table:style-name="ce20" office:value-type="float" office:value="0.00000002218" calcext:value-type="float">
            <text:p>0,00000002218</text:p>
          </table:table-cell>
          <table:table-cell table:style-name="ce26" office:value-type="float" office:value="0.000297696104" calcext:value-type="float">
            <text:p>0,000297696104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000002599875" calcext:value-type="float">
            <text:p>0,00000002599875</text:p>
          </table:table-cell>
          <table:table-cell table:style-name="ce17" office:value-type="float" office:value="0.0002829675775" calcext:value-type="float">
            <text:p>0,0002829675775</text:p>
          </table:table-cell>
          <table:table-cell table:style-name="ce17" office:value-type="float" office:value="0.00029689071875" calcext:value-type="float">
            <text:p>0,00029689071875</text:p>
          </table:table-cell>
          <table:table-cell table:style-name="ce17" office:value-type="float" office:value="0.00026929244375" calcext:value-type="float">
            <text:p>0,00026929244375</text:p>
          </table:table-cell>
          <table:table-cell table:style-name="ce21" office:value-type="float" office:value="0.0000000226" calcext:value-type="float">
            <text:p>0,0000000226</text:p>
          </table:table-cell>
          <table:table-cell table:style-name="ce27" office:value-type="float" office:value="0.00016983986775" calcext:value-type="float">
            <text:p>0,00016983986775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search_by_userid_fakeusers_1'.A1:'Tabla dinámica_search_by_userid_fakeusers_1'.G11" table:buttons="'Tabla dinámica_search_by_userid_fakeusers_1'.A2 'Tabla dinámica_search_by_userid_fakeusers_1'.B1" table:show-filter-button="false" table:drill-down-on-double-click="false">
          <table:source-cell-range table:cell-range-address="search_by_userid_fakeusers.A1:search_by_userid_fakeusers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busqueda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2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s)" table:orientation="data" table:used-hierarchy="0" table:function="average">
            <table:data-pilot-level table:show-empty="false" calcext:repeat-item-labels="false">
              <table:data-pilot-members>
                <table:data-pilot-member table:name="0,000000011" table:display="true" table:show-details="true"/>
                <table:data-pilot-member table:name="0,000000012" table:display="true" table:show-details="true"/>
                <table:data-pilot-member table:name="0,000000013" table:display="true" table:show-details="true"/>
                <table:data-pilot-member table:name="0,000000014" table:display="true" table:show-details="true"/>
                <table:data-pilot-member table:name="0,000000015" table:display="true" table:show-details="true"/>
                <table:data-pilot-member table:name="0,000000016" table:display="true" table:show-details="true"/>
                <table:data-pilot-member table:name="0,000000017" table:display="true" table:show-details="true"/>
                <table:data-pilot-member table:name="0,000000018" table:display="true" table:show-details="true"/>
                <table:data-pilot-member table:name="0,000000019" table:display="true" table:show-details="true"/>
                <table:data-pilot-member table:name="0,00000002" table:display="true" table:show-details="true"/>
                <table:data-pilot-member table:name="0,000000021" table:display="true" table:show-details="true"/>
                <table:data-pilot-member table:name="0,000000022" table:display="true" table:show-details="true"/>
                <table:data-pilot-member table:name="0,000000023" table:display="true" table:show-details="true"/>
                <table:data-pilot-member table:name="0,000000024" table:display="true" table:show-details="true"/>
                <table:data-pilot-member table:name="0,000000025" table:display="true" table:show-details="true"/>
                <table:data-pilot-member table:name="0,000000026" table:display="true" table:show-details="true"/>
                <table:data-pilot-member table:name="0,000000027" table:display="true" table:show-details="true"/>
                <table:data-pilot-member table:name="0,000000028" table:display="true" table:show-details="true"/>
                <table:data-pilot-member table:name="0,000000029" table:display="true" table:show-details="true"/>
                <table:data-pilot-member table:name="0,00000003" table:display="true" table:show-details="true"/>
                <table:data-pilot-member table:name="0,000000031" table:display="true" table:show-details="true"/>
                <table:data-pilot-member table:name="0,000000032" table:display="true" table:show-details="true"/>
                <table:data-pilot-member table:name="0,000000033" table:display="true" table:show-details="true"/>
                <table:data-pilot-member table:name="0,000000034" table:display="true" table:show-details="true"/>
                <table:data-pilot-member table:name="0,000000035" table:display="true" table:show-details="true"/>
                <table:data-pilot-member table:name="0,000000036" table:display="true" table:show-details="true"/>
                <table:data-pilot-member table:name="0,000000037" table:display="true" table:show-details="true"/>
                <table:data-pilot-member table:name="0,000000038" table:display="true" table:show-details="true"/>
                <table:data-pilot-member table:name="0,000000039" table:display="true" table:show-details="true"/>
                <table:data-pilot-member table:name="0,00000004" table:display="true" table:show-details="true"/>
                <table:data-pilot-member table:name="0,000000041" table:display="true" table:show-details="true"/>
                <table:data-pilot-member table:name="0,000000042" table:display="true" table:show-details="true"/>
                <table:data-pilot-member table:name="0,000000043" table:display="true" table:show-details="true"/>
                <table:data-pilot-member table:name="0,000000044" table:display="true" table:show-details="true"/>
                <table:data-pilot-member table:name="0,000000045" table:display="true" table:show-details="true"/>
                <table:data-pilot-member table:name="0,000000046" table:display="true" table:show-details="true"/>
                <table:data-pilot-member table:name="0,000000047" table:display="true" table:show-details="true"/>
                <table:data-pilot-member table:name="0,000000048" table:display="true" table:show-details="true"/>
                <table:data-pilot-member table:name="0,000000049" table:display="true" table:show-details="true"/>
                <table:data-pilot-member table:name="0,00000005" table:display="true" table:show-details="true"/>
                <table:data-pilot-member table:name="0,000000051" table:display="true" table:show-details="true"/>
                <table:data-pilot-member table:name="0,000000052" table:display="true" table:show-details="true"/>
                <table:data-pilot-member table:name="0,000000053" table:display="true" table:show-details="true"/>
                <table:data-pilot-member table:name="0,000000054" table:display="true" table:show-details="true"/>
                <table:data-pilot-member table:name="0,000000055" table:display="true" table:show-details="true"/>
                <table:data-pilot-member table:name="0,000000056" table:display="true" table:show-details="true"/>
                <table:data-pilot-member table:name="0,000000057" table:display="true" table:show-details="true"/>
                <table:data-pilot-member table:name="0,000000058" table:display="true" table:show-details="true"/>
                <table:data-pilot-member table:name="0,000000059" table:display="true" table:show-details="true"/>
                <table:data-pilot-member table:name="0,00000006" table:display="true" table:show-details="true"/>
                <table:data-pilot-member table:name="0,000000061" table:display="true" table:show-details="true"/>
                <table:data-pilot-member table:name="0,000000062" table:display="true" table:show-details="true"/>
                <table:data-pilot-member table:name="0,000000063" table:display="true" table:show-details="true"/>
                <table:data-pilot-member table:name="0,000000064" table:display="true" table:show-details="true"/>
                <table:data-pilot-member table:name="0,000000065" table:display="true" table:show-details="true"/>
                <table:data-pilot-member table:name="0,000000066" table:display="true" table:show-details="true"/>
                <table:data-pilot-member table:name="0,000000067" table:display="true" table:show-details="true"/>
                <table:data-pilot-member table:name="0,000000068" table:display="true" table:show-details="true"/>
                <table:data-pilot-member table:name="0,000000069" table:display="true" table:show-details="true"/>
                <table:data-pilot-member table:name="0,00000007" table:display="true" table:show-details="true"/>
                <table:data-pilot-member table:name="0,000000072" table:display="true" table:show-details="true"/>
                <table:data-pilot-member table:name="0,000000073" table:display="true" table:show-details="true"/>
                <table:data-pilot-member table:name="0,000000076" table:display="true" table:show-details="true"/>
                <table:data-pilot-member table:name="0,000000077" table:display="true" table:show-details="true"/>
                <table:data-pilot-member table:name="0,000000078" table:display="true" table:show-details="true"/>
                <table:data-pilot-member table:name="0,000000079" table:display="true" table:show-details="true"/>
                <table:data-pilot-member table:name="0,00000008" table:display="true" table:show-details="true"/>
                <table:data-pilot-member table:name="0,000000082" table:display="true" table:show-details="true"/>
                <table:data-pilot-member table:name="0,000000084" table:display="true" table:show-details="true"/>
                <table:data-pilot-member table:name="0,000000085" table:display="true" table:show-details="true"/>
                <table:data-pilot-member table:name="0,000000086" table:display="true" table:show-details="true"/>
                <table:data-pilot-member table:name="0,000000087" table:display="true" table:show-details="true"/>
                <table:data-pilot-member table:name="0,000000088" table:display="true" table:show-details="true"/>
                <table:data-pilot-member table:name="0,000000101" table:display="true" table:show-details="true"/>
                <table:data-pilot-member table:name="0,000000104" table:display="true" table:show-details="true"/>
                <table:data-pilot-member table:name="0,000000109" table:display="true" table:show-details="true"/>
                <table:data-pilot-member table:name="0,000000113" table:display="true" table:show-details="true"/>
                <table:data-pilot-member table:name="0,000000118" table:display="true" table:show-details="true"/>
                <table:data-pilot-member table:name="0,00000012" table:display="true" table:show-details="true"/>
                <table:data-pilot-member table:name="0,000000121" table:display="true" table:show-details="true"/>
                <table:data-pilot-member table:name="0,000000123" table:display="true" table:show-details="true"/>
                <table:data-pilot-member table:name="0,000000129" table:display="true" table:show-details="true"/>
                <table:data-pilot-member table:name="0,000000132" table:display="true" table:show-details="true"/>
                <table:data-pilot-member table:name="0,000000139" table:display="true" table:show-details="true"/>
                <table:data-pilot-member table:name="0,00000014" table:display="true" table:show-details="true"/>
                <table:data-pilot-member table:name="0,000000149" table:display="true" table:show-details="true"/>
                <table:data-pilot-member table:name="0,000000163" table:display="true" table:show-details="true"/>
                <table:data-pilot-member table:name="0,000000197" table:display="true" table:show-details="true"/>
                <table:data-pilot-member table:name="0,000000225" table:display="true" table:show-details="true"/>
                <table:data-pilot-member table:name="0,00000024" table:display="true" table:show-details="true"/>
                <table:data-pilot-member table:name="0,000000241" table:display="true" table:show-details="true"/>
                <table:data-pilot-member table:name="0,000000262" table:display="true" table:show-details="true"/>
                <table:data-pilot-member table:name="0,000000417" table:display="true" table:show-details="true"/>
                <table:data-pilot-member table:name="0,000024349" table:display="true" table:show-details="true"/>
                <table:data-pilot-member table:name="0,000027332" table:display="true" table:show-details="true"/>
                <table:data-pilot-member table:name="0,000028026" table:display="true" table:show-details="true"/>
                <table:data-pilot-member table:name="0,000028048" table:display="true" table:show-details="true"/>
                <table:data-pilot-member table:name="0,000028183" table:display="true" table:show-details="true"/>
                <table:data-pilot-member table:name="0,00002866" table:display="true" table:show-details="true"/>
                <table:data-pilot-member table:name="0,000028676" table:display="true" table:show-details="true"/>
                <table:data-pilot-member table:name="0,00002872" table:display="true" table:show-details="true"/>
                <table:data-pilot-member table:name="0,000029164" table:display="true" table:show-details="true"/>
                <table:data-pilot-member table:name="0,000029282" table:display="true" table:show-details="true"/>
                <table:data-pilot-member table:name="0,00002934" table:display="true" table:show-details="true"/>
                <table:data-pilot-member table:name="0,00002962" table:display="true" table:show-details="true"/>
                <table:data-pilot-member table:name="0,000029633" table:display="true" table:show-details="true"/>
                <table:data-pilot-member table:name="0,000029663" table:display="true" table:show-details="true"/>
                <table:data-pilot-member table:name="0,000029966" table:display="true" table:show-details="true"/>
                <table:data-pilot-member table:name="0,000030197" table:display="true" table:show-details="true"/>
                <table:data-pilot-member table:name="0,000030221" table:display="true" table:show-details="true"/>
                <table:data-pilot-member table:name="0,000030388" table:display="true" table:show-details="true"/>
                <table:data-pilot-member table:name="0,000030491" table:display="true" table:show-details="true"/>
                <table:data-pilot-member table:name="0,000030622" table:display="true" table:show-details="true"/>
                <table:data-pilot-member table:name="0,000030716" table:display="true" table:show-details="true"/>
                <table:data-pilot-member table:name="0,00003084" table:display="true" table:show-details="true"/>
                <table:data-pilot-member table:name="0,000030975" table:display="true" table:show-details="true"/>
                <table:data-pilot-member table:name="0,000031008" table:display="true" table:show-details="true"/>
                <table:data-pilot-member table:name="0,000031113" table:display="true" table:show-details="true"/>
                <table:data-pilot-member table:name="0,000031116" table:display="true" table:show-details="true"/>
                <table:data-pilot-member table:name="0,000031318" table:display="true" table:show-details="true"/>
                <table:data-pilot-member table:name="0,000031458" table:display="true" table:show-details="true"/>
                <table:data-pilot-member table:name="0,000031521" table:display="true" table:show-details="true"/>
                <table:data-pilot-member table:name="0,000031523" table:display="true" table:show-details="true"/>
                <table:data-pilot-member table:name="0,000031657" table:display="true" table:show-details="true"/>
                <table:data-pilot-member table:name="0,000031763" table:display="true" table:show-details="true"/>
                <table:data-pilot-member table:name="0,000031833" table:display="true" table:show-details="true"/>
                <table:data-pilot-member table:name="0,000031924" table:display="true" table:show-details="true"/>
                <table:data-pilot-member table:name="0,000032419" table:display="true" table:show-details="true"/>
                <table:data-pilot-member table:name="0,000032498" table:display="true" table:show-details="true"/>
                <table:data-pilot-member table:name="0,00003264" table:display="true" table:show-details="true"/>
                <table:data-pilot-member table:name="0,000032822" table:display="true" table:show-details="true"/>
                <table:data-pilot-member table:name="0,00003293" table:display="true" table:show-details="true"/>
                <table:data-pilot-member table:name="0,000032955" table:display="true" table:show-details="true"/>
                <table:data-pilot-member table:name="0,000033028" table:display="true" table:show-details="true"/>
                <table:data-pilot-member table:name="0,000033272" table:display="true" table:show-details="true"/>
                <table:data-pilot-member table:name="0,000033402" table:display="true" table:show-details="true"/>
                <table:data-pilot-member table:name="0,000033448" table:display="true" table:show-details="true"/>
                <table:data-pilot-member table:name="0,000033472" table:display="true" table:show-details="true"/>
                <table:data-pilot-member table:name="0,000033507" table:display="true" table:show-details="true"/>
                <table:data-pilot-member table:name="0,000033512" table:display="true" table:show-details="true"/>
                <table:data-pilot-member table:name="0,000033532" table:display="true" table:show-details="true"/>
                <table:data-pilot-member table:name="0,000033596" table:display="true" table:show-details="true"/>
                <table:data-pilot-member table:name="0,000033647" table:display="true" table:show-details="true"/>
                <table:data-pilot-member table:name="0,00003369" table:display="true" table:show-details="true"/>
                <table:data-pilot-member table:name="0,000033792" table:display="true" table:show-details="true"/>
                <table:data-pilot-member table:name="0,000033805" table:display="true" table:show-details="true"/>
                <table:data-pilot-member table:name="0,000034028" table:display="true" table:show-details="true"/>
                <table:data-pilot-member table:name="0,000034034" table:display="true" table:show-details="true"/>
                <table:data-pilot-member table:name="0,00003406" table:display="true" table:show-details="true"/>
                <table:data-pilot-member table:name="0,000034182" table:display="true" table:show-details="true"/>
                <table:data-pilot-member table:name="0,000034188" table:display="true" table:show-details="true"/>
                <table:data-pilot-member table:name="0,000034282" table:display="true" table:show-details="true"/>
                <table:data-pilot-member table:name="0,000034304" table:display="true" table:show-details="true"/>
                <table:data-pilot-member table:name="0,000034414" table:display="true" table:show-details="true"/>
                <table:data-pilot-member table:name="0,00003454" table:display="true" table:show-details="true"/>
                <table:data-pilot-member table:name="0,000034617" table:display="true" table:show-details="true"/>
                <table:data-pilot-member table:name="0,000034849" table:display="true" table:show-details="true"/>
                <table:data-pilot-member table:name="0,000034914" table:display="true" table:show-details="true"/>
                <table:data-pilot-member table:name="0,000035164" table:display="true" table:show-details="true"/>
                <table:data-pilot-member table:name="0,000035224" table:display="true" table:show-details="true"/>
                <table:data-pilot-member table:name="0,000035343" table:display="true" table:show-details="true"/>
                <table:data-pilot-member table:name="0,000035368" table:display="true" table:show-details="true"/>
                <table:data-pilot-member table:name="0,000035459" table:display="true" table:show-details="true"/>
                <table:data-pilot-member table:name="0,000035493" table:display="true" table:show-details="true"/>
                <table:data-pilot-member table:name="0,000035547" table:display="true" table:show-details="true"/>
                <table:data-pilot-member table:name="0,000035552" table:display="true" table:show-details="true"/>
                <table:data-pilot-member table:name="0,000035901" table:display="true" table:show-details="true"/>
                <table:data-pilot-member table:name="0,000035933" table:display="true" table:show-details="true"/>
                <table:data-pilot-member table:name="0,000036107" table:display="true" table:show-details="true"/>
                <table:data-pilot-member table:name="0,000036254" table:display="true" table:show-details="true"/>
                <table:data-pilot-member table:name="0,000036303" table:display="true" table:show-details="true"/>
                <table:data-pilot-member table:name="0,000036426" table:display="true" table:show-details="true"/>
                <table:data-pilot-member table:name="0,000036561" table:display="true" table:show-details="true"/>
                <table:data-pilot-member table:name="0,00003667" table:display="true" table:show-details="true"/>
                <table:data-pilot-member table:name="0,000036869" table:display="true" table:show-details="true"/>
                <table:data-pilot-member table:name="0,000037066" table:display="true" table:show-details="true"/>
                <table:data-pilot-member table:name="0,000037194" table:display="true" table:show-details="true"/>
                <table:data-pilot-member table:name="0,000037323" table:display="true" table:show-details="true"/>
                <table:data-pilot-member table:name="0,000037343" table:display="true" table:show-details="true"/>
                <table:data-pilot-member table:name="0,000037657" table:display="true" table:show-details="true"/>
                <table:data-pilot-member table:name="0,000037774" table:display="true" table:show-details="true"/>
                <table:data-pilot-member table:name="0,000037847" table:display="true" table:show-details="true"/>
                <table:data-pilot-member table:name="0,000038424" table:display="true" table:show-details="true"/>
                <table:data-pilot-member table:name="0,00003858" table:display="true" table:show-details="true"/>
                <table:data-pilot-member table:name="0,000038653" table:display="true" table:show-details="true"/>
                <table:data-pilot-member table:name="0,000039048" table:display="true" table:show-details="true"/>
                <table:data-pilot-member table:name="0,000039096" table:display="true" table:show-details="true"/>
                <table:data-pilot-member table:name="0,000039396" table:display="true" table:show-details="true"/>
                <table:data-pilot-member table:name="0,000039762" table:display="true" table:show-details="true"/>
                <table:data-pilot-member table:name="0,000039848" table:display="true" table:show-details="true"/>
                <table:data-pilot-member table:name="0,000039957" table:display="true" table:show-details="true"/>
                <table:data-pilot-member table:name="0,000039997" table:display="true" table:show-details="true"/>
                <table:data-pilot-member table:name="0,000040137" table:display="true" table:show-details="true"/>
                <table:data-pilot-member table:name="0,000040434" table:display="true" table:show-details="true"/>
                <table:data-pilot-member table:name="0,000040582" table:display="true" table:show-details="true"/>
                <table:data-pilot-member table:name="0,000040606" table:display="true" table:show-details="true"/>
                <table:data-pilot-member table:name="0,00004075" table:display="true" table:show-details="true"/>
                <table:data-pilot-member table:name="0,000040794" table:display="true" table:show-details="true"/>
                <table:data-pilot-member table:name="0,000040979" table:display="true" table:show-details="true"/>
                <table:data-pilot-member table:name="0,000041048" table:display="true" table:show-details="true"/>
                <table:data-pilot-member table:name="0,000041096" table:display="true" table:show-details="true"/>
                <table:data-pilot-member table:name="0,000041137" table:display="true" table:show-details="true"/>
                <table:data-pilot-member table:name="0,000041208" table:display="true" table:show-details="true"/>
                <table:data-pilot-member table:name="0,000041255" table:display="true" table:show-details="true"/>
                <table:data-pilot-member table:name="0,000041286" table:display="true" table:show-details="true"/>
                <table:data-pilot-member table:name="0,000041296" table:display="true" table:show-details="true"/>
                <table:data-pilot-member table:name="0,000041456" table:display="true" table:show-details="true"/>
                <table:data-pilot-member table:name="0,000041631" table:display="true" table:show-details="true"/>
                <table:data-pilot-member table:name="0,000041633" table:display="true" table:show-details="true"/>
                <table:data-pilot-member table:name="0,000041744" table:display="true" table:show-details="true"/>
                <table:data-pilot-member table:name="0,000041775" table:display="true" table:show-details="true"/>
                <table:data-pilot-member table:name="0,000041787" table:display="true" table:show-details="true"/>
                <table:data-pilot-member table:name="0,000041987" table:display="true" table:show-details="true"/>
                <table:data-pilot-member table:name="0,000042031" table:display="true" table:show-details="true"/>
                <table:data-pilot-member table:name="0,000042038" table:display="true" table:show-details="true"/>
                <table:data-pilot-member table:name="0,000042116" table:display="true" table:show-details="true"/>
                <table:data-pilot-member table:name="0,000042487" table:display="true" table:show-details="true"/>
                <table:data-pilot-member table:name="0,00004259" table:display="true" table:show-details="true"/>
                <table:data-pilot-member table:name="0,000042674" table:display="true" table:show-details="true"/>
                <table:data-pilot-member table:name="0,000042926" table:display="true" table:show-details="true"/>
                <table:data-pilot-member table:name="0,000042951" table:display="true" table:show-details="true"/>
                <table:data-pilot-member table:name="0,000043358" table:display="true" table:show-details="true"/>
                <table:data-pilot-member table:name="0,000043381" table:display="true" table:show-details="true"/>
                <table:data-pilot-member table:name="0,000043581" table:display="true" table:show-details="true"/>
                <table:data-pilot-member table:name="0,000043589" table:display="true" table:show-details="true"/>
                <table:data-pilot-member table:name="0,000043855" table:display="true" table:show-details="true"/>
                <table:data-pilot-member table:name="0,000043896" table:display="true" table:show-details="true"/>
                <table:data-pilot-member table:name="0,000043998" table:display="true" table:show-details="true"/>
                <table:data-pilot-member table:name="0,00004404" table:display="true" table:show-details="true"/>
                <table:data-pilot-member table:name="0,000044101" table:display="true" table:show-details="true"/>
                <table:data-pilot-member table:name="0,000044216" table:display="true" table:show-details="true"/>
                <table:data-pilot-member table:name="0,000044649" table:display="true" table:show-details="true"/>
                <table:data-pilot-member table:name="0,000044898" table:display="true" table:show-details="true"/>
                <table:data-pilot-member table:name="0,000045055" table:display="true" table:show-details="true"/>
                <table:data-pilot-member table:name="0,000045161" table:display="true" table:show-details="true"/>
                <table:data-pilot-member table:name="0,00004537" table:display="true" table:show-details="true"/>
                <table:data-pilot-member table:name="0,000045399" table:display="true" table:show-details="true"/>
                <table:data-pilot-member table:name="0,000045491" table:display="true" table:show-details="true"/>
                <table:data-pilot-member table:name="0,000045645" table:display="true" table:show-details="true"/>
                <table:data-pilot-member table:name="0,000045826" table:display="true" table:show-details="true"/>
                <table:data-pilot-member table:name="0,000045867" table:display="true" table:show-details="true"/>
                <table:data-pilot-member table:name="0,000045956" table:display="true" table:show-details="true"/>
                <table:data-pilot-member table:name="0,000046279" table:display="true" table:show-details="true"/>
                <table:data-pilot-member table:name="0,000046327" table:display="true" table:show-details="true"/>
                <table:data-pilot-member table:name="0,000046379" table:display="true" table:show-details="true"/>
                <table:data-pilot-member table:name="0,000046387" table:display="true" table:show-details="true"/>
                <table:data-pilot-member table:name="0,000046579" table:display="true" table:show-details="true"/>
                <table:data-pilot-member table:name="0,000046758" table:display="true" table:show-details="true"/>
                <table:data-pilot-member table:name="0,000046826" table:display="true" table:show-details="true"/>
                <table:data-pilot-member table:name="0,000046833" table:display="true" table:show-details="true"/>
                <table:data-pilot-member table:name="0,000046935" table:display="true" table:show-details="true"/>
                <table:data-pilot-member table:name="0,000046953" table:display="true" table:show-details="true"/>
                <table:data-pilot-member table:name="0,000046996" table:display="true" table:show-details="true"/>
                <table:data-pilot-member table:name="0,000047023" table:display="true" table:show-details="true"/>
                <table:data-pilot-member table:name="0,000047476" table:display="true" table:show-details="true"/>
                <table:data-pilot-member table:name="0,000047595" table:display="true" table:show-details="true"/>
                <table:data-pilot-member table:name="0,000047776" table:display="true" table:show-details="true"/>
                <table:data-pilot-member table:name="0,000047836" table:display="true" table:show-details="true"/>
                <table:data-pilot-member table:name="0,000047967" table:display="true" table:show-details="true"/>
                <table:data-pilot-member table:name="0,000048001" table:display="true" table:show-details="true"/>
                <table:data-pilot-member table:name="0,000048071" table:display="true" table:show-details="true"/>
                <table:data-pilot-member table:name="0,000048166" table:display="true" table:show-details="true"/>
                <table:data-pilot-member table:name="0,000048218" table:display="true" table:show-details="true"/>
                <table:data-pilot-member table:name="0,000048274" table:display="true" table:show-details="true"/>
                <table:data-pilot-member table:name="0,000048404" table:display="true" table:show-details="true"/>
                <table:data-pilot-member table:name="0,000049155" table:display="true" table:show-details="true"/>
                <table:data-pilot-member table:name="0,000049659" table:display="true" table:show-details="true"/>
                <table:data-pilot-member table:name="0,000049846" table:display="true" table:show-details="true"/>
                <table:data-pilot-member table:name="0,000049943" table:display="true" table:show-details="true"/>
                <table:data-pilot-member table:name="0,000050555" table:display="true" table:show-details="true"/>
                <table:data-pilot-member table:name="0,000050783" table:display="true" table:show-details="true"/>
                <table:data-pilot-member table:name="0,000050785" table:display="true" table:show-details="true"/>
                <table:data-pilot-member table:name="0,000050867" table:display="true" table:show-details="true"/>
                <table:data-pilot-member table:name="0,000051218" table:display="true" table:show-details="true"/>
                <table:data-pilot-member table:name="0,000051227" table:display="true" table:show-details="true"/>
                <table:data-pilot-member table:name="0,000051447" table:display="true" table:show-details="true"/>
                <table:data-pilot-member table:name="0,000051891" table:display="true" table:show-details="true"/>
                <table:data-pilot-member table:name="0,000051905" table:display="true" table:show-details="true"/>
                <table:data-pilot-member table:name="0,000051945" table:display="true" table:show-details="true"/>
                <table:data-pilot-member table:name="0,000052049" table:display="true" table:show-details="true"/>
                <table:data-pilot-member table:name="0,000052318" table:display="true" table:show-details="true"/>
                <table:data-pilot-member table:name="0,000052373" table:display="true" table:show-details="true"/>
                <table:data-pilot-member table:name="0,00005245" table:display="true" table:show-details="true"/>
                <table:data-pilot-member table:name="0,000052706" table:display="true" table:show-details="true"/>
                <table:data-pilot-member table:name="0,000052969" table:display="true" table:show-details="true"/>
                <table:data-pilot-member table:name="0,000053143" table:display="true" table:show-details="true"/>
                <table:data-pilot-member table:name="0,000053189" table:display="true" table:show-details="true"/>
                <table:data-pilot-member table:name="0,000053261" table:display="true" table:show-details="true"/>
                <table:data-pilot-member table:name="0,000053279" table:display="true" table:show-details="true"/>
                <table:data-pilot-member table:name="0,000053378" table:display="true" table:show-details="true"/>
                <table:data-pilot-member table:name="0,000053721" table:display="true" table:show-details="true"/>
                <table:data-pilot-member table:name="0,000053815" table:display="true" table:show-details="true"/>
                <table:data-pilot-member table:name="0,000053943" table:display="true" table:show-details="true"/>
                <table:data-pilot-member table:name="0,000054508" table:display="true" table:show-details="true"/>
                <table:data-pilot-member table:name="0,000054559" table:display="true" table:show-details="true"/>
                <table:data-pilot-member table:name="0,000055429" table:display="true" table:show-details="true"/>
                <table:data-pilot-member table:name="0,000055509" table:display="true" table:show-details="true"/>
                <table:data-pilot-member table:name="0,000055534" table:display="true" table:show-details="true"/>
                <table:data-pilot-member table:name="0,000056068" table:display="true" table:show-details="true"/>
                <table:data-pilot-member table:name="0,000056291" table:display="true" table:show-details="true"/>
                <table:data-pilot-member table:name="0,000056293" table:display="true" table:show-details="true"/>
                <table:data-pilot-member table:name="0,000056313" table:display="true" table:show-details="true"/>
                <table:data-pilot-member table:name="0,000056547" table:display="true" table:show-details="true"/>
                <table:data-pilot-member table:name="0,000056692" table:display="true" table:show-details="true"/>
                <table:data-pilot-member table:name="0,000056841" table:display="true" table:show-details="true"/>
                <table:data-pilot-member table:name="0,000057155" table:display="true" table:show-details="true"/>
                <table:data-pilot-member table:name="0,000057215" table:display="true" table:show-details="true"/>
                <table:data-pilot-member table:name="0,00005737" table:display="true" table:show-details="true"/>
                <table:data-pilot-member table:name="0,000057455" table:display="true" table:show-details="true"/>
                <table:data-pilot-member table:name="0,000057597" table:display="true" table:show-details="true"/>
                <table:data-pilot-member table:name="0,000057618" table:display="true" table:show-details="true"/>
                <table:data-pilot-member table:name="0,000057633" table:display="true" table:show-details="true"/>
                <table:data-pilot-member table:name="0,000057911" table:display="true" table:show-details="true"/>
                <table:data-pilot-member table:name="0,000058" table:display="true" table:show-details="true"/>
                <table:data-pilot-member table:name="0,000058166" table:display="true" table:show-details="true"/>
                <table:data-pilot-member table:name="0,00005882" table:display="true" table:show-details="true"/>
                <table:data-pilot-member table:name="0,000058924" table:display="true" table:show-details="true"/>
                <table:data-pilot-member table:name="0,000059187" table:display="true" table:show-details="true"/>
                <table:data-pilot-member table:name="0,000059362" table:display="true" table:show-details="true"/>
                <table:data-pilot-member table:name="0,000059394" table:display="true" table:show-details="true"/>
                <table:data-pilot-member table:name="0,000059494" table:display="true" table:show-details="true"/>
                <table:data-pilot-member table:name="0,000059591" table:display="true" table:show-details="true"/>
                <table:data-pilot-member table:name="0,000059623" table:display="true" table:show-details="true"/>
                <table:data-pilot-member table:name="0,000059642" table:display="true" table:show-details="true"/>
                <table:data-pilot-member table:name="0,000059653" table:display="true" table:show-details="true"/>
                <table:data-pilot-member table:name="0,000059828" table:display="true" table:show-details="true"/>
                <table:data-pilot-member table:name="0,000059829" table:display="true" table:show-details="true"/>
                <table:data-pilot-member table:name="0,000059986" table:display="true" table:show-details="true"/>
                <table:data-pilot-member table:name="0,000060016" table:display="true" table:show-details="true"/>
                <table:data-pilot-member table:name="0,000060142" table:display="true" table:show-details="true"/>
                <table:data-pilot-member table:name="0,000060451" table:display="true" table:show-details="true"/>
                <table:data-pilot-member table:name="0,00006062" table:display="true" table:show-details="true"/>
                <table:data-pilot-member table:name="0,000060638" table:display="true" table:show-details="true"/>
                <table:data-pilot-member table:name="0,000060826" table:display="true" table:show-details="true"/>
                <table:data-pilot-member table:name="0,000060828" table:display="true" table:show-details="true"/>
                <table:data-pilot-member table:name="0,000060944" table:display="true" table:show-details="true"/>
                <table:data-pilot-member table:name="0,000061167" table:display="true" table:show-details="true"/>
                <table:data-pilot-member table:name="0,000061363" table:display="true" table:show-details="true"/>
                <table:data-pilot-member table:name="0,000061406" table:display="true" table:show-details="true"/>
                <table:data-pilot-member table:name="0,000061451" table:display="true" table:show-details="true"/>
                <table:data-pilot-member table:name="0,000061466" table:display="true" table:show-details="true"/>
                <table:data-pilot-member table:name="0,000061475" table:display="true" table:show-details="true"/>
                <table:data-pilot-member table:name="0,000061477" table:display="true" table:show-details="true"/>
                <table:data-pilot-member table:name="0,000061949" table:display="true" table:show-details="true"/>
                <table:data-pilot-member table:name="0,000062047" table:display="true" table:show-details="true"/>
                <table:data-pilot-member table:name="0,000062083" table:display="true" table:show-details="true"/>
                <table:data-pilot-member table:name="0,00006225" table:display="true" table:show-details="true"/>
                <table:data-pilot-member table:name="0,000062284" table:display="true" table:show-details="true"/>
                <table:data-pilot-member table:name="0,000062355" table:display="true" table:show-details="true"/>
                <table:data-pilot-member table:name="0,000062429" table:display="true" table:show-details="true"/>
                <table:data-pilot-member table:name="0,000062469" table:display="true" table:show-details="true"/>
                <table:data-pilot-member table:name="0,00006247" table:display="true" table:show-details="true"/>
                <table:data-pilot-member table:name="0,000062491" table:display="true" table:show-details="true"/>
                <table:data-pilot-member table:name="0,000062697" table:display="true" table:show-details="true"/>
                <table:data-pilot-member table:name="0,000062978" table:display="true" table:show-details="true"/>
                <table:data-pilot-member table:name="0,000063051" table:display="true" table:show-details="true"/>
                <table:data-pilot-member table:name="0,000063606" table:display="true" table:show-details="true"/>
                <table:data-pilot-member table:name="0,000063637" table:display="true" table:show-details="true"/>
                <table:data-pilot-member table:name="0,000063681" table:display="true" table:show-details="true"/>
                <table:data-pilot-member table:name="0,000063778" table:display="true" table:show-details="true"/>
                <table:data-pilot-member table:name="0,000063945" table:display="true" table:show-details="true"/>
                <table:data-pilot-member table:name="0,000063973" table:display="true" table:show-details="true"/>
                <table:data-pilot-member table:name="0,000064224" table:display="true" table:show-details="true"/>
                <table:data-pilot-member table:name="0,000064445" table:display="true" table:show-details="true"/>
                <table:data-pilot-member table:name="0,000064448" table:display="true" table:show-details="true"/>
                <table:data-pilot-member table:name="0,000064497" table:display="true" table:show-details="true"/>
                <table:data-pilot-member table:name="0,000064594" table:display="true" table:show-details="true"/>
                <table:data-pilot-member table:name="0,000064785" table:display="true" table:show-details="true"/>
                <table:data-pilot-member table:name="0,000064864" table:display="true" table:show-details="true"/>
                <table:data-pilot-member table:name="0,000064875" table:display="true" table:show-details="true"/>
                <table:data-pilot-member table:name="0,000065085" table:display="true" table:show-details="true"/>
                <table:data-pilot-member table:name="0,000065245" table:display="true" table:show-details="true"/>
                <table:data-pilot-member table:name="0,000065252" table:display="true" table:show-details="true"/>
                <table:data-pilot-member table:name="0,000065379" table:display="true" table:show-details="true"/>
                <table:data-pilot-member table:name="0,000065483" table:display="true" table:show-details="true"/>
                <table:data-pilot-member table:name="0,000065526" table:display="true" table:show-details="true"/>
                <table:data-pilot-member table:name="0,000065607" table:display="true" table:show-details="true"/>
                <table:data-pilot-member table:name="0,000065875" table:display="true" table:show-details="true"/>
                <table:data-pilot-member table:name="0,000065949" table:display="true" table:show-details="true"/>
                <table:data-pilot-member table:name="0,000066012" table:display="true" table:show-details="true"/>
                <table:data-pilot-member table:name="0,00006604" table:display="true" table:show-details="true"/>
                <table:data-pilot-member table:name="0,000066117" table:display="true" table:show-details="true"/>
                <table:data-pilot-member table:name="0,000066222" table:display="true" table:show-details="true"/>
                <table:data-pilot-member table:name="0,000066411" table:display="true" table:show-details="true"/>
                <table:data-pilot-member table:name="0,000066908" table:display="true" table:show-details="true"/>
                <table:data-pilot-member table:name="0,000067013" table:display="true" table:show-details="true"/>
                <table:data-pilot-member table:name="0,000067091" table:display="true" table:show-details="true"/>
                <table:data-pilot-member table:name="0,000067345" table:display="true" table:show-details="true"/>
                <table:data-pilot-member table:name="0,000067391" table:display="true" table:show-details="true"/>
                <table:data-pilot-member table:name="0,000067543" table:display="true" table:show-details="true"/>
                <table:data-pilot-member table:name="0,000067755" table:display="true" table:show-details="true"/>
                <table:data-pilot-member table:name="0,000067906" table:display="true" table:show-details="true"/>
                <table:data-pilot-member table:name="0,000067926" table:display="true" table:show-details="true"/>
                <table:data-pilot-member table:name="0,000068075" table:display="true" table:show-details="true"/>
                <table:data-pilot-member table:name="0,000068261" table:display="true" table:show-details="true"/>
                <table:data-pilot-member table:name="0,00006843" table:display="true" table:show-details="true"/>
                <table:data-pilot-member table:name="0,000068509" table:display="true" table:show-details="true"/>
                <table:data-pilot-member table:name="0,000068773" table:display="true" table:show-details="true"/>
                <table:data-pilot-member table:name="0,000068905" table:display="true" table:show-details="true"/>
                <table:data-pilot-member table:name="0,000069081" table:display="true" table:show-details="true"/>
                <table:data-pilot-member table:name="0,000069129" table:display="true" table:show-details="true"/>
                <table:data-pilot-member table:name="0,000069137" table:display="true" table:show-details="true"/>
                <table:data-pilot-member table:name="0,000069227" table:display="true" table:show-details="true"/>
                <table:data-pilot-member table:name="0,000069465" table:display="true" table:show-details="true"/>
                <table:data-pilot-member table:name="0,000069603" table:display="true" table:show-details="true"/>
                <table:data-pilot-member table:name="0,000069631" table:display="true" table:show-details="true"/>
                <table:data-pilot-member table:name="0,000069792" table:display="true" table:show-details="true"/>
                <table:data-pilot-member table:name="0,000070102" table:display="true" table:show-details="true"/>
                <table:data-pilot-member table:name="0,000070567" table:display="true" table:show-details="true"/>
                <table:data-pilot-member table:name="0,000070804" table:display="true" table:show-details="true"/>
                <table:data-pilot-member table:name="0,000070991" table:display="true" table:show-details="true"/>
                <table:data-pilot-member table:name="0,000071007" table:display="true" table:show-details="true"/>
                <table:data-pilot-member table:name="0,000071014" table:display="true" table:show-details="true"/>
                <table:data-pilot-member table:name="0,000071057" table:display="true" table:show-details="true"/>
                <table:data-pilot-member table:name="0,0000712" table:display="true" table:show-details="true"/>
                <table:data-pilot-member table:name="0,000071561" table:display="true" table:show-details="true"/>
                <table:data-pilot-member table:name="0,00007169" table:display="true" table:show-details="true"/>
                <table:data-pilot-member table:name="0,000071704" table:display="true" table:show-details="true"/>
                <table:data-pilot-member table:name="0,00007174" table:display="true" table:show-details="true"/>
                <table:data-pilot-member table:name="0,000071775" table:display="true" table:show-details="true"/>
                <table:data-pilot-member table:name="0,000071811" table:display="true" table:show-details="true"/>
                <table:data-pilot-member table:name="0,000071998" table:display="true" table:show-details="true"/>
                <table:data-pilot-member table:name="0,00007201" table:display="true" table:show-details="true"/>
                <table:data-pilot-member table:name="0,000072109" table:display="true" table:show-details="true"/>
                <table:data-pilot-member table:name="0,000072388" table:display="true" table:show-details="true"/>
                <table:data-pilot-member table:name="0,000073098" table:display="true" table:show-details="true"/>
                <table:data-pilot-member table:name="0,000073112" table:display="true" table:show-details="true"/>
                <table:data-pilot-member table:name="0,00007355" table:display="true" table:show-details="true"/>
                <table:data-pilot-member table:name="0,000073786" table:display="true" table:show-details="true"/>
                <table:data-pilot-member table:name="0,000073889" table:display="true" table:show-details="true"/>
                <table:data-pilot-member table:name="0,000073985" table:display="true" table:show-details="true"/>
                <table:data-pilot-member table:name="0,000074117" table:display="true" table:show-details="true"/>
                <table:data-pilot-member table:name="0,000074589" table:display="true" table:show-details="true"/>
                <table:data-pilot-member table:name="0,000075056" table:display="true" table:show-details="true"/>
                <table:data-pilot-member table:name="0,00007532" table:display="true" table:show-details="true"/>
                <table:data-pilot-member table:name="0,000075793" table:display="true" table:show-details="true"/>
                <table:data-pilot-member table:name="0,000076004" table:display="true" table:show-details="true"/>
                <table:data-pilot-member table:name="0,000076785" table:display="true" table:show-details="true"/>
                <table:data-pilot-member table:name="0,000077053" table:display="true" table:show-details="true"/>
                <table:data-pilot-member table:name="0,000077064" table:display="true" table:show-details="true"/>
                <table:data-pilot-member table:name="0,000077073" table:display="true" table:show-details="true"/>
                <table:data-pilot-member table:name="0,000077151" table:display="true" table:show-details="true"/>
                <table:data-pilot-member table:name="0,000077451" table:display="true" table:show-details="true"/>
                <table:data-pilot-member table:name="0,000077473" table:display="true" table:show-details="true"/>
                <table:data-pilot-member table:name="0,000077589" table:display="true" table:show-details="true"/>
                <table:data-pilot-member table:name="0,000077629" table:display="true" table:show-details="true"/>
                <table:data-pilot-member table:name="0,000077865" table:display="true" table:show-details="true"/>
                <table:data-pilot-member table:name="0,000078313" table:display="true" table:show-details="true"/>
                <table:data-pilot-member table:name="0,000078536" table:display="true" table:show-details="true"/>
                <table:data-pilot-member table:name="0,000078612" table:display="true" table:show-details="true"/>
                <table:data-pilot-member table:name="0,000078617" table:display="true" table:show-details="true"/>
                <table:data-pilot-member table:name="0,000079126" table:display="true" table:show-details="true"/>
                <table:data-pilot-member table:name="0,000079225" table:display="true" table:show-details="true"/>
                <table:data-pilot-member table:name="0,00007934" table:display="true" table:show-details="true"/>
                <table:data-pilot-member table:name="0,000079449" table:display="true" table:show-details="true"/>
                <table:data-pilot-member table:name="0,000079513" table:display="true" table:show-details="true"/>
                <table:data-pilot-member table:name="0,000079576" table:display="true" table:show-details="true"/>
                <table:data-pilot-member table:name="0,000079725" table:display="true" table:show-details="true"/>
                <table:data-pilot-member table:name="0,000079904" table:display="true" table:show-details="true"/>
                <table:data-pilot-member table:name="0,000080162" table:display="true" table:show-details="true"/>
                <table:data-pilot-member table:name="0,000080311" table:display="true" table:show-details="true"/>
                <table:data-pilot-member table:name="0,000080375" table:display="true" table:show-details="true"/>
                <table:data-pilot-member table:name="0,000080521" table:display="true" table:show-details="true"/>
                <table:data-pilot-member table:name="0,000080673" table:display="true" table:show-details="true"/>
                <table:data-pilot-member table:name="0,000080775" table:display="true" table:show-details="true"/>
                <table:data-pilot-member table:name="0,000081323" table:display="true" table:show-details="true"/>
                <table:data-pilot-member table:name="0,000081338" table:display="true" table:show-details="true"/>
                <table:data-pilot-member table:name="0,00008143" table:display="true" table:show-details="true"/>
                <table:data-pilot-member table:name="0,000081533" table:display="true" table:show-details="true"/>
                <table:data-pilot-member table:name="0,000081733" table:display="true" table:show-details="true"/>
                <table:data-pilot-member table:name="0,000081748" table:display="true" table:show-details="true"/>
                <table:data-pilot-member table:name="0,000081841" table:display="true" table:show-details="true"/>
                <table:data-pilot-member table:name="0,000082126" table:display="true" table:show-details="true"/>
                <table:data-pilot-member table:name="0,000082248" table:display="true" table:show-details="true"/>
                <table:data-pilot-member table:name="0,000082329" table:display="true" table:show-details="true"/>
                <table:data-pilot-member table:name="0,000082585" table:display="true" table:show-details="true"/>
                <table:data-pilot-member table:name="0,00008272" table:display="true" table:show-details="true"/>
                <table:data-pilot-member table:name="0,00008303" table:display="true" table:show-details="true"/>
                <table:data-pilot-member table:name="0,00008309" table:display="true" table:show-details="true"/>
                <table:data-pilot-member table:name="0,000083148" table:display="true" table:show-details="true"/>
                <table:data-pilot-member table:name="0,000083295" table:display="true" table:show-details="true"/>
                <table:data-pilot-member table:name="0,000083442" table:display="true" table:show-details="true"/>
                <table:data-pilot-member table:name="0,000083448" table:display="true" table:show-details="true"/>
                <table:data-pilot-member table:name="0,00008351" table:display="true" table:show-details="true"/>
                <table:data-pilot-member table:name="0,00008354" table:display="true" table:show-details="true"/>
                <table:data-pilot-member table:name="0,000083574" table:display="true" table:show-details="true"/>
                <table:data-pilot-member table:name="0,000083763" table:display="true" table:show-details="true"/>
                <table:data-pilot-member table:name="0,000083923" table:display="true" table:show-details="true"/>
                <table:data-pilot-member table:name="0,000084333" table:display="true" table:show-details="true"/>
                <table:data-pilot-member table:name="0,000084427" table:display="true" table:show-details="true"/>
                <table:data-pilot-member table:name="0,00008452" table:display="true" table:show-details="true"/>
                <table:data-pilot-member table:name="0,000084573" table:display="true" table:show-details="true"/>
                <table:data-pilot-member table:name="0,000084727" table:display="true" table:show-details="true"/>
                <table:data-pilot-member table:name="0,000084757" table:display="true" table:show-details="true"/>
                <table:data-pilot-member table:name="0,000084881" table:display="true" table:show-details="true"/>
                <table:data-pilot-member table:name="0,00008527" table:display="true" table:show-details="true"/>
                <table:data-pilot-member table:name="0,000085532" table:display="true" table:show-details="true"/>
                <table:data-pilot-member table:name="0,000086003" table:display="true" table:show-details="true"/>
                <table:data-pilot-member table:name="0,000086333" table:display="true" table:show-details="true"/>
                <table:data-pilot-member table:name="0,000086546" table:display="true" table:show-details="true"/>
                <table:data-pilot-member table:name="0,000086719" table:display="true" table:show-details="true"/>
                <table:data-pilot-member table:name="0,00008729" table:display="true" table:show-details="true"/>
                <table:data-pilot-member table:name="0,000088027" table:display="true" table:show-details="true"/>
                <table:data-pilot-member table:name="0,000088102" table:display="true" table:show-details="true"/>
                <table:data-pilot-member table:name="0,000088217" table:display="true" table:show-details="true"/>
                <table:data-pilot-member table:name="0,000088639" table:display="true" table:show-details="true"/>
                <table:data-pilot-member table:name="0,00008879" table:display="true" table:show-details="true"/>
                <table:data-pilot-member table:name="0,000089081" table:display="true" table:show-details="true"/>
                <table:data-pilot-member table:name="0,000089286" table:display="true" table:show-details="true"/>
                <table:data-pilot-member table:name="0,0000895" table:display="true" table:show-details="true"/>
                <table:data-pilot-member table:name="0,000089731" table:display="true" table:show-details="true"/>
                <table:data-pilot-member table:name="0,00009017" table:display="true" table:show-details="true"/>
                <table:data-pilot-member table:name="0,00009055" table:display="true" table:show-details="true"/>
                <table:data-pilot-member table:name="0,000090784" table:display="true" table:show-details="true"/>
                <table:data-pilot-member table:name="0,000090926" table:display="true" table:show-details="true"/>
                <table:data-pilot-member table:name="0,000091044" table:display="true" table:show-details="true"/>
                <table:data-pilot-member table:name="0,000091727" table:display="true" table:show-details="true"/>
                <table:data-pilot-member table:name="0,000092291" table:display="true" table:show-details="true"/>
                <table:data-pilot-member table:name="0,000092696" table:display="true" table:show-details="true"/>
                <table:data-pilot-member table:name="0,000092804" table:display="true" table:show-details="true"/>
                <table:data-pilot-member table:name="0,000094121" table:display="true" table:show-details="true"/>
                <table:data-pilot-member table:name="0,000094254" table:display="true" table:show-details="true"/>
                <table:data-pilot-member table:name="0,000094459" table:display="true" table:show-details="true"/>
                <table:data-pilot-member table:name="0,000094785" table:display="true" table:show-details="true"/>
                <table:data-pilot-member table:name="0,000095206" table:display="true" table:show-details="true"/>
                <table:data-pilot-member table:name="0,000095313" table:display="true" table:show-details="true"/>
                <table:data-pilot-member table:name="0,000095328" table:display="true" table:show-details="true"/>
                <table:data-pilot-member table:name="0,00009565" table:display="true" table:show-details="true"/>
                <table:data-pilot-member table:name="0,000095922" table:display="true" table:show-details="true"/>
                <table:data-pilot-member table:name="0,000095995" table:display="true" table:show-details="true"/>
                <table:data-pilot-member table:name="0,000096092" table:display="true" table:show-details="true"/>
                <table:data-pilot-member table:name="0,000097057" table:display="true" table:show-details="true"/>
                <table:data-pilot-member table:name="0,000098135" table:display="true" table:show-details="true"/>
                <table:data-pilot-member table:name="0,000098366" table:display="true" table:show-details="true"/>
                <table:data-pilot-member table:name="0,00009887" table:display="true" table:show-details="true"/>
                <table:data-pilot-member table:name="0,000099057" table:display="true" table:show-details="true"/>
                <table:data-pilot-member table:name="0,000099167" table:display="true" table:show-details="true"/>
                <table:data-pilot-member table:name="0,00009948" table:display="true" table:show-details="true"/>
                <table:data-pilot-member table:name="0,000099482" table:display="true" table:show-details="true"/>
                <table:data-pilot-member table:name="0,000099565" table:display="true" table:show-details="true"/>
                <table:data-pilot-member table:name="0,000099695" table:display="true" table:show-details="true"/>
                <table:data-pilot-member table:name="0,000099758" table:display="true" table:show-details="true"/>
                <table:data-pilot-member table:name="0,000099838" table:display="true" table:show-details="true"/>
                <table:data-pilot-member table:name="0,000100086" table:display="true" table:show-details="true"/>
                <table:data-pilot-member table:name="0,000100274" table:display="true" table:show-details="true"/>
                <table:data-pilot-member table:name="0,000100318" table:display="true" table:show-details="true"/>
                <table:data-pilot-member table:name="0,000100583" table:display="true" table:show-details="true"/>
                <table:data-pilot-member table:name="0,000100902" table:display="true" table:show-details="true"/>
                <table:data-pilot-member table:name="0,000101138" table:display="true" table:show-details="true"/>
                <table:data-pilot-member table:name="0,000101372" table:display="true" table:show-details="true"/>
                <table:data-pilot-member table:name="0,000101659" table:display="true" table:show-details="true"/>
                <table:data-pilot-member table:name="0,000101779" table:display="true" table:show-details="true"/>
                <table:data-pilot-member table:name="0,000101806" table:display="true" table:show-details="true"/>
                <table:data-pilot-member table:name="0,000101869" table:display="true" table:show-details="true"/>
                <table:data-pilot-member table:name="0,000102144" table:display="true" table:show-details="true"/>
                <table:data-pilot-member table:name="0,000102173" table:display="true" table:show-details="true"/>
                <table:data-pilot-member table:name="0,000102319" table:display="true" table:show-details="true"/>
                <table:data-pilot-member table:name="0,000102474" table:display="true" table:show-details="true"/>
                <table:data-pilot-member table:name="0,000102573" table:display="true" table:show-details="true"/>
                <table:data-pilot-member table:name="0,000102613" table:display="true" table:show-details="true"/>
                <table:data-pilot-member table:name="0,000102993" table:display="true" table:show-details="true"/>
                <table:data-pilot-member table:name="0,000103348" table:display="true" table:show-details="true"/>
                <table:data-pilot-member table:name="0,000103438" table:display="true" table:show-details="true"/>
                <table:data-pilot-member table:name="0,000103538" table:display="true" table:show-details="true"/>
                <table:data-pilot-member table:name="0,000104201" table:display="true" table:show-details="true"/>
                <table:data-pilot-member table:name="0,000104254" table:display="true" table:show-details="true"/>
                <table:data-pilot-member table:name="0,000104308" table:display="true" table:show-details="true"/>
                <table:data-pilot-member table:name="0,000104523" table:display="true" table:show-details="true"/>
                <table:data-pilot-member table:name="0,000104571" table:display="true" table:show-details="true"/>
                <table:data-pilot-member table:name="0,000104775" table:display="true" table:show-details="true"/>
                <table:data-pilot-member table:name="0,000104785" table:display="true" table:show-details="true"/>
                <table:data-pilot-member table:name="0,000104842" table:display="true" table:show-details="true"/>
                <table:data-pilot-member table:name="0,000104912" table:display="true" table:show-details="true"/>
                <table:data-pilot-member table:name="0,000104981" table:display="true" table:show-details="true"/>
                <table:data-pilot-member table:name="0,000105164" table:display="true" table:show-details="true"/>
                <table:data-pilot-member table:name="0,000105294" table:display="true" table:show-details="true"/>
                <table:data-pilot-member table:name="0,000105571" table:display="true" table:show-details="true"/>
                <table:data-pilot-member table:name="0,000105603" table:display="true" table:show-details="true"/>
                <table:data-pilot-member table:name="0,000105801" table:display="true" table:show-details="true"/>
                <table:data-pilot-member table:name="0,000105838" table:display="true" table:show-details="true"/>
                <table:data-pilot-member table:name="0,0001059" table:display="true" table:show-details="true"/>
                <table:data-pilot-member table:name="0,000106078" table:display="true" table:show-details="true"/>
                <table:data-pilot-member table:name="0,000106285" table:display="true" table:show-details="true"/>
                <table:data-pilot-member table:name="0,000106323" table:display="true" table:show-details="true"/>
                <table:data-pilot-member table:name="0,000106572" table:display="true" table:show-details="true"/>
                <table:data-pilot-member table:name="0,000107029" table:display="true" table:show-details="true"/>
                <table:data-pilot-member table:name="0,000107086" table:display="true" table:show-details="true"/>
                <table:data-pilot-member table:name="0,000107154" table:display="true" table:show-details="true"/>
                <table:data-pilot-member table:name="0,000107289" table:display="true" table:show-details="true"/>
                <table:data-pilot-member table:name="0,000107575" table:display="true" table:show-details="true"/>
                <table:data-pilot-member table:name="0,000107798" table:display="true" table:show-details="true"/>
                <table:data-pilot-member table:name="0,000107908" table:display="true" table:show-details="true"/>
                <table:data-pilot-member table:name="0,000107922" table:display="true" table:show-details="true"/>
                <table:data-pilot-member table:name="0,000107999" table:display="true" table:show-details="true"/>
                <table:data-pilot-member table:name="0,000108145" table:display="true" table:show-details="true"/>
                <table:data-pilot-member table:name="0,000108421" table:display="true" table:show-details="true"/>
                <table:data-pilot-member table:name="0,000108485" table:display="true" table:show-details="true"/>
                <table:data-pilot-member table:name="0,000109526" table:display="true" table:show-details="true"/>
                <table:data-pilot-member table:name="0,000109528" table:display="true" table:show-details="true"/>
                <table:data-pilot-member table:name="0,000109573" table:display="true" table:show-details="true"/>
                <table:data-pilot-member table:name="0,000109871" table:display="true" table:show-details="true"/>
                <table:data-pilot-member table:name="0,000110029" table:display="true" table:show-details="true"/>
                <table:data-pilot-member table:name="0,000110101" table:display="true" table:show-details="true"/>
                <table:data-pilot-member table:name="0,000110293" table:display="true" table:show-details="true"/>
                <table:data-pilot-member table:name="0,000110412" table:display="true" table:show-details="true"/>
                <table:data-pilot-member table:name="0,000110537" table:display="true" table:show-details="true"/>
                <table:data-pilot-member table:name="0,000110545" table:display="true" table:show-details="true"/>
                <table:data-pilot-member table:name="0,000110576" table:display="true" table:show-details="true"/>
                <table:data-pilot-member table:name="0,000110676" table:display="true" table:show-details="true"/>
                <table:data-pilot-member table:name="0,000110782" table:display="true" table:show-details="true"/>
                <table:data-pilot-member table:name="0,000110797" table:display="true" table:show-details="true"/>
                <table:data-pilot-member table:name="0,000110807" table:display="true" table:show-details="true"/>
                <table:data-pilot-member table:name="0,000110822" table:display="true" table:show-details="true"/>
                <table:data-pilot-member table:name="0,000110855" table:display="true" table:show-details="true"/>
                <table:data-pilot-member table:name="0,000110902" table:display="true" table:show-details="true"/>
                <table:data-pilot-member table:name="0,000111281" table:display="true" table:show-details="true"/>
                <table:data-pilot-member table:name="0,000111573" table:display="true" table:show-details="true"/>
                <table:data-pilot-member table:name="0,000111723" table:display="true" table:show-details="true"/>
                <table:data-pilot-member table:name="0,000111882" table:display="true" table:show-details="true"/>
                <table:data-pilot-member table:name="0,000111898" table:display="true" table:show-details="true"/>
                <table:data-pilot-member table:name="0,000112047" table:display="true" table:show-details="true"/>
                <table:data-pilot-member table:name="0,000112077" table:display="true" table:show-details="true"/>
                <table:data-pilot-member table:name="0,000112122" table:display="true" table:show-details="true"/>
                <table:data-pilot-member table:name="0,000112303" table:display="true" table:show-details="true"/>
                <table:data-pilot-member table:name="0,000112474" table:display="true" table:show-details="true"/>
                <table:data-pilot-member table:name="0,000112747" table:display="true" table:show-details="true"/>
                <table:data-pilot-member table:name="0,000112965" table:display="true" table:show-details="true"/>
                <table:data-pilot-member table:name="0,000113495" table:display="true" table:show-details="true"/>
                <table:data-pilot-member table:name="0,000113675" table:display="true" table:show-details="true"/>
                <table:data-pilot-member table:name="0,000113709" table:display="true" table:show-details="true"/>
                <table:data-pilot-member table:name="0,000114085" table:display="true" table:show-details="true"/>
                <table:data-pilot-member table:name="0,0001145" table:display="true" table:show-details="true"/>
                <table:data-pilot-member table:name="0,000114588" table:display="true" table:show-details="true"/>
                <table:data-pilot-member table:name="0,000115064" table:display="true" table:show-details="true"/>
                <table:data-pilot-member table:name="0,00011529" table:display="true" table:show-details="true"/>
                <table:data-pilot-member table:name="0,000115341" table:display="true" table:show-details="true"/>
                <table:data-pilot-member table:name="0,000115641" table:display="true" table:show-details="true"/>
                <table:data-pilot-member table:name="0,000115719" table:display="true" table:show-details="true"/>
                <table:data-pilot-member table:name="0,000115885" table:display="true" table:show-details="true"/>
                <table:data-pilot-member table:name="0,000116007" table:display="true" table:show-details="true"/>
                <table:data-pilot-member table:name="0,000116514" table:display="true" table:show-details="true"/>
                <table:data-pilot-member table:name="0,000116561" table:display="true" table:show-details="true"/>
                <table:data-pilot-member table:name="0,000116667" table:display="true" table:show-details="true"/>
                <table:data-pilot-member table:name="0,000116761" table:display="true" table:show-details="true"/>
                <table:data-pilot-member table:name="0,000117128" table:display="true" table:show-details="true"/>
                <table:data-pilot-member table:name="0,000117381" table:display="true" table:show-details="true"/>
                <table:data-pilot-member table:name="0,000117437" table:display="true" table:show-details="true"/>
                <table:data-pilot-member table:name="0,000117864" table:display="true" table:show-details="true"/>
                <table:data-pilot-member table:name="0,000117937" table:display="true" table:show-details="true"/>
                <table:data-pilot-member table:name="0,000117982" table:display="true" table:show-details="true"/>
                <table:data-pilot-member table:name="0,000118034" table:display="true" table:show-details="true"/>
                <table:data-pilot-member table:name="0,000118058" table:display="true" table:show-details="true"/>
                <table:data-pilot-member table:name="0,000118072" table:display="true" table:show-details="true"/>
                <table:data-pilot-member table:name="0,000118302" table:display="true" table:show-details="true"/>
                <table:data-pilot-member table:name="0,000118458" table:display="true" table:show-details="true"/>
                <table:data-pilot-member table:name="0,000118508" table:display="true" table:show-details="true"/>
                <table:data-pilot-member table:name="0,000118522" table:display="true" table:show-details="true"/>
                <table:data-pilot-member table:name="0,000118536" table:display="true" table:show-details="true"/>
                <table:data-pilot-member table:name="0,000118732" table:display="true" table:show-details="true"/>
                <table:data-pilot-member table:name="0,000118734" table:display="true" table:show-details="true"/>
                <table:data-pilot-member table:name="0,000118774" table:display="true" table:show-details="true"/>
                <table:data-pilot-member table:name="0,000118823" table:display="true" table:show-details="true"/>
                <table:data-pilot-member table:name="0,000118836" table:display="true" table:show-details="true"/>
                <table:data-pilot-member table:name="0,00011905" table:display="true" table:show-details="true"/>
                <table:data-pilot-member table:name="0,000119053" table:display="true" table:show-details="true"/>
                <table:data-pilot-member table:name="0,000119143" table:display="true" table:show-details="true"/>
                <table:data-pilot-member table:name="0,000119448" table:display="true" table:show-details="true"/>
                <table:data-pilot-member table:name="0,000119534" table:display="true" table:show-details="true"/>
                <table:data-pilot-member table:name="0,000119718" table:display="true" table:show-details="true"/>
                <table:data-pilot-member table:name="0,000120173" table:display="true" table:show-details="true"/>
                <table:data-pilot-member table:name="0,000120184" table:display="true" table:show-details="true"/>
                <table:data-pilot-member table:name="0,000120296" table:display="true" table:show-details="true"/>
                <table:data-pilot-member table:name="0,000120387" table:display="true" table:show-details="true"/>
                <table:data-pilot-member table:name="0,000120405" table:display="true" table:show-details="true"/>
                <table:data-pilot-member table:name="0,000120528" table:display="true" table:show-details="true"/>
                <table:data-pilot-member table:name="0,000120688" table:display="true" table:show-details="true"/>
                <table:data-pilot-member table:name="0,000120802" table:display="true" table:show-details="true"/>
                <table:data-pilot-member table:name="0,000120883" table:display="true" table:show-details="true"/>
                <table:data-pilot-member table:name="0,00012142" table:display="true" table:show-details="true"/>
                <table:data-pilot-member table:name="0,000121424" table:display="true" table:show-details="true"/>
                <table:data-pilot-member table:name="0,000121428" table:display="true" table:show-details="true"/>
                <table:data-pilot-member table:name="0,000121755" table:display="true" table:show-details="true"/>
                <table:data-pilot-member table:name="0,000121774" table:display="true" table:show-details="true"/>
                <table:data-pilot-member table:name="0,0001219" table:display="true" table:show-details="true"/>
                <table:data-pilot-member table:name="0,000121964" table:display="true" table:show-details="true"/>
                <table:data-pilot-member table:name="0,000122287" table:display="true" table:show-details="true"/>
                <table:data-pilot-member table:name="0,000122429" table:display="true" table:show-details="true"/>
                <table:data-pilot-member table:name="0,000122809" table:display="true" table:show-details="true"/>
                <table:data-pilot-member table:name="0,000122862" table:display="true" table:show-details="true"/>
                <table:data-pilot-member table:name="0,000122953" table:display="true" table:show-details="true"/>
                <table:data-pilot-member table:name="0,000123236" table:display="true" table:show-details="true"/>
                <table:data-pilot-member table:name="0,000123278" table:display="true" table:show-details="true"/>
                <table:data-pilot-member table:name="0,000123335" table:display="true" table:show-details="true"/>
                <table:data-pilot-member table:name="0,000123498" table:display="true" table:show-details="true"/>
                <table:data-pilot-member table:name="0,000123517" table:display="true" table:show-details="true"/>
                <table:data-pilot-member table:name="0,000123522" table:display="true" table:show-details="true"/>
                <table:data-pilot-member table:name="0,000123601" table:display="true" table:show-details="true"/>
                <table:data-pilot-member table:name="0,000123953" table:display="true" table:show-details="true"/>
                <table:data-pilot-member table:name="0,000124627" table:display="true" table:show-details="true"/>
                <table:data-pilot-member table:name="0,000124643" table:display="true" table:show-details="true"/>
                <table:data-pilot-member table:name="0,000124791" table:display="true" table:show-details="true"/>
                <table:data-pilot-member table:name="0,000125274" table:display="true" table:show-details="true"/>
                <table:data-pilot-member table:name="0,000125359" table:display="true" table:show-details="true"/>
                <table:data-pilot-member table:name="0,000125642" table:display="true" table:show-details="true"/>
                <table:data-pilot-member table:name="0,000125681" table:display="true" table:show-details="true"/>
                <table:data-pilot-member table:name="0,000125847" table:display="true" table:show-details="true"/>
                <table:data-pilot-member table:name="0,00012591" table:display="true" table:show-details="true"/>
                <table:data-pilot-member table:name="0,000126052" table:display="true" table:show-details="true"/>
                <table:data-pilot-member table:name="0,000126056" table:display="true" table:show-details="true"/>
                <table:data-pilot-member table:name="0,000126119" table:display="true" table:show-details="true"/>
                <table:data-pilot-member table:name="0,000126287" table:display="true" table:show-details="true"/>
                <table:data-pilot-member table:name="0,000126323" table:display="true" table:show-details="true"/>
                <table:data-pilot-member table:name="0,000126558" table:display="true" table:show-details="true"/>
                <table:data-pilot-member table:name="0,000126577" table:display="true" table:show-details="true"/>
                <table:data-pilot-member table:name="0,000126694" table:display="true" table:show-details="true"/>
                <table:data-pilot-member table:name="0,000126698" table:display="true" table:show-details="true"/>
                <table:data-pilot-member table:name="0,000126722" table:display="true" table:show-details="true"/>
                <table:data-pilot-member table:name="0,000126927" table:display="true" table:show-details="true"/>
                <table:data-pilot-member table:name="0,000126935" table:display="true" table:show-details="true"/>
                <table:data-pilot-member table:name="0,000126954" table:display="true" table:show-details="true"/>
                <table:data-pilot-member table:name="0,000127004" table:display="true" table:show-details="true"/>
                <table:data-pilot-member table:name="0,0001271" table:display="true" table:show-details="true"/>
                <table:data-pilot-member table:name="0,000127185" table:display="true" table:show-details="true"/>
                <table:data-pilot-member table:name="0,000127408" table:display="true" table:show-details="true"/>
                <table:data-pilot-member table:name="0,000127424" table:display="true" table:show-details="true"/>
                <table:data-pilot-member table:name="0,000127458" table:display="true" table:show-details="true"/>
                <table:data-pilot-member table:name="0,000127532" table:display="true" table:show-details="true"/>
                <table:data-pilot-member table:name="0,000127767" table:display="true" table:show-details="true"/>
                <table:data-pilot-member table:name="0,000127953" table:display="true" table:show-details="true"/>
                <table:data-pilot-member table:name="0,000128301" table:display="true" table:show-details="true"/>
                <table:data-pilot-member table:name="0,000128531" table:display="true" table:show-details="true"/>
                <table:data-pilot-member table:name="0,000129219" table:display="true" table:show-details="true"/>
                <table:data-pilot-member table:name="0,000129244" table:display="true" table:show-details="true"/>
                <table:data-pilot-member table:name="0,000129263" table:display="true" table:show-details="true"/>
                <table:data-pilot-member table:name="0,000129424" table:display="true" table:show-details="true"/>
                <table:data-pilot-member table:name="0,000129502" table:display="true" table:show-details="true"/>
                <table:data-pilot-member table:name="0,000129507" table:display="true" table:show-details="true"/>
                <table:data-pilot-member table:name="0,000129667" table:display="true" table:show-details="true"/>
                <table:data-pilot-member table:name="0,000129732" table:display="true" table:show-details="true"/>
                <table:data-pilot-member table:name="0,000130464" table:display="true" table:show-details="true"/>
                <table:data-pilot-member table:name="0,000130562" table:display="true" table:show-details="true"/>
                <table:data-pilot-member table:name="0,000130743" table:display="true" table:show-details="true"/>
                <table:data-pilot-member table:name="0,000130778" table:display="true" table:show-details="true"/>
                <table:data-pilot-member table:name="0,00013081" table:display="true" table:show-details="true"/>
                <table:data-pilot-member table:name="0,00013105" table:display="true" table:show-details="true"/>
                <table:data-pilot-member table:name="0,000131213" table:display="true" table:show-details="true"/>
                <table:data-pilot-member table:name="0,000131279" table:display="true" table:show-details="true"/>
                <table:data-pilot-member table:name="0,000131295" table:display="true" table:show-details="true"/>
                <table:data-pilot-member table:name="0,000131431" table:display="true" table:show-details="true"/>
                <table:data-pilot-member table:name="0,000131667" table:display="true" table:show-details="true"/>
                <table:data-pilot-member table:name="0,00013179" table:display="true" table:show-details="true"/>
                <table:data-pilot-member table:name="0,000132054" table:display="true" table:show-details="true"/>
                <table:data-pilot-member table:name="0,000132118" table:display="true" table:show-details="true"/>
                <table:data-pilot-member table:name="0,000132194" table:display="true" table:show-details="true"/>
                <table:data-pilot-member table:name="0,000132447" table:display="true" table:show-details="true"/>
                <table:data-pilot-member table:name="0,000132448" table:display="true" table:show-details="true"/>
                <table:data-pilot-member table:name="0,00013245" table:display="true" table:show-details="true"/>
                <table:data-pilot-member table:name="0,00013248" table:display="true" table:show-details="true"/>
                <table:data-pilot-member table:name="0,000132645" table:display="true" table:show-details="true"/>
                <table:data-pilot-member table:name="0,000132672" table:display="true" table:show-details="true"/>
                <table:data-pilot-member table:name="0,000132863" table:display="true" table:show-details="true"/>
                <table:data-pilot-member table:name="0,000133642" table:display="true" table:show-details="true"/>
                <table:data-pilot-member table:name="0,000133801" table:display="true" table:show-details="true"/>
                <table:data-pilot-member table:name="0,000133872" table:display="true" table:show-details="true"/>
                <table:data-pilot-member table:name="0,000134038" table:display="true" table:show-details="true"/>
                <table:data-pilot-member table:name="0,00013502" table:display="true" table:show-details="true"/>
                <table:data-pilot-member table:name="0,000135349" table:display="true" table:show-details="true"/>
                <table:data-pilot-member table:name="0,000135354" table:display="true" table:show-details="true"/>
                <table:data-pilot-member table:name="0,000135512" table:display="true" table:show-details="true"/>
                <table:data-pilot-member table:name="0,000135574" table:display="true" table:show-details="true"/>
                <table:data-pilot-member table:name="0,000135707" table:display="true" table:show-details="true"/>
                <table:data-pilot-member table:name="0,000136765" table:display="true" table:show-details="true"/>
                <table:data-pilot-member table:name="0,000136858" table:display="true" table:show-details="true"/>
                <table:data-pilot-member table:name="0,000137095" table:display="true" table:show-details="true"/>
                <table:data-pilot-member table:name="0,000137173" table:display="true" table:show-details="true"/>
                <table:data-pilot-member table:name="0,00013722" table:display="true" table:show-details="true"/>
                <table:data-pilot-member table:name="0,000137845" table:display="true" table:show-details="true"/>
                <table:data-pilot-member table:name="0,000137861" table:display="true" table:show-details="true"/>
                <table:data-pilot-member table:name="0,000138237" table:display="true" table:show-details="true"/>
                <table:data-pilot-member table:name="0,000139323" table:display="true" table:show-details="true"/>
                <table:data-pilot-member table:name="0,000139421" table:display="true" table:show-details="true"/>
                <table:data-pilot-member table:name="0,000139649" table:display="true" table:show-details="true"/>
                <table:data-pilot-member table:name="0,000139681" table:display="true" table:show-details="true"/>
                <table:data-pilot-member table:name="0,000140563" table:display="true" table:show-details="true"/>
                <table:data-pilot-member table:name="0,000141297" table:display="true" table:show-details="true"/>
                <table:data-pilot-member table:name="0,000141571" table:display="true" table:show-details="true"/>
                <table:data-pilot-member table:name="0,000142109" table:display="true" table:show-details="true"/>
                <table:data-pilot-member table:name="0,000142195" table:display="true" table:show-details="true"/>
                <table:data-pilot-member table:name="0,000142225" table:display="true" table:show-details="true"/>
                <table:data-pilot-member table:name="0,000142245" table:display="true" table:show-details="true"/>
                <table:data-pilot-member table:name="0,000142288" table:display="true" table:show-details="true"/>
                <table:data-pilot-member table:name="0,000142749" table:display="true" table:show-details="true"/>
                <table:data-pilot-member table:name="0,00014356" table:display="true" table:show-details="true"/>
                <table:data-pilot-member table:name="0,000143709" table:display="true" table:show-details="true"/>
                <table:data-pilot-member table:name="0,000143931" table:display="true" table:show-details="true"/>
                <table:data-pilot-member table:name="0,00014454" table:display="true" table:show-details="true"/>
                <table:data-pilot-member table:name="0,000145133" table:display="true" table:show-details="true"/>
                <table:data-pilot-member table:name="0,000145167" table:display="true" table:show-details="true"/>
                <table:data-pilot-member table:name="0,000145207" table:display="true" table:show-details="true"/>
                <table:data-pilot-member table:name="0,000145357" table:display="true" table:show-details="true"/>
                <table:data-pilot-member table:name="0,00014579" table:display="true" table:show-details="true"/>
                <table:data-pilot-member table:name="0,000145846" table:display="true" table:show-details="true"/>
                <table:data-pilot-member table:name="0,000146607" table:display="true" table:show-details="true"/>
                <table:data-pilot-member table:name="0,000146648" table:display="true" table:show-details="true"/>
                <table:data-pilot-member table:name="0,000146803" table:display="true" table:show-details="true"/>
                <table:data-pilot-member table:name="0,000147117" table:display="true" table:show-details="true"/>
                <table:data-pilot-member table:name="0,00014731" table:display="true" table:show-details="true"/>
                <table:data-pilot-member table:name="0,000147668" table:display="true" table:show-details="true"/>
                <table:data-pilot-member table:name="0,000147713" table:display="true" table:show-details="true"/>
                <table:data-pilot-member table:name="0,000147874" table:display="true" table:show-details="true"/>
                <table:data-pilot-member table:name="0,000148006" table:display="true" table:show-details="true"/>
                <table:data-pilot-member table:name="0,00014829" table:display="true" table:show-details="true"/>
                <table:data-pilot-member table:name="0,000148498" table:display="true" table:show-details="true"/>
                <table:data-pilot-member table:name="0,000148594" table:display="true" table:show-details="true"/>
                <table:data-pilot-member table:name="0,000148845" table:display="true" table:show-details="true"/>
                <table:data-pilot-member table:name="0,000149136" table:display="true" table:show-details="true"/>
                <table:data-pilot-member table:name="0,000149619" table:display="true" table:show-details="true"/>
                <table:data-pilot-member table:name="0,000149672" table:display="true" table:show-details="true"/>
                <table:data-pilot-member table:name="0,000149732" table:display="true" table:show-details="true"/>
                <table:data-pilot-member table:name="0,000150734" table:display="true" table:show-details="true"/>
                <table:data-pilot-member table:name="0,000150975" table:display="true" table:show-details="true"/>
                <table:data-pilot-member table:name="0,000151063" table:display="true" table:show-details="true"/>
                <table:data-pilot-member table:name="0,000151148" table:display="true" table:show-details="true"/>
                <table:data-pilot-member table:name="0,000151346" table:display="true" table:show-details="true"/>
                <table:data-pilot-member table:name="0,000151509" table:display="true" table:show-details="true"/>
                <table:data-pilot-member table:name="0,00015155" table:display="true" table:show-details="true"/>
                <table:data-pilot-member table:name="0,000151728" table:display="true" table:show-details="true"/>
                <table:data-pilot-member table:name="0,000151972" table:display="true" table:show-details="true"/>
                <table:data-pilot-member table:name="0,000152146" table:display="true" table:show-details="true"/>
                <table:data-pilot-member table:name="0,000152379" table:display="true" table:show-details="true"/>
                <table:data-pilot-member table:name="0,000152409" table:display="true" table:show-details="true"/>
                <table:data-pilot-member table:name="0,000153025" table:display="true" table:show-details="true"/>
                <table:data-pilot-member table:name="0,000153177" table:display="true" table:show-details="true"/>
                <table:data-pilot-member table:name="0,000153346" table:display="true" table:show-details="true"/>
                <table:data-pilot-member table:name="0,000153363" table:display="true" table:show-details="true"/>
                <table:data-pilot-member table:name="0,00015399" table:display="true" table:show-details="true"/>
                <table:data-pilot-member table:name="0,000154434" table:display="true" table:show-details="true"/>
                <table:data-pilot-member table:name="0,000155024" table:display="true" table:show-details="true"/>
                <table:data-pilot-member table:name="0,000155177" table:display="true" table:show-details="true"/>
                <table:data-pilot-member table:name="0,000155843" table:display="true" table:show-details="true"/>
                <table:data-pilot-member table:name="0,000155913" table:display="true" table:show-details="true"/>
                <table:data-pilot-member table:name="0,000155955" table:display="true" table:show-details="true"/>
                <table:data-pilot-member table:name="0,00015616" table:display="true" table:show-details="true"/>
                <table:data-pilot-member table:name="0,000156502" table:display="true" table:show-details="true"/>
                <table:data-pilot-member table:name="0,000156701" table:display="true" table:show-details="true"/>
                <table:data-pilot-member table:name="0,00015688" table:display="true" table:show-details="true"/>
                <table:data-pilot-member table:name="0,000157128" table:display="true" table:show-details="true"/>
                <table:data-pilot-member table:name="0,000158758" table:display="true" table:show-details="true"/>
                <table:data-pilot-member table:name="0,000159147" table:display="true" table:show-details="true"/>
                <table:data-pilot-member table:name="0,000159658" table:display="true" table:show-details="true"/>
                <table:data-pilot-member table:name="0,000159848" table:display="true" table:show-details="true"/>
                <table:data-pilot-member table:name="0,00016035" table:display="true" table:show-details="true"/>
                <table:data-pilot-member table:name="0,000160627" table:display="true" table:show-details="true"/>
                <table:data-pilot-member table:name="0,000160686" table:display="true" table:show-details="true"/>
                <table:data-pilot-member table:name="0,000161138" table:display="true" table:show-details="true"/>
                <table:data-pilot-member table:name="0,000161706" table:display="true" table:show-details="true"/>
                <table:data-pilot-member table:name="0,000161926" table:display="true" table:show-details="true"/>
                <table:data-pilot-member table:name="0,000162197" table:display="true" table:show-details="true"/>
                <table:data-pilot-member table:name="0,000162266" table:display="true" table:show-details="true"/>
                <table:data-pilot-member table:name="0,000163221" table:display="true" table:show-details="true"/>
                <table:data-pilot-member table:name="0,000163616" table:display="true" table:show-details="true"/>
                <table:data-pilot-member table:name="0,000165" table:display="true" table:show-details="true"/>
                <table:data-pilot-member table:name="0,000165181" table:display="true" table:show-details="true"/>
                <table:data-pilot-member table:name="0,000165435" table:display="true" table:show-details="true"/>
                <table:data-pilot-member table:name="0,000166231" table:display="true" table:show-details="true"/>
                <table:data-pilot-member table:name="0,000166681" table:display="true" table:show-details="true"/>
                <table:data-pilot-member table:name="0,000166963" table:display="true" table:show-details="true"/>
                <table:data-pilot-member table:name="0,000167067" table:display="true" table:show-details="true"/>
                <table:data-pilot-member table:name="0,000167248" table:display="true" table:show-details="true"/>
                <table:data-pilot-member table:name="0,000167458" table:display="true" table:show-details="true"/>
                <table:data-pilot-member table:name="0,000167814" table:display="true" table:show-details="true"/>
                <table:data-pilot-member table:name="0,000167905" table:display="true" table:show-details="true"/>
                <table:data-pilot-member table:name="0,00016811" table:display="true" table:show-details="true"/>
                <table:data-pilot-member table:name="0,000168312" table:display="true" table:show-details="true"/>
                <table:data-pilot-member table:name="0,000168811" table:display="true" table:show-details="true"/>
                <table:data-pilot-member table:name="0,000169706" table:display="true" table:show-details="true"/>
                <table:data-pilot-member table:name="0,00017058" table:display="true" table:show-details="true"/>
                <table:data-pilot-member table:name="0,000171441" table:display="true" table:show-details="true"/>
                <table:data-pilot-member table:name="0,000171666" table:display="true" table:show-details="true"/>
                <table:data-pilot-member table:name="0,000171718" table:display="true" table:show-details="true"/>
                <table:data-pilot-member table:name="0,000171858" table:display="true" table:show-details="true"/>
                <table:data-pilot-member table:name="0,000172162" table:display="true" table:show-details="true"/>
                <table:data-pilot-member table:name="0,000172254" table:display="true" table:show-details="true"/>
                <table:data-pilot-member table:name="0,000172282" table:display="true" table:show-details="true"/>
                <table:data-pilot-member table:name="0,000172687" table:display="true" table:show-details="true"/>
                <table:data-pilot-member table:name="0,000173025" table:display="true" table:show-details="true"/>
                <table:data-pilot-member table:name="0,000173399" table:display="true" table:show-details="true"/>
                <table:data-pilot-member table:name="0,000173444" table:display="true" table:show-details="true"/>
                <table:data-pilot-member table:name="0,00017353" table:display="true" table:show-details="true"/>
                <table:data-pilot-member table:name="0,000173888" table:display="true" table:show-details="true"/>
                <table:data-pilot-member table:name="0,000173907" table:display="true" table:show-details="true"/>
                <table:data-pilot-member table:name="0,000174146" table:display="true" table:show-details="true"/>
                <table:data-pilot-member table:name="0,000174986" table:display="true" table:show-details="true"/>
                <table:data-pilot-member table:name="0,000176391" table:display="true" table:show-details="true"/>
                <table:data-pilot-member table:name="0,000177022" table:display="true" table:show-details="true"/>
                <table:data-pilot-member table:name="0,000177126" table:display="true" table:show-details="true"/>
                <table:data-pilot-member table:name="0,000177675" table:display="true" table:show-details="true"/>
                <table:data-pilot-member table:name="0,000177926" table:display="true" table:show-details="true"/>
                <table:data-pilot-member table:name="0,000178118" table:display="true" table:show-details="true"/>
                <table:data-pilot-member table:name="0,000178231" table:display="true" table:show-details="true"/>
                <table:data-pilot-member table:name="0,000178829" table:display="true" table:show-details="true"/>
                <table:data-pilot-member table:name="0,000179056" table:display="true" table:show-details="true"/>
                <table:data-pilot-member table:name="0,000179826" table:display="true" table:show-details="true"/>
                <table:data-pilot-member table:name="0,000179946" table:display="true" table:show-details="true"/>
                <table:data-pilot-member table:name="0,00018046" table:display="true" table:show-details="true"/>
                <table:data-pilot-member table:name="0,000180794" table:display="true" table:show-details="true"/>
                <table:data-pilot-member table:name="0,000180838" table:display="true" table:show-details="true"/>
                <table:data-pilot-member table:name="0,000181612" table:display="true" table:show-details="true"/>
                <table:data-pilot-member table:name="0,000181808" table:display="true" table:show-details="true"/>
                <table:data-pilot-member table:name="0,000182268" table:display="true" table:show-details="true"/>
                <table:data-pilot-member table:name="0,000182324" table:display="true" table:show-details="true"/>
                <table:data-pilot-member table:name="0,000183698" table:display="true" table:show-details="true"/>
                <table:data-pilot-member table:name="0,000183841" table:display="true" table:show-details="true"/>
                <table:data-pilot-member table:name="0,000184527" table:display="true" table:show-details="true"/>
                <table:data-pilot-member table:name="0,000184979" table:display="true" table:show-details="true"/>
                <table:data-pilot-member table:name="0,00018517" table:display="true" table:show-details="true"/>
                <table:data-pilot-member table:name="0,000185308" table:display="true" table:show-details="true"/>
                <table:data-pilot-member table:name="0,000185316" table:display="true" table:show-details="true"/>
                <table:data-pilot-member table:name="0,000185495" table:display="true" table:show-details="true"/>
                <table:data-pilot-member table:name="0,00018598" table:display="true" table:show-details="true"/>
                <table:data-pilot-member table:name="0,000186183" table:display="true" table:show-details="true"/>
                <table:data-pilot-member table:name="0,000186281" table:display="true" table:show-details="true"/>
                <table:data-pilot-member table:name="0,000186538" table:display="true" table:show-details="true"/>
                <table:data-pilot-member table:name="0,000186582" table:display="true" table:show-details="true"/>
                <table:data-pilot-member table:name="0,000186662" table:display="true" table:show-details="true"/>
                <table:data-pilot-member table:name="0,000186807" table:display="true" table:show-details="true"/>
                <table:data-pilot-member table:name="0,000187261" table:display="true" table:show-details="true"/>
                <table:data-pilot-member table:name="0,0001874" table:display="true" table:show-details="true"/>
                <table:data-pilot-member table:name="0,000187619" table:display="true" table:show-details="true"/>
                <table:data-pilot-member table:name="0,000187843" table:display="true" table:show-details="true"/>
                <table:data-pilot-member table:name="0,000187969" table:display="true" table:show-details="true"/>
                <table:data-pilot-member table:name="0,000188365" table:display="true" table:show-details="true"/>
                <table:data-pilot-member table:name="0,000188427" table:display="true" table:show-details="true"/>
                <table:data-pilot-member table:name="0,000188443" table:display="true" table:show-details="true"/>
                <table:data-pilot-member table:name="0,000188772" table:display="true" table:show-details="true"/>
                <table:data-pilot-member table:name="0,000188808" table:display="true" table:show-details="true"/>
                <table:data-pilot-member table:name="0,000188908" table:display="true" table:show-details="true"/>
                <table:data-pilot-member table:name="0,00018896" table:display="true" table:show-details="true"/>
                <table:data-pilot-member table:name="0,000189144" table:display="true" table:show-details="true"/>
                <table:data-pilot-member table:name="0,000189437" table:display="true" table:show-details="true"/>
                <table:data-pilot-member table:name="0,000189455" table:display="true" table:show-details="true"/>
                <table:data-pilot-member table:name="0,000189635" table:display="true" table:show-details="true"/>
                <table:data-pilot-member table:name="0,000190756" table:display="true" table:show-details="true"/>
                <table:data-pilot-member table:name="0,000192125" table:display="true" table:show-details="true"/>
                <table:data-pilot-member table:name="0,000192558" table:display="true" table:show-details="true"/>
                <table:data-pilot-member table:name="0,000193558" table:display="true" table:show-details="true"/>
                <table:data-pilot-member table:name="0,00019428" table:display="true" table:show-details="true"/>
                <table:data-pilot-member table:name="0,000194816" table:display="true" table:show-details="true"/>
                <table:data-pilot-member table:name="0,000194993" table:display="true" table:show-details="true"/>
                <table:data-pilot-member table:name="0,000195001" table:display="true" table:show-details="true"/>
                <table:data-pilot-member table:name="0,000195143" table:display="true" table:show-details="true"/>
                <table:data-pilot-member table:name="0,000195342" table:display="true" table:show-details="true"/>
                <table:data-pilot-member table:name="0,000195828" table:display="true" table:show-details="true"/>
                <table:data-pilot-member table:name="0,000196372" table:display="true" table:show-details="true"/>
                <table:data-pilot-member table:name="0,000196594" table:display="true" table:show-details="true"/>
                <table:data-pilot-member table:name="0,000196777" table:display="true" table:show-details="true"/>
                <table:data-pilot-member table:name="0,000196841" table:display="true" table:show-details="true"/>
                <table:data-pilot-member table:name="0,000197018" table:display="true" table:show-details="true"/>
                <table:data-pilot-member table:name="0,000197024" table:display="true" table:show-details="true"/>
                <table:data-pilot-member table:name="0,00019716" table:display="true" table:show-details="true"/>
                <table:data-pilot-member table:name="0,000197214" table:display="true" table:show-details="true"/>
                <table:data-pilot-member table:name="0,00019728" table:display="true" table:show-details="true"/>
                <table:data-pilot-member table:name="0,000197481" table:display="true" table:show-details="true"/>
                <table:data-pilot-member table:name="0,000197782" table:display="true" table:show-details="true"/>
                <table:data-pilot-member table:name="0,000197787" table:display="true" table:show-details="true"/>
                <table:data-pilot-member table:name="0,000197892" table:display="true" table:show-details="true"/>
                <table:data-pilot-member table:name="0,000198112" table:display="true" table:show-details="true"/>
                <table:data-pilot-member table:name="0,000198404" table:display="true" table:show-details="true"/>
                <table:data-pilot-member table:name="0,000198522" table:display="true" table:show-details="true"/>
                <table:data-pilot-member table:name="0,000199278" table:display="true" table:show-details="true"/>
                <table:data-pilot-member table:name="0,000199643" table:display="true" table:show-details="true"/>
                <table:data-pilot-member table:name="0,000200047" table:display="true" table:show-details="true"/>
                <table:data-pilot-member table:name="0,000200135" table:display="true" table:show-details="true"/>
                <table:data-pilot-member table:name="0,000200291" table:display="true" table:show-details="true"/>
                <table:data-pilot-member table:name="0,000200336" table:display="true" table:show-details="true"/>
                <table:data-pilot-member table:name="0,00020051" table:display="true" table:show-details="true"/>
                <table:data-pilot-member table:name="0,000200971" table:display="true" table:show-details="true"/>
                <table:data-pilot-member table:name="0,000200981" table:display="true" table:show-details="true"/>
                <table:data-pilot-member table:name="0,000201734" table:display="true" table:show-details="true"/>
                <table:data-pilot-member table:name="0,000201743" table:display="true" table:show-details="true"/>
                <table:data-pilot-member table:name="0,000202229" table:display="true" table:show-details="true"/>
                <table:data-pilot-member table:name="0,000203824" table:display="true" table:show-details="true"/>
                <table:data-pilot-member table:name="0,00020386" table:display="true" table:show-details="true"/>
                <table:data-pilot-member table:name="0,000203968" table:display="true" table:show-details="true"/>
                <table:data-pilot-member table:name="0,000204015" table:display="true" table:show-details="true"/>
                <table:data-pilot-member table:name="0,000204211" table:display="true" table:show-details="true"/>
                <table:data-pilot-member table:name="0,00020454" table:display="true" table:show-details="true"/>
                <table:data-pilot-member table:name="0,000204613" table:display="true" table:show-details="true"/>
                <table:data-pilot-member table:name="0,000204974" table:display="true" table:show-details="true"/>
                <table:data-pilot-member table:name="0,00020517" table:display="true" table:show-details="true"/>
                <table:data-pilot-member table:name="0,000205172" table:display="true" table:show-details="true"/>
                <table:data-pilot-member table:name="0,000205311" table:display="true" table:show-details="true"/>
                <table:data-pilot-member table:name="0,000205351" table:display="true" table:show-details="true"/>
                <table:data-pilot-member table:name="0,000205483" table:display="true" table:show-details="true"/>
                <table:data-pilot-member table:name="0,000205652" table:display="true" table:show-details="true"/>
                <table:data-pilot-member table:name="0,000205724" table:display="true" table:show-details="true"/>
                <table:data-pilot-member table:name="0,000206223" table:display="true" table:show-details="true"/>
                <table:data-pilot-member table:name="0,000206992" table:display="true" table:show-details="true"/>
                <table:data-pilot-member table:name="0,000207253" table:display="true" table:show-details="true"/>
                <table:data-pilot-member table:name="0,000207385" table:display="true" table:show-details="true"/>
                <table:data-pilot-member table:name="0,000207546" table:display="true" table:show-details="true"/>
                <table:data-pilot-member table:name="0,000207553" table:display="true" table:show-details="true"/>
                <table:data-pilot-member table:name="0,00020762" table:display="true" table:show-details="true"/>
                <table:data-pilot-member table:name="0,000208153" table:display="true" table:show-details="true"/>
                <table:data-pilot-member table:name="0,000208156" table:display="true" table:show-details="true"/>
                <table:data-pilot-member table:name="0,000209347" table:display="true" table:show-details="true"/>
                <table:data-pilot-member table:name="0,000209521" table:display="true" table:show-details="true"/>
                <table:data-pilot-member table:name="0,00020971" table:display="true" table:show-details="true"/>
                <table:data-pilot-member table:name="0,000210097" table:display="true" table:show-details="true"/>
                <table:data-pilot-member table:name="0,000210338" table:display="true" table:show-details="true"/>
                <table:data-pilot-member table:name="0,000210426" table:display="true" table:show-details="true"/>
                <table:data-pilot-member table:name="0,000210519" table:display="true" table:show-details="true"/>
                <table:data-pilot-member table:name="0,000210551" table:display="true" table:show-details="true"/>
                <table:data-pilot-member table:name="0,000210619" table:display="true" table:show-details="true"/>
                <table:data-pilot-member table:name="0,000210701" table:display="true" table:show-details="true"/>
                <table:data-pilot-member table:name="0,000211332" table:display="true" table:show-details="true"/>
                <table:data-pilot-member table:name="0,000211928" table:display="true" table:show-details="true"/>
                <table:data-pilot-member table:name="0,000212723" table:display="true" table:show-details="true"/>
                <table:data-pilot-member table:name="0,00021311" table:display="true" table:show-details="true"/>
                <table:data-pilot-member table:name="0,000213563" table:display="true" table:show-details="true"/>
                <table:data-pilot-member table:name="0,000213681" table:display="true" table:show-details="true"/>
                <table:data-pilot-member table:name="0,000213954" table:display="true" table:show-details="true"/>
                <table:data-pilot-member table:name="0,000214366" table:display="true" table:show-details="true"/>
                <table:data-pilot-member table:name="0,000214393" table:display="true" table:show-details="true"/>
                <table:data-pilot-member table:name="0,000214425" table:display="true" table:show-details="true"/>
                <table:data-pilot-member table:name="0,000214532" table:display="true" table:show-details="true"/>
                <table:data-pilot-member table:name="0,000214698" table:display="true" table:show-details="true"/>
                <table:data-pilot-member table:name="0,000214945" table:display="true" table:show-details="true"/>
                <table:data-pilot-member table:name="0,000214975" table:display="true" table:show-details="true"/>
                <table:data-pilot-member table:name="0,000215018" table:display="true" table:show-details="true"/>
                <table:data-pilot-member table:name="0,000215359" table:display="true" table:show-details="true"/>
                <table:data-pilot-member table:name="0,000215559" table:display="true" table:show-details="true"/>
                <table:data-pilot-member table:name="0,000215875" table:display="true" table:show-details="true"/>
                <table:data-pilot-member table:name="0,000216149" table:display="true" table:show-details="true"/>
                <table:data-pilot-member table:name="0,000216208" table:display="true" table:show-details="true"/>
                <table:data-pilot-member table:name="0,000216278" table:display="true" table:show-details="true"/>
                <table:data-pilot-member table:name="0,000216366" table:display="true" table:show-details="true"/>
                <table:data-pilot-member table:name="0,000216762" table:display="true" table:show-details="true"/>
                <table:data-pilot-member table:name="0,000216779" table:display="true" table:show-details="true"/>
                <table:data-pilot-member table:name="0,000217006" table:display="true" table:show-details="true"/>
                <table:data-pilot-member table:name="0,000217274" table:display="true" table:show-details="true"/>
                <table:data-pilot-member table:name="0,000217382" table:display="true" table:show-details="true"/>
                <table:data-pilot-member table:name="0,000217702" table:display="true" table:show-details="true"/>
                <table:data-pilot-member table:name="0,000217709" table:display="true" table:show-details="true"/>
                <table:data-pilot-member table:name="0,000218027" table:display="true" table:show-details="true"/>
                <table:data-pilot-member table:name="0,000218051" table:display="true" table:show-details="true"/>
                <table:data-pilot-member table:name="0,000218923" table:display="true" table:show-details="true"/>
                <table:data-pilot-member table:name="0,000219401" table:display="true" table:show-details="true"/>
                <table:data-pilot-member table:name="0,000219911" table:display="true" table:show-details="true"/>
                <table:data-pilot-member table:name="0,000220042" table:display="true" table:show-details="true"/>
                <table:data-pilot-member table:name="0,00022012" table:display="true" table:show-details="true"/>
                <table:data-pilot-member table:name="0,000221493" table:display="true" table:show-details="true"/>
                <table:data-pilot-member table:name="0,000221801" table:display="true" table:show-details="true"/>
                <table:data-pilot-member table:name="0,000222242" table:display="true" table:show-details="true"/>
                <table:data-pilot-member table:name="0,000222791" table:display="true" table:show-details="true"/>
                <table:data-pilot-member table:name="0,000222907" table:display="true" table:show-details="true"/>
                <table:data-pilot-member table:name="0,000223064" table:display="true" table:show-details="true"/>
                <table:data-pilot-member table:name="0,000223248" table:display="true" table:show-details="true"/>
                <table:data-pilot-member table:name="0,000223263" table:display="true" table:show-details="true"/>
                <table:data-pilot-member table:name="0,000224644" table:display="true" table:show-details="true"/>
                <table:data-pilot-member table:name="0,000224892" table:display="true" table:show-details="true"/>
                <table:data-pilot-member table:name="0,000226377" table:display="true" table:show-details="true"/>
                <table:data-pilot-member table:name="0,000226413" table:display="true" table:show-details="true"/>
                <table:data-pilot-member table:name="0,0002266" table:display="true" table:show-details="true"/>
                <table:data-pilot-member table:name="0,000226676" table:display="true" table:show-details="true"/>
                <table:data-pilot-member table:name="0,000226775" table:display="true" table:show-details="true"/>
                <table:data-pilot-member table:name="0,000227264" table:display="true" table:show-details="true"/>
                <table:data-pilot-member table:name="0,000227477" table:display="true" table:show-details="true"/>
                <table:data-pilot-member table:name="0,000227491" table:display="true" table:show-details="true"/>
                <table:data-pilot-member table:name="0,000227614" table:display="true" table:show-details="true"/>
                <table:data-pilot-member table:name="0,000227853" table:display="true" table:show-details="true"/>
                <table:data-pilot-member table:name="0,000227879" table:display="true" table:show-details="true"/>
                <table:data-pilot-member table:name="0,000228883" table:display="true" table:show-details="true"/>
                <table:data-pilot-member table:name="0,000228932" table:display="true" table:show-details="true"/>
                <table:data-pilot-member table:name="0,000228943" table:display="true" table:show-details="true"/>
                <table:data-pilot-member table:name="0,000229532" table:display="true" table:show-details="true"/>
                <table:data-pilot-member table:name="0,000229533" table:display="true" table:show-details="true"/>
                <table:data-pilot-member table:name="0,000229617" table:display="true" table:show-details="true"/>
                <table:data-pilot-member table:name="0,000229681" table:display="true" table:show-details="true"/>
                <table:data-pilot-member table:name="0,000229857" table:display="true" table:show-details="true"/>
                <table:data-pilot-member table:name="0,000229987" table:display="true" table:show-details="true"/>
                <table:data-pilot-member table:name="0,000230241" table:display="true" table:show-details="true"/>
                <table:data-pilot-member table:name="0,000230294" table:display="true" table:show-details="true"/>
                <table:data-pilot-member table:name="0,000230396" table:display="true" table:show-details="true"/>
                <table:data-pilot-member table:name="0,000231435" table:display="true" table:show-details="true"/>
                <table:data-pilot-member table:name="0,000231594" table:display="true" table:show-details="true"/>
                <table:data-pilot-member table:name="0,000231958" table:display="true" table:show-details="true"/>
                <table:data-pilot-member table:name="0,000232353" table:display="true" table:show-details="true"/>
                <table:data-pilot-member table:name="0,000232377" table:display="true" table:show-details="true"/>
                <table:data-pilot-member table:name="0,000232507" table:display="true" table:show-details="true"/>
                <table:data-pilot-member table:name="0,000232908" table:display="true" table:show-details="true"/>
                <table:data-pilot-member table:name="0,000233365" table:display="true" table:show-details="true"/>
                <table:data-pilot-member table:name="0,000233964" table:display="true" table:show-details="true"/>
                <table:data-pilot-member table:name="0,000234061" table:display="true" table:show-details="true"/>
                <table:data-pilot-member table:name="0,00023413" table:display="true" table:show-details="true"/>
                <table:data-pilot-member table:name="0,000234229" table:display="true" table:show-details="true"/>
                <table:data-pilot-member table:name="0,000234507" table:display="true" table:show-details="true"/>
                <table:data-pilot-member table:name="0,000234649" table:display="true" table:show-details="true"/>
                <table:data-pilot-member table:name="0,000235473" table:display="true" table:show-details="true"/>
                <table:data-pilot-member table:name="0,000235558" table:display="true" table:show-details="true"/>
                <table:data-pilot-member table:name="0,000235805" table:display="true" table:show-details="true"/>
                <table:data-pilot-member table:name="0,000235821" table:display="true" table:show-details="true"/>
                <table:data-pilot-member table:name="0,000236627" table:display="true" table:show-details="true"/>
                <table:data-pilot-member table:name="0,000236857" table:display="true" table:show-details="true"/>
                <table:data-pilot-member table:name="0,00023728" table:display="true" table:show-details="true"/>
                <table:data-pilot-member table:name="0,00023737" table:display="true" table:show-details="true"/>
                <table:data-pilot-member table:name="0,000237657" table:display="true" table:show-details="true"/>
                <table:data-pilot-member table:name="0,000238015" table:display="true" table:show-details="true"/>
                <table:data-pilot-member table:name="0,000238019" table:display="true" table:show-details="true"/>
                <table:data-pilot-member table:name="0,000238073" table:display="true" table:show-details="true"/>
                <table:data-pilot-member table:name="0,000239526" table:display="true" table:show-details="true"/>
                <table:data-pilot-member table:name="0,000239893" table:display="true" table:show-details="true"/>
                <table:data-pilot-member table:name="0,000240034" table:display="true" table:show-details="true"/>
                <table:data-pilot-member table:name="0,000240298" table:display="true" table:show-details="true"/>
                <table:data-pilot-member table:name="0,000240394" table:display="true" table:show-details="true"/>
                <table:data-pilot-member table:name="0,000240617" table:display="true" table:show-details="true"/>
                <table:data-pilot-member table:name="0,000241106" table:display="true" table:show-details="true"/>
                <table:data-pilot-member table:name="0,000241213" table:display="true" table:show-details="true"/>
                <table:data-pilot-member table:name="0,000241253" table:display="true" table:show-details="true"/>
                <table:data-pilot-member table:name="0,000241256" table:display="true" table:show-details="true"/>
                <table:data-pilot-member table:name="0,000241288" table:display="true" table:show-details="true"/>
                <table:data-pilot-member table:name="0,000241371" table:display="true" table:show-details="true"/>
                <table:data-pilot-member table:name="0,000241396" table:display="true" table:show-details="true"/>
                <table:data-pilot-member table:name="0,000241575" table:display="true" table:show-details="true"/>
                <table:data-pilot-member table:name="0,000241765" table:display="true" table:show-details="true"/>
                <table:data-pilot-member table:name="0,00024205" table:display="true" table:show-details="true"/>
                <table:data-pilot-member table:name="0,000242229" table:display="true" table:show-details="true"/>
                <table:data-pilot-member table:name="0,000242311" table:display="true" table:show-details="true"/>
                <table:data-pilot-member table:name="0,000242654" table:display="true" table:show-details="true"/>
                <table:data-pilot-member table:name="0,000243415" table:display="true" table:show-details="true"/>
                <table:data-pilot-member table:name="0,000243894" table:display="true" table:show-details="true"/>
                <table:data-pilot-member table:name="0,000244021" table:display="true" table:show-details="true"/>
                <table:data-pilot-member table:name="0,000244106" table:display="true" table:show-details="true"/>
                <table:data-pilot-member table:name="0,000244799" table:display="true" table:show-details="true"/>
                <table:data-pilot-member table:name="0,000244972" table:display="true" table:show-details="true"/>
                <table:data-pilot-member table:name="0,000245857" table:display="true" table:show-details="true"/>
                <table:data-pilot-member table:name="0,000246645" table:display="true" table:show-details="true"/>
                <table:data-pilot-member table:name="0,00024712" table:display="true" table:show-details="true"/>
                <table:data-pilot-member table:name="0,000247139" table:display="true" table:show-details="true"/>
                <table:data-pilot-member table:name="0,000247144" table:display="true" table:show-details="true"/>
                <table:data-pilot-member table:name="0,000247285" table:display="true" table:show-details="true"/>
                <table:data-pilot-member table:name="0,000248887" table:display="true" table:show-details="true"/>
                <table:data-pilot-member table:name="0,000248946" table:display="true" table:show-details="true"/>
                <table:data-pilot-member table:name="0,000249454" table:display="true" table:show-details="true"/>
                <table:data-pilot-member table:name="0,000249729" table:display="true" table:show-details="true"/>
                <table:data-pilot-member table:name="0,000249761" table:display="true" table:show-details="true"/>
                <table:data-pilot-member table:name="0,000249836" table:display="true" table:show-details="true"/>
                <table:data-pilot-member table:name="0,00025035" table:display="true" table:show-details="true"/>
                <table:data-pilot-member table:name="0,00025063" table:display="true" table:show-details="true"/>
                <table:data-pilot-member table:name="0,000250652" table:display="true" table:show-details="true"/>
                <table:data-pilot-member table:name="0,000250818" table:display="true" table:show-details="true"/>
                <table:data-pilot-member table:name="0,000250906" table:display="true" table:show-details="true"/>
                <table:data-pilot-member table:name="0,000251194" table:display="true" table:show-details="true"/>
                <table:data-pilot-member table:name="0,000251446" table:display="true" table:show-details="true"/>
                <table:data-pilot-member table:name="0,000251973" table:display="true" table:show-details="true"/>
                <table:data-pilot-member table:name="0,000252626" table:display="true" table:show-details="true"/>
                <table:data-pilot-member table:name="0,000252673" table:display="true" table:show-details="true"/>
                <table:data-pilot-member table:name="0,00025298" table:display="true" table:show-details="true"/>
                <table:data-pilot-member table:name="0,000253311" table:display="true" table:show-details="true"/>
                <table:data-pilot-member table:name="0,000253779" table:display="true" table:show-details="true"/>
                <table:data-pilot-member table:name="0,000253834" table:display="true" table:show-details="true"/>
                <table:data-pilot-member table:name="0,000254255" table:display="true" table:show-details="true"/>
                <table:data-pilot-member table:name="0,000254285" table:display="true" table:show-details="true"/>
                <table:data-pilot-member table:name="0,000254425" table:display="true" table:show-details="true"/>
                <table:data-pilot-member table:name="0,000254706" table:display="true" table:show-details="true"/>
                <table:data-pilot-member table:name="0,00025559" table:display="true" table:show-details="true"/>
                <table:data-pilot-member table:name="0,000255616" table:display="true" table:show-details="true"/>
                <table:data-pilot-member table:name="0,000255857" table:display="true" table:show-details="true"/>
                <table:data-pilot-member table:name="0,000256073" table:display="true" table:show-details="true"/>
                <table:data-pilot-member table:name="0,000256351" table:display="true" table:show-details="true"/>
                <table:data-pilot-member table:name="0,000256609" table:display="true" table:show-details="true"/>
                <table:data-pilot-member table:name="0,000256657" table:display="true" table:show-details="true"/>
                <table:data-pilot-member table:name="0,00025686" table:display="true" table:show-details="true"/>
                <table:data-pilot-member table:name="0,000257086" table:display="true" table:show-details="true"/>
                <table:data-pilot-member table:name="0,000257224" table:display="true" table:show-details="true"/>
                <table:data-pilot-member table:name="0,000257499" table:display="true" table:show-details="true"/>
                <table:data-pilot-member table:name="0,000258077" table:display="true" table:show-details="true"/>
                <table:data-pilot-member table:name="0,00025823" table:display="true" table:show-details="true"/>
                <table:data-pilot-member table:name="0,000258273" table:display="true" table:show-details="true"/>
                <table:data-pilot-member table:name="0,000258469" table:display="true" table:show-details="true"/>
                <table:data-pilot-member table:name="0,000258743" table:display="true" table:show-details="true"/>
                <table:data-pilot-member table:name="0,000258778" table:display="true" table:show-details="true"/>
                <table:data-pilot-member table:name="0,000259001" table:display="true" table:show-details="true"/>
                <table:data-pilot-member table:name="0,000259121" table:display="true" table:show-details="true"/>
                <table:data-pilot-member table:name="0,000259361" table:display="true" table:show-details="true"/>
                <table:data-pilot-member table:name="0,000259604" table:display="true" table:show-details="true"/>
                <table:data-pilot-member table:name="0,000259774" table:display="true" table:show-details="true"/>
                <table:data-pilot-member table:name="0,000260044" table:display="true" table:show-details="true"/>
                <table:data-pilot-member table:name="0,000260261" table:display="true" table:show-details="true"/>
                <table:data-pilot-member table:name="0,000261007" table:display="true" table:show-details="true"/>
                <table:data-pilot-member table:name="0,000261024" table:display="true" table:show-details="true"/>
                <table:data-pilot-member table:name="0,000261626" table:display="true" table:show-details="true"/>
                <table:data-pilot-member table:name="0,000262335" table:display="true" table:show-details="true"/>
                <table:data-pilot-member table:name="0,000262379" table:display="true" table:show-details="true"/>
                <table:data-pilot-member table:name="0,000263559" table:display="true" table:show-details="true"/>
                <table:data-pilot-member table:name="0,000263578" table:display="true" table:show-details="true"/>
                <table:data-pilot-member table:name="0,000263631" table:display="true" table:show-details="true"/>
                <table:data-pilot-member table:name="0,000263638" table:display="true" table:show-details="true"/>
                <table:data-pilot-member table:name="0,000263695" table:display="true" table:show-details="true"/>
                <table:data-pilot-member table:name="0,000263899" table:display="true" table:show-details="true"/>
                <table:data-pilot-member table:name="0,000264401" table:display="true" table:show-details="true"/>
                <table:data-pilot-member table:name="0,000264425" table:display="true" table:show-details="true"/>
                <table:data-pilot-member table:name="0,000264755" table:display="true" table:show-details="true"/>
                <table:data-pilot-member table:name="0,000265071" table:display="true" table:show-details="true"/>
                <table:data-pilot-member table:name="0,000265199" table:display="true" table:show-details="true"/>
                <table:data-pilot-member table:name="0,000265351" table:display="true" table:show-details="true"/>
                <table:data-pilot-member table:name="0,000265392" table:display="true" table:show-details="true"/>
                <table:data-pilot-member table:name="0,000265458" table:display="true" table:show-details="true"/>
                <table:data-pilot-member table:name="0,000265474" table:display="true" table:show-details="true"/>
                <table:data-pilot-member table:name="0,000265646" table:display="true" table:show-details="true"/>
                <table:data-pilot-member table:name="0,000266513" table:display="true" table:show-details="true"/>
                <table:data-pilot-member table:name="0,00026673" table:display="true" table:show-details="true"/>
                <table:data-pilot-member table:name="0,000267107" table:display="true" table:show-details="true"/>
                <table:data-pilot-member table:name="0,000267321" table:display="true" table:show-details="true"/>
                <table:data-pilot-member table:name="0,000267428" table:display="true" table:show-details="true"/>
                <table:data-pilot-member table:name="0,000267849" table:display="true" table:show-details="true"/>
                <table:data-pilot-member table:name="0,000268112" table:display="true" table:show-details="true"/>
                <table:data-pilot-member table:name="0,0002695" table:display="true" table:show-details="true"/>
                <table:data-pilot-member table:name="0,000269591" table:display="true" table:show-details="true"/>
                <table:data-pilot-member table:name="0,000269678" table:display="true" table:show-details="true"/>
                <table:data-pilot-member table:name="0,000269855" table:display="true" table:show-details="true"/>
                <table:data-pilot-member table:name="0,000270668" table:display="true" table:show-details="true"/>
                <table:data-pilot-member table:name="0,000270756" table:display="true" table:show-details="true"/>
                <table:data-pilot-member table:name="0,000271006" table:display="true" table:show-details="true"/>
                <table:data-pilot-member table:name="0,000271452" table:display="true" table:show-details="true"/>
                <table:data-pilot-member table:name="0,000271634" table:display="true" table:show-details="true"/>
                <table:data-pilot-member table:name="0,000272519" table:display="true" table:show-details="true"/>
                <table:data-pilot-member table:name="0,000272537" table:display="true" table:show-details="true"/>
                <table:data-pilot-member table:name="0,000272657" table:display="true" table:show-details="true"/>
                <table:data-pilot-member table:name="0,000272769" table:display="true" table:show-details="true"/>
                <table:data-pilot-member table:name="0,000272802" table:display="true" table:show-details="true"/>
                <table:data-pilot-member table:name="0,000272828" table:display="true" table:show-details="true"/>
                <table:data-pilot-member table:name="0,000273168" table:display="true" table:show-details="true"/>
                <table:data-pilot-member table:name="0,000273184" table:display="true" table:show-details="true"/>
                <table:data-pilot-member table:name="0,00027324" table:display="true" table:show-details="true"/>
                <table:data-pilot-member table:name="0,00027381" table:display="true" table:show-details="true"/>
                <table:data-pilot-member table:name="0,000273943" table:display="true" table:show-details="true"/>
                <table:data-pilot-member table:name="0,000274005" table:display="true" table:show-details="true"/>
                <table:data-pilot-member table:name="0,000274741" table:display="true" table:show-details="true"/>
                <table:data-pilot-member table:name="0,000274798" table:display="true" table:show-details="true"/>
                <table:data-pilot-member table:name="0,000275765" table:display="true" table:show-details="true"/>
                <table:data-pilot-member table:name="0,000275857" table:display="true" table:show-details="true"/>
                <table:data-pilot-member table:name="0,000275914" table:display="true" table:show-details="true"/>
                <table:data-pilot-member table:name="0,000275976" table:display="true" table:show-details="true"/>
                <table:data-pilot-member table:name="0,000276155" table:display="true" table:show-details="true"/>
                <table:data-pilot-member table:name="0,000276166" table:display="true" table:show-details="true"/>
                <table:data-pilot-member table:name="0,000276342" table:display="true" table:show-details="true"/>
                <table:data-pilot-member table:name="0,000276458" table:display="true" table:show-details="true"/>
                <table:data-pilot-member table:name="0,000276909" table:display="true" table:show-details="true"/>
                <table:data-pilot-member table:name="0,000277192" table:display="true" table:show-details="true"/>
                <table:data-pilot-member table:name="0,000277649" table:display="true" table:show-details="true"/>
                <table:data-pilot-member table:name="0,000278652" table:display="true" table:show-details="true"/>
                <table:data-pilot-member table:name="0,000278878" table:display="true" table:show-details="true"/>
                <table:data-pilot-member table:name="0,00027924" table:display="true" table:show-details="true"/>
                <table:data-pilot-member table:name="0,000279273" table:display="true" table:show-details="true"/>
                <table:data-pilot-member table:name="0,000280022" table:display="true" table:show-details="true"/>
                <table:data-pilot-member table:name="0,000280306" table:display="true" table:show-details="true"/>
                <table:data-pilot-member table:name="0,000280552" table:display="true" table:show-details="true"/>
                <table:data-pilot-member table:name="0,000280591" table:display="true" table:show-details="true"/>
                <table:data-pilot-member table:name="0,000280807" table:display="true" table:show-details="true"/>
                <table:data-pilot-member table:name="0,000281354" table:display="true" table:show-details="true"/>
                <table:data-pilot-member table:name="0,000281921" table:display="true" table:show-details="true"/>
                <table:data-pilot-member table:name="0,000282379" table:display="true" table:show-details="true"/>
                <table:data-pilot-member table:name="0,000282569" table:display="true" table:show-details="true"/>
                <table:data-pilot-member table:name="0,000283421" table:display="true" table:show-details="true"/>
                <table:data-pilot-member table:name="0,000283967" table:display="true" table:show-details="true"/>
                <table:data-pilot-member table:name="0,000284194" table:display="true" table:show-details="true"/>
                <table:data-pilot-member table:name="0,000284467" table:display="true" table:show-details="true"/>
                <table:data-pilot-member table:name="0,000284574" table:display="true" table:show-details="true"/>
                <table:data-pilot-member table:name="0,000284764" table:display="true" table:show-details="true"/>
                <table:data-pilot-member table:name="0,000285143" table:display="true" table:show-details="true"/>
                <table:data-pilot-member table:name="0,000285465" table:display="true" table:show-details="true"/>
                <table:data-pilot-member table:name="0,000285507" table:display="true" table:show-details="true"/>
                <table:data-pilot-member table:name="0,000285735" table:display="true" table:show-details="true"/>
                <table:data-pilot-member table:name="0,000285879" table:display="true" table:show-details="true"/>
                <table:data-pilot-member table:name="0,000285929" table:display="true" table:show-details="true"/>
                <table:data-pilot-member table:name="0,000286599" table:display="true" table:show-details="true"/>
                <table:data-pilot-member table:name="0,0002867" table:display="true" table:show-details="true"/>
                <table:data-pilot-member table:name="0,000286706" table:display="true" table:show-details="true"/>
                <table:data-pilot-member table:name="0,000286708" table:display="true" table:show-details="true"/>
                <table:data-pilot-member table:name="0,000286942" table:display="true" table:show-details="true"/>
                <table:data-pilot-member table:name="0,000287081" table:display="true" table:show-details="true"/>
                <table:data-pilot-member table:name="0,000287084" table:display="true" table:show-details="true"/>
                <table:data-pilot-member table:name="0,000287098" table:display="true" table:show-details="true"/>
                <table:data-pilot-member table:name="0,000287387" table:display="true" table:show-details="true"/>
                <table:data-pilot-member table:name="0,00028764" table:display="true" table:show-details="true"/>
                <table:data-pilot-member table:name="0,000288159" table:display="true" table:show-details="true"/>
                <table:data-pilot-member table:name="0,000288186" table:display="true" table:show-details="true"/>
                <table:data-pilot-member table:name="0,000288337" table:display="true" table:show-details="true"/>
                <table:data-pilot-member table:name="0,000288419" table:display="true" table:show-details="true"/>
                <table:data-pilot-member table:name="0,000288742" table:display="true" table:show-details="true"/>
                <table:data-pilot-member table:name="0,000288909" table:display="true" table:show-details="true"/>
                <table:data-pilot-member table:name="0,000288949" table:display="true" table:show-details="true"/>
                <table:data-pilot-member table:name="0,000289161" table:display="true" table:show-details="true"/>
                <table:data-pilot-member table:name="0,000289299" table:display="true" table:show-details="true"/>
                <table:data-pilot-member table:name="0,000289561" table:display="true" table:show-details="true"/>
                <table:data-pilot-member table:name="0,000289864" table:display="true" table:show-details="true"/>
                <table:data-pilot-member table:name="0,000290145" table:display="true" table:show-details="true"/>
                <table:data-pilot-member table:name="0,000290417" table:display="true" table:show-details="true"/>
                <table:data-pilot-member table:name="0,000290419" table:display="true" table:show-details="true"/>
                <table:data-pilot-member table:name="0,000290522" table:display="true" table:show-details="true"/>
                <table:data-pilot-member table:name="0,000291079" table:display="true" table:show-details="true"/>
                <table:data-pilot-member table:name="0,000291355" table:display="true" table:show-details="true"/>
                <table:data-pilot-member table:name="0,000291667" table:display="true" table:show-details="true"/>
                <table:data-pilot-member table:name="0,000291669" table:display="true" table:show-details="true"/>
                <table:data-pilot-member table:name="0,000291683" table:display="true" table:show-details="true"/>
                <table:data-pilot-member table:name="0,000291722" table:display="true" table:show-details="true"/>
                <table:data-pilot-member table:name="0,000292309" table:display="true" table:show-details="true"/>
                <table:data-pilot-member table:name="0,000292908" table:display="true" table:show-details="true"/>
                <table:data-pilot-member table:name="0,00029312" table:display="true" table:show-details="true"/>
                <table:data-pilot-member table:name="0,000293253" table:display="true" table:show-details="true"/>
                <table:data-pilot-member table:name="0,000293493" table:display="true" table:show-details="true"/>
                <table:data-pilot-member table:name="0,000293995" table:display="true" table:show-details="true"/>
                <table:data-pilot-member table:name="0,000294625" table:display="true" table:show-details="true"/>
                <table:data-pilot-member table:name="0,000294695" table:display="true" table:show-details="true"/>
                <table:data-pilot-member table:name="0,000295121" table:display="true" table:show-details="true"/>
                <table:data-pilot-member table:name="0,000295477" table:display="true" table:show-details="true"/>
                <table:data-pilot-member table:name="0,000295591" table:display="true" table:show-details="true"/>
                <table:data-pilot-member table:name="0,000295803" table:display="true" table:show-details="true"/>
                <table:data-pilot-member table:name="0,000295962" table:display="true" table:show-details="true"/>
                <table:data-pilot-member table:name="0,000296218" table:display="true" table:show-details="true"/>
                <table:data-pilot-member table:name="0,00029636" table:display="true" table:show-details="true"/>
                <table:data-pilot-member table:name="0,000296567" table:display="true" table:show-details="true"/>
                <table:data-pilot-member table:name="0,000296611" table:display="true" table:show-details="true"/>
                <table:data-pilot-member table:name="0,000297175" table:display="true" table:show-details="true"/>
                <table:data-pilot-member table:name="0,000297468" table:display="true" table:show-details="true"/>
                <table:data-pilot-member table:name="0,000297693" table:display="true" table:show-details="true"/>
                <table:data-pilot-member table:name="0,000297935" table:display="true" table:show-details="true"/>
                <table:data-pilot-member table:name="0,000297952" table:display="true" table:show-details="true"/>
                <table:data-pilot-member table:name="0,000298233" table:display="true" table:show-details="true"/>
                <table:data-pilot-member table:name="0,0002988" table:display="true" table:show-details="true"/>
                <table:data-pilot-member table:name="0,000298915" table:display="true" table:show-details="true"/>
                <table:data-pilot-member table:name="0,000298946" table:display="true" table:show-details="true"/>
                <table:data-pilot-member table:name="0,00029903" table:display="true" table:show-details="true"/>
                <table:data-pilot-member table:name="0,000299088" table:display="true" table:show-details="true"/>
                <table:data-pilot-member table:name="0,000299198" table:display="true" table:show-details="true"/>
                <table:data-pilot-member table:name="0,00030095" table:display="true" table:show-details="true"/>
                <table:data-pilot-member table:name="0,000301347" table:display="true" table:show-details="true"/>
                <table:data-pilot-member table:name="0,000301473" table:display="true" table:show-details="true"/>
                <table:data-pilot-member table:name="0,000301855" table:display="true" table:show-details="true"/>
                <table:data-pilot-member table:name="0,000302005" table:display="true" table:show-details="true"/>
                <table:data-pilot-member table:name="0,000302031" table:display="true" table:show-details="true"/>
                <table:data-pilot-member table:name="0,000303002" table:display="true" table:show-details="true"/>
                <table:data-pilot-member table:name="0,000303095" table:display="true" table:show-details="true"/>
                <table:data-pilot-member table:name="0,000303194" table:display="true" table:show-details="true"/>
                <table:data-pilot-member table:name="0,000303376" table:display="true" table:show-details="true"/>
                <table:data-pilot-member table:name="0,000303422" table:display="true" table:show-details="true"/>
                <table:data-pilot-member table:name="0,000303425" table:display="true" table:show-details="true"/>
                <table:data-pilot-member table:name="0,000303449" table:display="true" table:show-details="true"/>
                <table:data-pilot-member table:name="0,000303591" table:display="true" table:show-details="true"/>
                <table:data-pilot-member table:name="0,000303679" table:display="true" table:show-details="true"/>
                <table:data-pilot-member table:name="0,000303758" table:display="true" table:show-details="true"/>
                <table:data-pilot-member table:name="0,000303802" table:display="true" table:show-details="true"/>
                <table:data-pilot-member table:name="0,000303893" table:display="true" table:show-details="true"/>
                <table:data-pilot-member table:name="0,000304048" table:display="true" table:show-details="true"/>
                <table:data-pilot-member table:name="0,000304053" table:display="true" table:show-details="true"/>
                <table:data-pilot-member table:name="0,000304145" table:display="true" table:show-details="true"/>
                <table:data-pilot-member table:name="0,000304188" table:display="true" table:show-details="true"/>
                <table:data-pilot-member table:name="0,000304653" table:display="true" table:show-details="true"/>
                <table:data-pilot-member table:name="0,000304675" table:display="true" table:show-details="true"/>
                <table:data-pilot-member table:name="0,000304785" table:display="true" table:show-details="true"/>
                <table:data-pilot-member table:name="0,000304962" table:display="true" table:show-details="true"/>
                <table:data-pilot-member table:name="0,000305116" table:display="true" table:show-details="true"/>
                <table:data-pilot-member table:name="0,000305168" table:display="true" table:show-details="true"/>
                <table:data-pilot-member table:name="0,000305238" table:display="true" table:show-details="true"/>
                <table:data-pilot-member table:name="0,000305325" table:display="true" table:show-details="true"/>
                <table:data-pilot-member table:name="0,000305351" table:display="true" table:show-details="true"/>
                <table:data-pilot-member table:name="0,000305492" table:display="true" table:show-details="true"/>
                <table:data-pilot-member table:name="0,00030592" table:display="true" table:show-details="true"/>
                <table:data-pilot-member table:name="0,000306213" table:display="true" table:show-details="true"/>
                <table:data-pilot-member table:name="0,000306415" table:display="true" table:show-details="true"/>
                <table:data-pilot-member table:name="0,000306423" table:display="true" table:show-details="true"/>
                <table:data-pilot-member table:name="0,000306486" table:display="true" table:show-details="true"/>
                <table:data-pilot-member table:name="0,000306815" table:display="true" table:show-details="true"/>
                <table:data-pilot-member table:name="0,000306821" table:display="true" table:show-details="true"/>
                <table:data-pilot-member table:name="0,000306858" table:display="true" table:show-details="true"/>
                <table:data-pilot-member table:name="0,000306865" table:display="true" table:show-details="true"/>
                <table:data-pilot-member table:name="0,000307089" table:display="true" table:show-details="true"/>
                <table:data-pilot-member table:name="0,000307272" table:display="true" table:show-details="true"/>
                <table:data-pilot-member table:name="0,000308005" table:display="true" table:show-details="true"/>
                <table:data-pilot-member table:name="0,000308287" table:display="true" table:show-details="true"/>
                <table:data-pilot-member table:name="0,000308694" table:display="true" table:show-details="true"/>
                <table:data-pilot-member table:name="0,000308856" table:display="true" table:show-details="true"/>
                <table:data-pilot-member table:name="0,000309043" table:display="true" table:show-details="true"/>
                <table:data-pilot-member table:name="0,000309223" table:display="true" table:show-details="true"/>
                <table:data-pilot-member table:name="0,000309291" table:display="true" table:show-details="true"/>
                <table:data-pilot-member table:name="0,000309623" table:display="true" table:show-details="true"/>
                <table:data-pilot-member table:name="0,000309771" table:display="true" table:show-details="true"/>
                <table:data-pilot-member table:name="0,000309796" table:display="true" table:show-details="true"/>
                <table:data-pilot-member table:name="0,000309893" table:display="true" table:show-details="true"/>
                <table:data-pilot-member table:name="0,000309954" table:display="true" table:show-details="true"/>
                <table:data-pilot-member table:name="0,000310063" table:display="true" table:show-details="true"/>
                <table:data-pilot-member table:name="0,000310931" table:display="true" table:show-details="true"/>
                <table:data-pilot-member table:name="0,000311042" table:display="true" table:show-details="true"/>
                <table:data-pilot-member table:name="0,000311092" table:display="true" table:show-details="true"/>
                <table:data-pilot-member table:name="0,000311274" table:display="true" table:show-details="true"/>
                <table:data-pilot-member table:name="0,000311307" table:display="true" table:show-details="true"/>
                <table:data-pilot-member table:name="0,00031132" table:display="true" table:show-details="true"/>
                <table:data-pilot-member table:name="0,000311373" table:display="true" table:show-details="true"/>
                <table:data-pilot-member table:name="0,000311479" table:display="true" table:show-details="true"/>
                <table:data-pilot-member table:name="0,000311846" table:display="true" table:show-details="true"/>
                <table:data-pilot-member table:name="0,000311867" table:display="true" table:show-details="true"/>
                <table:data-pilot-member table:name="0,000312079" table:display="true" table:show-details="true"/>
                <table:data-pilot-member table:name="0,000312127" table:display="true" table:show-details="true"/>
                <table:data-pilot-member table:name="0,000312285" table:display="true" table:show-details="true"/>
                <table:data-pilot-member table:name="0,000312355" table:display="true" table:show-details="true"/>
                <table:data-pilot-member table:name="0,000312448" table:display="true" table:show-details="true"/>
                <table:data-pilot-member table:name="0,000312462" table:display="true" table:show-details="true"/>
                <table:data-pilot-member table:name="0,000313008" table:display="true" table:show-details="true"/>
                <table:data-pilot-member table:name="0,000313071" table:display="true" table:show-details="true"/>
                <table:data-pilot-member table:name="0,000313318" table:display="true" table:show-details="true"/>
                <table:data-pilot-member table:name="0,000313492" table:display="true" table:show-details="true"/>
                <table:data-pilot-member table:name="0,000313582" table:display="true" table:show-details="true"/>
                <table:data-pilot-member table:name="0,00031386" table:display="true" table:show-details="true"/>
                <table:data-pilot-member table:name="0,000313896" table:display="true" table:show-details="true"/>
                <table:data-pilot-member table:name="0,000314091" table:display="true" table:show-details="true"/>
                <table:data-pilot-member table:name="0,000314335" table:display="true" table:show-details="true"/>
                <table:data-pilot-member table:name="0,000314357" table:display="true" table:show-details="true"/>
                <table:data-pilot-member table:name="0,000314446" table:display="true" table:show-details="true"/>
                <table:data-pilot-member table:name="0,000314674" table:display="true" table:show-details="true"/>
                <table:data-pilot-member table:name="0,000314731" table:display="true" table:show-details="true"/>
                <table:data-pilot-member table:name="0,00031481" table:display="true" table:show-details="true"/>
                <table:data-pilot-member table:name="0,000314825" table:display="true" table:show-details="true"/>
                <table:data-pilot-member table:name="0,000315162" table:display="true" table:show-details="true"/>
                <table:data-pilot-member table:name="0,000315231" table:display="true" table:show-details="true"/>
                <table:data-pilot-member table:name="0,000315741" table:display="true" table:show-details="true"/>
                <table:data-pilot-member table:name="0,000316238" table:display="true" table:show-details="true"/>
                <table:data-pilot-member table:name="0,000316502" table:display="true" table:show-details="true"/>
                <table:data-pilot-member table:name="0,000316871" table:display="true" table:show-details="true"/>
                <table:data-pilot-member table:name="0,000317212" table:display="true" table:show-details="true"/>
                <table:data-pilot-member table:name="0,000317311" table:display="true" table:show-details="true"/>
                <table:data-pilot-member table:name="0,000317361" table:display="true" table:show-details="true"/>
                <table:data-pilot-member table:name="0,000317493" table:display="true" table:show-details="true"/>
                <table:data-pilot-member table:name="0,000317517" table:display="true" table:show-details="true"/>
                <table:data-pilot-member table:name="0,000317528" table:display="true" table:show-details="true"/>
                <table:data-pilot-member table:name="0,0003177" table:display="true" table:show-details="true"/>
                <table:data-pilot-member table:name="0,00031787" table:display="true" table:show-details="true"/>
                <table:data-pilot-member table:name="0,000317966" table:display="true" table:show-details="true"/>
                <table:data-pilot-member table:name="0,000318159" table:display="true" table:show-details="true"/>
                <table:data-pilot-member table:name="0,000318193" table:display="true" table:show-details="true"/>
                <table:data-pilot-member table:name="0,000318401" table:display="true" table:show-details="true"/>
                <table:data-pilot-member table:name="0,000318654" table:display="true" table:show-details="true"/>
                <table:data-pilot-member table:name="0,000318882" table:display="true" table:show-details="true"/>
                <table:data-pilot-member table:name="0,000319151" table:display="true" table:show-details="true"/>
                <table:data-pilot-member table:name="0,000319352" table:display="true" table:show-details="true"/>
                <table:data-pilot-member table:name="0,000319357" table:display="true" table:show-details="true"/>
                <table:data-pilot-member table:name="0,000319463" table:display="true" table:show-details="true"/>
                <table:data-pilot-member table:name="0,000319843" table:display="true" table:show-details="true"/>
                <table:data-pilot-member table:name="0,000319844" table:display="true" table:show-details="true"/>
                <table:data-pilot-member table:name="0,000319876" table:display="true" table:show-details="true"/>
                <table:data-pilot-member table:name="0,000320002" table:display="true" table:show-details="true"/>
                <table:data-pilot-member table:name="0,000320135" table:display="true" table:show-details="true"/>
                <table:data-pilot-member table:name="0,00032019" table:display="true" table:show-details="true"/>
                <table:data-pilot-member table:name="0,000320831" table:display="true" table:show-details="true"/>
                <table:data-pilot-member table:name="0,000321255" table:display="true" table:show-details="true"/>
                <table:data-pilot-member table:name="0,000321735" table:display="true" table:show-details="true"/>
                <table:data-pilot-member table:name="0,000322359" table:display="true" table:show-details="true"/>
                <table:data-pilot-member table:name="0,000322391" table:display="true" table:show-details="true"/>
                <table:data-pilot-member table:name="0,000322422" table:display="true" table:show-details="true"/>
                <table:data-pilot-member table:name="0,000322457" table:display="true" table:show-details="true"/>
                <table:data-pilot-member table:name="0,000322494" table:display="true" table:show-details="true"/>
                <table:data-pilot-member table:name="0,000322623" table:display="true" table:show-details="true"/>
                <table:data-pilot-member table:name="0,00032275" table:display="true" table:show-details="true"/>
                <table:data-pilot-member table:name="0,000322925" table:display="true" table:show-details="true"/>
                <table:data-pilot-member table:name="0,000322941" table:display="true" table:show-details="true"/>
                <table:data-pilot-member table:name="0,000322994" table:display="true" table:show-details="true"/>
                <table:data-pilot-member table:name="0,000323032" table:display="true" table:show-details="true"/>
                <table:data-pilot-member table:name="0,000323146" table:display="true" table:show-details="true"/>
                <table:data-pilot-member table:name="0,000323332" table:display="true" table:show-details="true"/>
                <table:data-pilot-member table:name="0,000323406" table:display="true" table:show-details="true"/>
                <table:data-pilot-member table:name="0,000323828" table:display="true" table:show-details="true"/>
                <table:data-pilot-member table:name="0,000323979" table:display="true" table:show-details="true"/>
                <table:data-pilot-member table:name="0,000324208" table:display="true" table:show-details="true"/>
                <table:data-pilot-member table:name="0,000324428" table:display="true" table:show-details="true"/>
                <table:data-pilot-member table:name="0,000325263" table:display="true" table:show-details="true"/>
                <table:data-pilot-member table:name="0,000325497" table:display="true" table:show-details="true"/>
                <table:data-pilot-member table:name="0,00032562" table:display="true" table:show-details="true"/>
                <table:data-pilot-member table:name="0,000325841" table:display="true" table:show-details="true"/>
                <table:data-pilot-member table:name="0,000325996" table:display="true" table:show-details="true"/>
                <table:data-pilot-member table:name="0,000327" table:display="true" table:show-details="true"/>
                <table:data-pilot-member table:name="0,000327027" table:display="true" table:show-details="true"/>
                <table:data-pilot-member table:name="0,000327176" table:display="true" table:show-details="true"/>
                <table:data-pilot-member table:name="0,000327201" table:display="true" table:show-details="true"/>
                <table:data-pilot-member table:name="0,000327419" table:display="true" table:show-details="true"/>
                <table:data-pilot-member table:name="0,000327697" table:display="true" table:show-details="true"/>
                <table:data-pilot-member table:name="0,00032783" table:display="true" table:show-details="true"/>
                <table:data-pilot-member table:name="0,000327853" table:display="true" table:show-details="true"/>
                <table:data-pilot-member table:name="0,000327922" table:display="true" table:show-details="true"/>
                <table:data-pilot-member table:name="0,000328072" table:display="true" table:show-details="true"/>
                <table:data-pilot-member table:name="0,000328099" table:display="true" table:show-details="true"/>
                <table:data-pilot-member table:name="0,000328191" table:display="true" table:show-details="true"/>
                <table:data-pilot-member table:name="0,000328227" table:display="true" table:show-details="true"/>
                <table:data-pilot-member table:name="0,000328721" table:display="true" table:show-details="true"/>
                <table:data-pilot-member table:name="0,000328736" table:display="true" table:show-details="true"/>
                <table:data-pilot-member table:name="0,000329294" table:display="true" table:show-details="true"/>
                <table:data-pilot-member table:name="0,000329333" table:display="true" table:show-details="true"/>
                <table:data-pilot-member table:name="0,000329342" table:display="true" table:show-details="true"/>
                <table:data-pilot-member table:name="0,000329392" table:display="true" table:show-details="true"/>
                <table:data-pilot-member table:name="0,000329713" table:display="true" table:show-details="true"/>
                <table:data-pilot-member table:name="0,000329977" table:display="true" table:show-details="true"/>
                <table:data-pilot-member table:name="0,000330071" table:display="true" table:show-details="true"/>
                <table:data-pilot-member table:name="0,000330149" table:display="true" table:show-details="true"/>
                <table:data-pilot-member table:name="0,000330328" table:display="true" table:show-details="true"/>
                <table:data-pilot-member table:name="0,000330366" table:display="true" table:show-details="true"/>
                <table:data-pilot-member table:name="0,000330407" table:display="true" table:show-details="true"/>
                <table:data-pilot-member table:name="0,000330517" table:display="true" table:show-details="true"/>
                <table:data-pilot-member table:name="0,000330711" table:display="true" table:show-details="true"/>
                <table:data-pilot-member table:name="0,000330713" table:display="true" table:show-details="true"/>
                <table:data-pilot-member table:name="0,000330773" table:display="true" table:show-details="true"/>
                <table:data-pilot-member table:name="0,000330782" table:display="true" table:show-details="true"/>
                <table:data-pilot-member table:name="0,000330935" table:display="true" table:show-details="true"/>
                <table:data-pilot-member table:name="0,000331007" table:display="true" table:show-details="true"/>
                <table:data-pilot-member table:name="0,000331116" table:display="true" table:show-details="true"/>
                <table:data-pilot-member table:name="0,000331358" table:display="true" table:show-details="true"/>
                <table:data-pilot-member table:name="0,00033137" table:display="true" table:show-details="true"/>
                <table:data-pilot-member table:name="0,000331777" table:display="true" table:show-details="true"/>
                <table:data-pilot-member table:name="0,000331825" table:display="true" table:show-details="true"/>
                <table:data-pilot-member table:name="0,000331886" table:display="true" table:show-details="true"/>
                <table:data-pilot-member table:name="0,00033191" table:display="true" table:show-details="true"/>
                <table:data-pilot-member table:name="0,000332032" table:display="true" table:show-details="true"/>
                <table:data-pilot-member table:name="0,000332529" table:display="true" table:show-details="true"/>
                <table:data-pilot-member table:name="0,000332615" table:display="true" table:show-details="true"/>
                <table:data-pilot-member table:name="0,000333438" table:display="true" table:show-details="true"/>
                <table:data-pilot-member table:name="0,000333542" table:display="true" table:show-details="true"/>
                <table:data-pilot-member table:name="0,000333605" table:display="true" table:show-details="true"/>
                <table:data-pilot-member table:name="0,000333735" table:display="true" table:show-details="true"/>
                <table:data-pilot-member table:name="0,00033407" table:display="true" table:show-details="true"/>
                <table:data-pilot-member table:name="0,000334204" table:display="true" table:show-details="true"/>
                <table:data-pilot-member table:name="0,00033421" table:display="true" table:show-details="true"/>
                <table:data-pilot-member table:name="0,000334398" table:display="true" table:show-details="true"/>
                <table:data-pilot-member table:name="0,000334651" table:display="true" table:show-details="true"/>
                <table:data-pilot-member table:name="0,000334719" table:display="true" table:show-details="true"/>
                <table:data-pilot-member table:name="0,000335372" table:display="true" table:show-details="true"/>
                <table:data-pilot-member table:name="0,000335473" table:display="true" table:show-details="true"/>
                <table:data-pilot-member table:name="0,00033594" table:display="true" table:show-details="true"/>
                <table:data-pilot-member table:name="0,000336047" table:display="true" table:show-details="true"/>
                <table:data-pilot-member table:name="0,000336374" table:display="true" table:show-details="true"/>
                <table:data-pilot-member table:name="0,000336618" table:display="true" table:show-details="true"/>
                <table:data-pilot-member table:name="0,000337212" table:display="true" table:show-details="true"/>
                <table:data-pilot-member table:name="0,000337583" table:display="true" table:show-details="true"/>
                <table:data-pilot-member table:name="0,000337651" table:display="true" table:show-details="true"/>
                <table:data-pilot-member table:name="0,000337658" table:display="true" table:show-details="true"/>
                <table:data-pilot-member table:name="0,000337702" table:display="true" table:show-details="true"/>
                <table:data-pilot-member table:name="0,000338027" table:display="true" table:show-details="true"/>
                <table:data-pilot-member table:name="0,000338326" table:display="true" table:show-details="true"/>
                <table:data-pilot-member table:name="0,000338452" table:display="true" table:show-details="true"/>
                <table:data-pilot-member table:name="0,00033905" table:display="true" table:show-details="true"/>
                <table:data-pilot-member table:name="0,000339073" table:display="true" table:show-details="true"/>
                <table:data-pilot-member table:name="0,000339212" table:display="true" table:show-details="true"/>
                <table:data-pilot-member table:name="0,000339421" table:display="true" table:show-details="true"/>
                <table:data-pilot-member table:name="0,000339636" table:display="true" table:show-details="true"/>
                <table:data-pilot-member table:name="0,000340443" table:display="true" table:show-details="true"/>
                <table:data-pilot-member table:name="0,000340753" table:display="true" table:show-details="true"/>
                <table:data-pilot-member table:name="0,0003409" table:display="true" table:show-details="true"/>
                <table:data-pilot-member table:name="0,00034099" table:display="true" table:show-details="true"/>
                <table:data-pilot-member table:name="0,000341256" table:display="true" table:show-details="true"/>
                <table:data-pilot-member table:name="0,00034177" table:display="true" table:show-details="true"/>
                <table:data-pilot-member table:name="0,000342195" table:display="true" table:show-details="true"/>
                <table:data-pilot-member table:name="0,000342446" table:display="true" table:show-details="true"/>
                <table:data-pilot-member table:name="0,000342461" table:display="true" table:show-details="true"/>
                <table:data-pilot-member table:name="0,000342832" table:display="true" table:show-details="true"/>
                <table:data-pilot-member table:name="0,000343117" table:display="true" table:show-details="true"/>
                <table:data-pilot-member table:name="0,00034353" table:display="true" table:show-details="true"/>
                <table:data-pilot-member table:name="0,000344005" table:display="true" table:show-details="true"/>
                <table:data-pilot-member table:name="0,00034414" table:display="true" table:show-details="true"/>
                <table:data-pilot-member table:name="0,000344532" table:display="true" table:show-details="true"/>
                <table:data-pilot-member table:name="0,000344761" table:display="true" table:show-details="true"/>
                <table:data-pilot-member table:name="0,000344966" table:display="true" table:show-details="true"/>
                <table:data-pilot-member table:name="0,000345014" table:display="true" table:show-details="true"/>
                <table:data-pilot-member table:name="0,000345127" table:display="true" table:show-details="true"/>
                <table:data-pilot-member table:name="0,000345212" table:display="true" table:show-details="true"/>
                <table:data-pilot-member table:name="0,000345523" table:display="true" table:show-details="true"/>
                <table:data-pilot-member table:name="0,000345557" table:display="true" table:show-details="true"/>
                <table:data-pilot-member table:name="0,000345592" table:display="true" table:show-details="true"/>
                <table:data-pilot-member table:name="0,000345842" table:display="true" table:show-details="true"/>
                <table:data-pilot-member table:name="0,000345952" table:display="true" table:show-details="true"/>
                <table:data-pilot-member table:name="0,000346219" table:display="true" table:show-details="true"/>
                <table:data-pilot-member table:name="0,000346274" table:display="true" table:show-details="true"/>
                <table:data-pilot-member table:name="0,000347042" table:display="true" table:show-details="true"/>
                <table:data-pilot-member table:name="0,000347047" table:display="true" table:show-details="true"/>
                <table:data-pilot-member table:name="0,00034752" table:display="true" table:show-details="true"/>
                <table:data-pilot-member table:name="0,000347575" table:display="true" table:show-details="true"/>
                <table:data-pilot-member table:name="0,000347795" table:display="true" table:show-details="true"/>
                <table:data-pilot-member table:name="0,000348024" table:display="true" table:show-details="true"/>
                <table:data-pilot-member table:name="0,000348343" table:display="true" table:show-details="true"/>
                <table:data-pilot-member table:name="0,000348344" table:display="true" table:show-details="true"/>
                <table:data-pilot-member table:name="0,000348375" table:display="true" table:show-details="true"/>
                <table:data-pilot-member table:name="0,000348706" table:display="true" table:show-details="true"/>
                <table:data-pilot-member table:name="0,000349557" table:display="true" table:show-details="true"/>
                <table:data-pilot-member table:name="0,000349766" table:display="true" table:show-details="true"/>
                <table:data-pilot-member table:name="0,000350042" table:display="true" table:show-details="true"/>
                <table:data-pilot-member table:name="0,000350391" table:display="true" table:show-details="true"/>
                <table:data-pilot-member table:name="0,000350398" table:display="true" table:show-details="true"/>
                <table:data-pilot-member table:name="0,000350576" table:display="true" table:show-details="true"/>
                <table:data-pilot-member table:name="0,000351207" table:display="true" table:show-details="true"/>
                <table:data-pilot-member table:name="0,000351647" table:display="true" table:show-details="true"/>
                <table:data-pilot-member table:name="0,000351744" table:display="true" table:show-details="true"/>
                <table:data-pilot-member table:name="0,00035183" table:display="true" table:show-details="true"/>
                <table:data-pilot-member table:name="0,000352003" table:display="true" table:show-details="true"/>
                <table:data-pilot-member table:name="0,00035205" table:display="true" table:show-details="true"/>
                <table:data-pilot-member table:name="0,000352349" table:display="true" table:show-details="true"/>
                <table:data-pilot-member table:name="0,00035266" table:display="true" table:show-details="true"/>
                <table:data-pilot-member table:name="0,00035274" table:display="true" table:show-details="true"/>
                <table:data-pilot-member table:name="0,000352875" table:display="true" table:show-details="true"/>
                <table:data-pilot-member table:name="0,000352886" table:display="true" table:show-details="true"/>
                <table:data-pilot-member table:name="0,000353552" table:display="true" table:show-details="true"/>
                <table:data-pilot-member table:name="0,000353924" table:display="true" table:show-details="true"/>
                <table:data-pilot-member table:name="0,000353933" table:display="true" table:show-details="true"/>
                <table:data-pilot-member table:name="0,000354154" table:display="true" table:show-details="true"/>
                <table:data-pilot-member table:name="0,000354297" table:display="true" table:show-details="true"/>
                <table:data-pilot-member table:name="0,000354325" table:display="true" table:show-details="true"/>
                <table:data-pilot-member table:name="0,000354647" table:display="true" table:show-details="true"/>
                <table:data-pilot-member table:name="0,000355016" table:display="true" table:show-details="true"/>
                <table:data-pilot-member table:name="0,000355336" table:display="true" table:show-details="true"/>
                <table:data-pilot-member table:name="0,000355573" table:display="true" table:show-details="true"/>
                <table:data-pilot-member table:name="0,000355854" table:display="true" table:show-details="true"/>
                <table:data-pilot-member table:name="0,000356177" table:display="true" table:show-details="true"/>
                <table:data-pilot-member table:name="0,000356207" table:display="true" table:show-details="true"/>
                <table:data-pilot-member table:name="0,000356287" table:display="true" table:show-details="true"/>
                <table:data-pilot-member table:name="0,000356572" table:display="true" table:show-details="true"/>
                <table:data-pilot-member table:name="0,000356634" table:display="true" table:show-details="true"/>
                <table:data-pilot-member table:name="0,000356688" table:display="true" table:show-details="true"/>
                <table:data-pilot-member table:name="0,000356778" table:display="true" table:show-details="true"/>
                <table:data-pilot-member table:name="0,000356843" table:display="true" table:show-details="true"/>
                <table:data-pilot-member table:name="0,000357029" table:display="true" table:show-details="true"/>
                <table:data-pilot-member table:name="0,000357411" table:display="true" table:show-details="true"/>
                <table:data-pilot-member table:name="0,000357553" table:display="true" table:show-details="true"/>
                <table:data-pilot-member table:name="0,000357593" table:display="true" table:show-details="true"/>
                <table:data-pilot-member table:name="0,000357602" table:display="true" table:show-details="true"/>
                <table:data-pilot-member table:name="0,00035765" table:display="true" table:show-details="true"/>
                <table:data-pilot-member table:name="0,000357711" table:display="true" table:show-details="true"/>
                <table:data-pilot-member table:name="0,000357911" table:display="true" table:show-details="true"/>
                <table:data-pilot-member table:name="0,000358066" table:display="true" table:show-details="true"/>
                <table:data-pilot-member table:name="0,000358153" table:display="true" table:show-details="true"/>
                <table:data-pilot-member table:name="0,000358182" table:display="true" table:show-details="true"/>
                <table:data-pilot-member table:name="0,000358241" table:display="true" table:show-details="true"/>
                <table:data-pilot-member table:name="0,000358331" table:display="true" table:show-details="true"/>
                <table:data-pilot-member table:name="0,000358379" table:display="true" table:show-details="true"/>
                <table:data-pilot-member table:name="0,000358525" table:display="true" table:show-details="true"/>
                <table:data-pilot-member table:name="0,000358572" table:display="true" table:show-details="true"/>
                <table:data-pilot-member table:name="0,00035883" table:display="true" table:show-details="true"/>
                <table:data-pilot-member table:name="0,000359448" table:display="true" table:show-details="true"/>
                <table:data-pilot-member table:name="0,000359456" table:display="true" table:show-details="true"/>
                <table:data-pilot-member table:name="0,000359579" table:display="true" table:show-details="true"/>
                <table:data-pilot-member table:name="0,000359595" table:display="true" table:show-details="true"/>
                <table:data-pilot-member table:name="0,000359702" table:display="true" table:show-details="true"/>
                <table:data-pilot-member table:name="0,000359909" table:display="true" table:show-details="true"/>
                <table:data-pilot-member table:name="0,000359939" table:display="true" table:show-details="true"/>
                <table:data-pilot-member table:name="0,000359978" table:display="true" table:show-details="true"/>
                <table:data-pilot-member table:name="0,000360266" table:display="true" table:show-details="true"/>
                <table:data-pilot-member table:name="0,000360582" table:display="true" table:show-details="true"/>
                <table:data-pilot-member table:name="0,00036063" table:display="true" table:show-details="true"/>
                <table:data-pilot-member table:name="0,000360861" table:display="true" table:show-details="true"/>
                <table:data-pilot-member table:name="0,000360917" table:display="true" table:show-details="true"/>
                <table:data-pilot-member table:name="0,000361108" table:display="true" table:show-details="true"/>
                <table:data-pilot-member table:name="0,000361142" table:display="true" table:show-details="true"/>
                <table:data-pilot-member table:name="0,000361193" table:display="true" table:show-details="true"/>
                <table:data-pilot-member table:name="0,000361378" table:display="true" table:show-details="true"/>
                <table:data-pilot-member table:name="0,000361435" table:display="true" table:show-details="true"/>
                <table:data-pilot-member table:name="0,000361606" table:display="true" table:show-details="true"/>
                <table:data-pilot-member table:name="0,000361618" table:display="true" table:show-details="true"/>
                <table:data-pilot-member table:name="0,000361638" table:display="true" table:show-details="true"/>
                <table:data-pilot-member table:name="0,00036169" table:display="true" table:show-details="true"/>
                <table:data-pilot-member table:name="0,000361729" table:display="true" table:show-details="true"/>
                <table:data-pilot-member table:name="0,000361854" table:display="true" table:show-details="true"/>
                <table:data-pilot-member table:name="0,000361909" table:display="true" table:show-details="true"/>
                <table:data-pilot-member table:name="0,000362032" table:display="true" table:show-details="true"/>
                <table:data-pilot-member table:name="0,000362119" table:display="true" table:show-details="true"/>
                <table:data-pilot-member table:name="0,000362432" table:display="true" table:show-details="true"/>
                <table:data-pilot-member table:name="0,000362494" table:display="true" table:show-details="true"/>
                <table:data-pilot-member table:name="0,000362686" table:display="true" table:show-details="true"/>
                <table:data-pilot-member table:name="0,000362801" table:display="true" table:show-details="true"/>
                <table:data-pilot-member table:name="0,000362899" table:display="true" table:show-details="true"/>
                <table:data-pilot-member table:name="0,000363111" table:display="true" table:show-details="true"/>
                <table:data-pilot-member table:name="0,000363214" table:display="true" table:show-details="true"/>
                <table:data-pilot-member table:name="0,000363473" table:display="true" table:show-details="true"/>
                <table:data-pilot-member table:name="0,000363483" table:display="true" table:show-details="true"/>
                <table:data-pilot-member table:name="0,000363828" table:display="true" table:show-details="true"/>
                <table:data-pilot-member table:name="0,000363835" table:display="true" table:show-details="true"/>
                <table:data-pilot-member table:name="0,000363877" table:display="true" table:show-details="true"/>
                <table:data-pilot-member table:name="0,000365076" table:display="true" table:show-details="true"/>
                <table:data-pilot-member table:name="0,000365142" table:display="true" table:show-details="true"/>
                <table:data-pilot-member table:name="0,000365366" table:display="true" table:show-details="true"/>
                <table:data-pilot-member table:name="0,000365701" table:display="true" table:show-details="true"/>
                <table:data-pilot-member table:name="0,000366007" table:display="true" table:show-details="true"/>
                <table:data-pilot-member table:name="0,00036607" table:display="true" table:show-details="true"/>
                <table:data-pilot-member table:name="0,00036619" table:display="true" table:show-details="true"/>
                <table:data-pilot-member table:name="0,000366373" table:display="true" table:show-details="true"/>
                <table:data-pilot-member table:name="0,000366774" table:display="true" table:show-details="true"/>
                <table:data-pilot-member table:name="0,000366833" table:display="true" table:show-details="true"/>
                <table:data-pilot-member table:name="0,00036695" table:display="true" table:show-details="true"/>
                <table:data-pilot-member table:name="0,000367123" table:display="true" table:show-details="true"/>
                <table:data-pilot-member table:name="0,00036717" table:display="true" table:show-details="true"/>
                <table:data-pilot-member table:name="0,000367202" table:display="true" table:show-details="true"/>
                <table:data-pilot-member table:name="0,000367342" table:display="true" table:show-details="true"/>
                <table:data-pilot-member table:name="0,000367471" table:display="true" table:show-details="true"/>
                <table:data-pilot-member table:name="0,00036762" table:display="true" table:show-details="true"/>
                <table:data-pilot-member table:name="0,000367655" table:display="true" table:show-details="true"/>
                <table:data-pilot-member table:name="0,000367759" table:display="true" table:show-details="true"/>
                <table:data-pilot-member table:name="0,000367819" table:display="true" table:show-details="true"/>
                <table:data-pilot-member table:name="0,000368007" table:display="true" table:show-details="true"/>
                <table:data-pilot-member table:name="0,000368017" table:display="true" table:show-details="true"/>
                <table:data-pilot-member table:name="0,000368085" table:display="true" table:show-details="true"/>
                <table:data-pilot-member table:name="0,00036822" table:display="true" table:show-details="true"/>
                <table:data-pilot-member table:name="0,000368561" table:display="true" table:show-details="true"/>
                <table:data-pilot-member table:name="0,000368562" table:display="true" table:show-details="true"/>
                <table:data-pilot-member table:name="0,000368965" table:display="true" table:show-details="true"/>
                <table:data-pilot-member table:name="0,000369033" table:display="true" table:show-details="true"/>
                <table:data-pilot-member table:name="0,000369246" table:display="true" table:show-details="true"/>
                <table:data-pilot-member table:name="0,000369361" table:display="true" table:show-details="true"/>
                <table:data-pilot-member table:name="0,000369507" table:display="true" table:show-details="true"/>
                <table:data-pilot-member table:name="0,000369602" table:display="true" table:show-details="true"/>
                <table:data-pilot-member table:name="0,000369719" table:display="true" table:show-details="true"/>
                <table:data-pilot-member table:name="0,000369819" table:display="true" table:show-details="true"/>
                <table:data-pilot-member table:name="0,000370083" table:display="true" table:show-details="true"/>
                <table:data-pilot-member table:name="0,000370612" table:display="true" table:show-details="true"/>
                <table:data-pilot-member table:name="0,000370721" table:display="true" table:show-details="true"/>
                <table:data-pilot-member table:name="0,000370997" table:display="true" table:show-details="true"/>
                <table:data-pilot-member table:name="0,000371" table:display="true" table:show-details="true"/>
                <table:data-pilot-member table:name="0,000371152" table:display="true" table:show-details="true"/>
                <table:data-pilot-member table:name="0,000371196" table:display="true" table:show-details="true"/>
                <table:data-pilot-member table:name="0,000371251" table:display="true" table:show-details="true"/>
                <table:data-pilot-member table:name="0,000371367" table:display="true" table:show-details="true"/>
                <table:data-pilot-member table:name="0,0003715" table:display="true" table:show-details="true"/>
                <table:data-pilot-member table:name="0,000371981" table:display="true" table:show-details="true"/>
                <table:data-pilot-member table:name="0,000371999" table:display="true" table:show-details="true"/>
                <table:data-pilot-member table:name="0,000372085" table:display="true" table:show-details="true"/>
                <table:data-pilot-member table:name="0,000372263" table:display="true" table:show-details="true"/>
                <table:data-pilot-member table:name="0,00037264" table:display="true" table:show-details="true"/>
                <table:data-pilot-member table:name="0,00037266" table:display="true" table:show-details="true"/>
                <table:data-pilot-member table:name="0,000372748" table:display="true" table:show-details="true"/>
                <table:data-pilot-member table:name="0,000372969" table:display="true" table:show-details="true"/>
                <table:data-pilot-member table:name="0,000373086" table:display="true" table:show-details="true"/>
                <table:data-pilot-member table:name="0,000373199" table:display="true" table:show-details="true"/>
                <table:data-pilot-member table:name="0,00037322" table:display="true" table:show-details="true"/>
                <table:data-pilot-member table:name="0,000373372" table:display="true" table:show-details="true"/>
                <table:data-pilot-member table:name="0,000373461" table:display="true" table:show-details="true"/>
                <table:data-pilot-member table:name="0,000373704" table:display="true" table:show-details="true"/>
                <table:data-pilot-member table:name="0,000374053" table:display="true" table:show-details="true"/>
                <table:data-pilot-member table:name="0,00037437" table:display="true" table:show-details="true"/>
                <table:data-pilot-member table:name="0,000374672" table:display="true" table:show-details="true"/>
                <table:data-pilot-member table:name="0,000374682" table:display="true" table:show-details="true"/>
                <table:data-pilot-member table:name="0,000374709" table:display="true" table:show-details="true"/>
                <table:data-pilot-member table:name="0,000374737" table:display="true" table:show-details="true"/>
                <table:data-pilot-member table:name="0,000375142" table:display="true" table:show-details="true"/>
                <table:data-pilot-member table:name="0,000375362" table:display="true" table:show-details="true"/>
                <table:data-pilot-member table:name="0,000375484" table:display="true" table:show-details="true"/>
                <table:data-pilot-member table:name="0,000375629" table:display="true" table:show-details="true"/>
                <table:data-pilot-member table:name="0,000375729" table:display="true" table:show-details="true"/>
                <table:data-pilot-member table:name="0,000375798" table:display="true" table:show-details="true"/>
                <table:data-pilot-member table:name="0,000375838" table:display="true" table:show-details="true"/>
                <table:data-pilot-member table:name="0,000375912" table:display="true" table:show-details="true"/>
                <table:data-pilot-member table:name="0,000375925" table:display="true" table:show-details="true"/>
                <table:data-pilot-member table:name="0,000376257" table:display="true" table:show-details="true"/>
                <table:data-pilot-member table:name="0,000376264" table:display="true" table:show-details="true"/>
                <table:data-pilot-member table:name="0,000376492" table:display="true" table:show-details="true"/>
                <table:data-pilot-member table:name="0,000376931" table:display="true" table:show-details="true"/>
                <table:data-pilot-member table:name="0,000377347" table:display="true" table:show-details="true"/>
                <table:data-pilot-member table:name="0,000377487" table:display="true" table:show-details="true"/>
                <table:data-pilot-member table:name="0,000377491" table:display="true" table:show-details="true"/>
                <table:data-pilot-member table:name="0,000377502" table:display="true" table:show-details="true"/>
                <table:data-pilot-member table:name="0,000377511" table:display="true" table:show-details="true"/>
                <table:data-pilot-member table:name="0,000377635" table:display="true" table:show-details="true"/>
                <table:data-pilot-member table:name="0,000377726" table:display="true" table:show-details="true"/>
                <table:data-pilot-member table:name="0,000378154" table:display="true" table:show-details="true"/>
                <table:data-pilot-member table:name="0,00037821" table:display="true" table:show-details="true"/>
                <table:data-pilot-member table:name="0,000378215" table:display="true" table:show-details="true"/>
                <table:data-pilot-member table:name="0,000378298" table:display="true" table:show-details="true"/>
                <table:data-pilot-member table:name="0,000378589" table:display="true" table:show-details="true"/>
                <table:data-pilot-member table:name="0,000378844" table:display="true" table:show-details="true"/>
                <table:data-pilot-member table:name="0,000379546" table:display="true" table:show-details="true"/>
                <table:data-pilot-member table:name="0,000379667" table:display="true" table:show-details="true"/>
                <table:data-pilot-member table:name="0,000379714" table:display="true" table:show-details="true"/>
                <table:data-pilot-member table:name="0,000379891" table:display="true" table:show-details="true"/>
                <table:data-pilot-member table:name="0,000380307" table:display="true" table:show-details="true"/>
                <table:data-pilot-member table:name="0,000380387" table:display="true" table:show-details="true"/>
                <table:data-pilot-member table:name="0,000380802" table:display="true" table:show-details="true"/>
                <table:data-pilot-member table:name="0,000380812" table:display="true" table:show-details="true"/>
                <table:data-pilot-member table:name="0,000380985" table:display="true" table:show-details="true"/>
                <table:data-pilot-member table:name="0,000381061" table:display="true" table:show-details="true"/>
                <table:data-pilot-member table:name="0,000381312" table:display="true" table:show-details="true"/>
                <table:data-pilot-member table:name="0,000381391" table:display="true" table:show-details="true"/>
                <table:data-pilot-member table:name="0,000381412" table:display="true" table:show-details="true"/>
                <table:data-pilot-member table:name="0,000381467" table:display="true" table:show-details="true"/>
                <table:data-pilot-member table:name="0,000381706" table:display="true" table:show-details="true"/>
                <table:data-pilot-member table:name="0,000381718" table:display="true" table:show-details="true"/>
                <table:data-pilot-member table:name="0,00038172" table:display="true" table:show-details="true"/>
                <table:data-pilot-member table:name="0,000381804" table:display="true" table:show-details="true"/>
                <table:data-pilot-member table:name="0,000382497" table:display="true" table:show-details="true"/>
                <table:data-pilot-member table:name="0,000382541" table:display="true" table:show-details="true"/>
                <table:data-pilot-member table:name="0,000382562" table:display="true" table:show-details="true"/>
                <table:data-pilot-member table:name="0,000382665" table:display="true" table:show-details="true"/>
                <table:data-pilot-member table:name="0,000383036" table:display="true" table:show-details="true"/>
                <table:data-pilot-member table:name="0,00038314" table:display="true" table:show-details="true"/>
                <table:data-pilot-member table:name="0,000383298" table:display="true" table:show-details="true"/>
                <table:data-pilot-member table:name="0,000383679" table:display="true" table:show-details="true"/>
                <table:data-pilot-member table:name="0,000383779" table:display="true" table:show-details="true"/>
                <table:data-pilot-member table:name="0,000383985" table:display="true" table:show-details="true"/>
                <table:data-pilot-member table:name="0,000384847" table:display="true" table:show-details="true"/>
                <table:data-pilot-member table:name="0,000385011" table:display="true" table:show-details="true"/>
                <table:data-pilot-member table:name="0,000385153" table:display="true" table:show-details="true"/>
                <table:data-pilot-member table:name="0,000385268" table:display="true" table:show-details="true"/>
                <table:data-pilot-member table:name="0,000385704" table:display="true" table:show-details="true"/>
                <table:data-pilot-member table:name="0,000385786" table:display="true" table:show-details="true"/>
                <table:data-pilot-member table:name="0,000386302" table:display="true" table:show-details="true"/>
                <table:data-pilot-member table:name="0,00038682" table:display="true" table:show-details="true"/>
                <table:data-pilot-member table:name="0,000386913" table:display="true" table:show-details="true"/>
                <table:data-pilot-member table:name="0,000386922" table:display="true" table:show-details="true"/>
                <table:data-pilot-member table:name="0,000387141" table:display="true" table:show-details="true"/>
                <table:data-pilot-member table:name="0,000387204" table:display="true" table:show-details="true"/>
                <table:data-pilot-member table:name="0,000387484" table:display="true" table:show-details="true"/>
                <table:data-pilot-member table:name="0,000387616" table:display="true" table:show-details="true"/>
                <table:data-pilot-member table:name="0,000387861" table:display="true" table:show-details="true"/>
                <table:data-pilot-member table:name="0,000388089" table:display="true" table:show-details="true"/>
                <table:data-pilot-member table:name="0,000388227" table:display="true" table:show-details="true"/>
                <table:data-pilot-member table:name="0,000388268" table:display="true" table:show-details="true"/>
                <table:data-pilot-member table:name="0,000388353" table:display="true" table:show-details="true"/>
                <table:data-pilot-member table:name="0,000388478" table:display="true" table:show-details="true"/>
                <table:data-pilot-member table:name="0,000388605" table:display="true" table:show-details="true"/>
                <table:data-pilot-member table:name="0,000388684" table:display="true" table:show-details="true"/>
                <table:data-pilot-member table:name="0,000388724" table:display="true" table:show-details="true"/>
                <table:data-pilot-member table:name="0,000389136" table:display="true" table:show-details="true"/>
                <table:data-pilot-member table:name="0,000389173" table:display="true" table:show-details="true"/>
                <table:data-pilot-member table:name="0,000389236" table:display="true" table:show-details="true"/>
                <table:data-pilot-member table:name="0,000389278" table:display="true" table:show-details="true"/>
                <table:data-pilot-member table:name="0,000389611" table:display="true" table:show-details="true"/>
                <table:data-pilot-member table:name="0,000389655" table:display="true" table:show-details="true"/>
                <table:data-pilot-member table:name="0,000389775" table:display="true" table:show-details="true"/>
                <table:data-pilot-member table:name="0,000389787" table:display="true" table:show-details="true"/>
                <table:data-pilot-member table:name="0,000389894" table:display="true" table:show-details="true"/>
                <table:data-pilot-member table:name="0,000390268" table:display="true" table:show-details="true"/>
                <table:data-pilot-member table:name="0,000390501" table:display="true" table:show-details="true"/>
                <table:data-pilot-member table:name="0,000390628" table:display="true" table:show-details="true"/>
                <table:data-pilot-member table:name="0,00039074" table:display="true" table:show-details="true"/>
                <table:data-pilot-member table:name="0,000390927" table:display="true" table:show-details="true"/>
                <table:data-pilot-member table:name="0,000391216" table:display="true" table:show-details="true"/>
                <table:data-pilot-member table:name="0,000391279" table:display="true" table:show-details="true"/>
                <table:data-pilot-member table:name="0,000391297" table:display="true" table:show-details="true"/>
                <table:data-pilot-member table:name="0,000391307" table:display="true" table:show-details="true"/>
                <table:data-pilot-member table:name="0,000391658" table:display="true" table:show-details="true"/>
                <table:data-pilot-member table:name="0,000391667" table:display="true" table:show-details="true"/>
                <table:data-pilot-member table:name="0,000391953" table:display="true" table:show-details="true"/>
                <table:data-pilot-member table:name="0,000392065" table:display="true" table:show-details="true"/>
                <table:data-pilot-member table:name="0,000392076" table:display="true" table:show-details="true"/>
                <table:data-pilot-member table:name="0,000392119" table:display="true" table:show-details="true"/>
                <table:data-pilot-member table:name="0,000392123" table:display="true" table:show-details="true"/>
                <table:data-pilot-member table:name="0,000392164" table:display="true" table:show-details="true"/>
                <table:data-pilot-member table:name="0,000392291" table:display="true" table:show-details="true"/>
                <table:data-pilot-member table:name="0,00039268" table:display="true" table:show-details="true"/>
                <table:data-pilot-member table:name="0,000392973" table:display="true" table:show-details="true"/>
                <table:data-pilot-member table:name="0,000393092" table:display="true" table:show-details="true"/>
                <table:data-pilot-member table:name="0,000393172" table:display="true" table:show-details="true"/>
                <table:data-pilot-member table:name="0,000393187" table:display="true" table:show-details="true"/>
                <table:data-pilot-member table:name="0,000393357" table:display="true" table:show-details="true"/>
                <table:data-pilot-member table:name="0,000393488" table:display="true" table:show-details="true"/>
                <table:data-pilot-member table:name="0,000393619" table:display="true" table:show-details="true"/>
                <table:data-pilot-member table:name="0,000394093" table:display="true" table:show-details="true"/>
                <table:data-pilot-member table:name="0,000394197" table:display="true" table:show-details="true"/>
                <table:data-pilot-member table:name="0,000394199" table:display="true" table:show-details="true"/>
                <table:data-pilot-member table:name="0,000394314" table:display="true" table:show-details="true"/>
                <table:data-pilot-member table:name="0,000394491" table:display="true" table:show-details="true"/>
                <table:data-pilot-member table:name="0,000394769" table:display="true" table:show-details="true"/>
                <table:data-pilot-member table:name="0,000394813" table:display="true" table:show-details="true"/>
                <table:data-pilot-member table:name="0,000394989" table:display="true" table:show-details="true"/>
                <table:data-pilot-member table:name="0,000395138" table:display="true" table:show-details="true"/>
                <table:data-pilot-member table:name="0,00039517" table:display="true" table:show-details="true"/>
                <table:data-pilot-member table:name="0,000395481" table:display="true" table:show-details="true"/>
                <table:data-pilot-member table:name="0,000395989" table:display="true" table:show-details="true"/>
                <table:data-pilot-member table:name="0,00039602" table:display="true" table:show-details="true"/>
                <table:data-pilot-member table:name="0,000396907" table:display="true" table:show-details="true"/>
                <table:data-pilot-member table:name="0,000397199" table:display="true" table:show-details="true"/>
                <table:data-pilot-member table:name="0,000397535" table:display="true" table:show-details="true"/>
                <table:data-pilot-member table:name="0,000398175" table:display="true" table:show-details="true"/>
                <table:data-pilot-member table:name="0,000398528" table:display="true" table:show-details="true"/>
                <table:data-pilot-member table:name="0,000398598" table:display="true" table:show-details="true"/>
                <table:data-pilot-member table:name="0,000398855" table:display="true" table:show-details="true"/>
                <table:data-pilot-member table:name="0,000399112" table:display="true" table:show-details="true"/>
                <table:data-pilot-member table:name="0,000399168" table:display="true" table:show-details="true"/>
                <table:data-pilot-member table:name="0,000399527" table:display="true" table:show-details="true"/>
                <table:data-pilot-member table:name="0,000399539" table:display="true" table:show-details="true"/>
                <table:data-pilot-member table:name="0,000399665" table:display="true" table:show-details="true"/>
                <table:data-pilot-member table:name="0,00039981" table:display="true" table:show-details="true"/>
                <table:data-pilot-member table:name="0,000399843" table:display="true" table:show-details="true"/>
                <table:data-pilot-member table:name="0,000400498" table:display="true" table:show-details="true"/>
                <table:data-pilot-member table:name="0,000400732" table:display="true" table:show-details="true"/>
                <table:data-pilot-member table:name="0,000402016" table:display="true" table:show-details="true"/>
                <table:data-pilot-member table:name="0,000402137" table:display="true" table:show-details="true"/>
                <table:data-pilot-member table:name="0,000402189" table:display="true" table:show-details="true"/>
                <table:data-pilot-member table:name="0,000402343" table:display="true" table:show-details="true"/>
                <table:data-pilot-member table:name="0,000402486" table:display="true" table:show-details="true"/>
                <table:data-pilot-member table:name="0,000402867" table:display="true" table:show-details="true"/>
                <table:data-pilot-member table:name="0,000402961" table:display="true" table:show-details="true"/>
                <table:data-pilot-member table:name="0,000403261" table:display="true" table:show-details="true"/>
                <table:data-pilot-member table:name="0,00040338" table:display="true" table:show-details="true"/>
                <table:data-pilot-member table:name="0,000403966" table:display="true" table:show-details="true"/>
                <table:data-pilot-member table:name="0,000404424" table:display="true" table:show-details="true"/>
                <table:data-pilot-member table:name="0,000404464" table:display="true" table:show-details="true"/>
                <table:data-pilot-member table:name="0,000404515" table:display="true" table:show-details="true"/>
                <table:data-pilot-member table:name="0,00040495" table:display="true" table:show-details="true"/>
                <table:data-pilot-member table:name="0,000405149" table:display="true" table:show-details="true"/>
                <table:data-pilot-member table:name="0,000405538" table:display="true" table:show-details="true"/>
                <table:data-pilot-member table:name="0,000405739" table:display="true" table:show-details="true"/>
                <table:data-pilot-member table:name="0,000405855" table:display="true" table:show-details="true"/>
                <table:data-pilot-member table:name="0,000406119" table:display="true" table:show-details="true"/>
                <table:data-pilot-member table:name="0,000406198" table:display="true" table:show-details="true"/>
                <table:data-pilot-member table:name="0,000406681" table:display="true" table:show-details="true"/>
                <table:data-pilot-member table:name="0,00040673" table:display="true" table:show-details="true"/>
                <table:data-pilot-member table:name="0,000406856" table:display="true" table:show-details="true"/>
                <table:data-pilot-member table:name="0,000406955" table:display="true" table:show-details="true"/>
                <table:data-pilot-member table:name="0,00040703" table:display="true" table:show-details="true"/>
                <table:data-pilot-member table:name="0,000407104" table:display="true" table:show-details="true"/>
                <table:data-pilot-member table:name="0,000407182" table:display="true" table:show-details="true"/>
                <table:data-pilot-member table:name="0,000407311" table:display="true" table:show-details="true"/>
                <table:data-pilot-member table:name="0,000407343" table:display="true" table:show-details="true"/>
                <table:data-pilot-member table:name="0,000407582" table:display="true" table:show-details="true"/>
                <table:data-pilot-member table:name="0,000407629" table:display="true" table:show-details="true"/>
                <table:data-pilot-member table:name="0,000407696" table:display="true" table:show-details="true"/>
                <table:data-pilot-member table:name="0,000408261" table:display="true" table:show-details="true"/>
                <table:data-pilot-member table:name="0,000408307" table:display="true" table:show-details="true"/>
                <table:data-pilot-member table:name="0,000408354" table:display="true" table:show-details="true"/>
                <table:data-pilot-member table:name="0,00040861" table:display="true" table:show-details="true"/>
                <table:data-pilot-member table:name="0,000408757" table:display="true" table:show-details="true"/>
                <table:data-pilot-member table:name="0,00040889" table:display="true" table:show-details="true"/>
                <table:data-pilot-member table:name="0,00040891" table:display="true" table:show-details="true"/>
                <table:data-pilot-member table:name="0,000408924" table:display="true" table:show-details="true"/>
                <table:data-pilot-member table:name="0,000409279" table:display="true" table:show-details="true"/>
                <table:data-pilot-member table:name="0,000409322" table:display="true" table:show-details="true"/>
                <table:data-pilot-member table:name="0,000409887" table:display="true" table:show-details="true"/>
                <table:data-pilot-member table:name="0,000409969" table:display="true" table:show-details="true"/>
                <table:data-pilot-member table:name="0,000410259" table:display="true" table:show-details="true"/>
                <table:data-pilot-member table:name="0,000410265" table:display="true" table:show-details="true"/>
                <table:data-pilot-member table:name="0,000410324" table:display="true" table:show-details="true"/>
                <table:data-pilot-member table:name="0,000410691" table:display="true" table:show-details="true"/>
                <table:data-pilot-member table:name="0,000410733" table:display="true" table:show-details="true"/>
                <table:data-pilot-member table:name="0,00041087" table:display="true" table:show-details="true"/>
                <table:data-pilot-member table:name="0,000411157" table:display="true" table:show-details="true"/>
                <table:data-pilot-member table:name="0,000411388" table:display="true" table:show-details="true"/>
                <table:data-pilot-member table:name="0,000411608" table:display="true" table:show-details="true"/>
                <table:data-pilot-member table:name="0,00041201" table:display="true" table:show-details="true"/>
                <table:data-pilot-member table:name="0,000412048" table:display="true" table:show-details="true"/>
                <table:data-pilot-member table:name="0,000412174" table:display="true" table:show-details="true"/>
                <table:data-pilot-member table:name="0,000412277" table:display="true" table:show-details="true"/>
                <table:data-pilot-member table:name="0,000412393" table:display="true" table:show-details="true"/>
                <table:data-pilot-member table:name="0,000412569" table:display="true" table:show-details="true"/>
                <table:data-pilot-member table:name="0,000412662" table:display="true" table:show-details="true"/>
                <table:data-pilot-member table:name="0,000412723" table:display="true" table:show-details="true"/>
                <table:data-pilot-member table:name="0,000412725" table:display="true" table:show-details="true"/>
                <table:data-pilot-member table:name="0,000412761" table:display="true" table:show-details="true"/>
                <table:data-pilot-member table:name="0,000413352" table:display="true" table:show-details="true"/>
                <table:data-pilot-member table:name="0,000413387" table:display="true" table:show-details="true"/>
                <table:data-pilot-member table:name="0,000413689" table:display="true" table:show-details="true"/>
                <table:data-pilot-member table:name="0,000413865" table:display="true" table:show-details="true"/>
                <table:data-pilot-member table:name="0,000414135" table:display="true" table:show-details="true"/>
                <table:data-pilot-member table:name="0,000414453" table:display="true" table:show-details="true"/>
                <table:data-pilot-member table:name="0,000415145" table:display="true" table:show-details="true"/>
                <table:data-pilot-member table:name="0,000415525" table:display="true" table:show-details="true"/>
                <table:data-pilot-member table:name="0,000415541" table:display="true" table:show-details="true"/>
                <table:data-pilot-member table:name="0,000416028" table:display="true" table:show-details="true"/>
                <table:data-pilot-member table:name="0,000416373" table:display="true" table:show-details="true"/>
                <table:data-pilot-member table:name="0,000416448" table:display="true" table:show-details="true"/>
                <table:data-pilot-member table:name="0,000416574" table:display="true" table:show-details="true"/>
                <table:data-pilot-member table:name="0,000416704" table:display="true" table:show-details="true"/>
                <table:data-pilot-member table:name="0,000416892" table:display="true" table:show-details="true"/>
                <table:data-pilot-member table:name="0,000416937" table:display="true" table:show-details="true"/>
                <table:data-pilot-member table:name="0,00041728" table:display="true" table:show-details="true"/>
                <table:data-pilot-member table:name="0,000417942" table:display="true" table:show-details="true"/>
                <table:data-pilot-member table:name="0,00041826" table:display="true" table:show-details="true"/>
                <table:data-pilot-member table:name="0,000418446" table:display="true" table:show-details="true"/>
                <table:data-pilot-member table:name="0,000418546" table:display="true" table:show-details="true"/>
                <table:data-pilot-member table:name="0,000418654" table:display="true" table:show-details="true"/>
                <table:data-pilot-member table:name="0,000418858" table:display="true" table:show-details="true"/>
                <table:data-pilot-member table:name="0,00041887" table:display="true" table:show-details="true"/>
                <table:data-pilot-member table:name="0,000419072" table:display="true" table:show-details="true"/>
                <table:data-pilot-member table:name="0,000419415" table:display="true" table:show-details="true"/>
                <table:data-pilot-member table:name="0,000419573" table:display="true" table:show-details="true"/>
                <table:data-pilot-member table:name="0,00041961" table:display="true" table:show-details="true"/>
                <table:data-pilot-member table:name="0,00041977" table:display="true" table:show-details="true"/>
                <table:data-pilot-member table:name="0,000420426" table:display="true" table:show-details="true"/>
                <table:data-pilot-member table:name="0,000420699" table:display="true" table:show-details="true"/>
                <table:data-pilot-member table:name="0,000421136" table:display="true" table:show-details="true"/>
                <table:data-pilot-member table:name="0,000422476" table:display="true" table:show-details="true"/>
                <table:data-pilot-member table:name="0,000422525" table:display="true" table:show-details="true"/>
                <table:data-pilot-member table:name="0,000422603" table:display="true" table:show-details="true"/>
                <table:data-pilot-member table:name="0,000422703" table:display="true" table:show-details="true"/>
                <table:data-pilot-member table:name="0,000422977" table:display="true" table:show-details="true"/>
                <table:data-pilot-member table:name="0,000423083" table:display="true" table:show-details="true"/>
                <table:data-pilot-member table:name="0,000423419" table:display="true" table:show-details="true"/>
                <table:data-pilot-member table:name="0,00042353" table:display="true" table:show-details="true"/>
                <table:data-pilot-member table:name="0,000424043" table:display="true" table:show-details="true"/>
                <table:data-pilot-member table:name="0,000424151" table:display="true" table:show-details="true"/>
                <table:data-pilot-member table:name="0,000424295" table:display="true" table:show-details="true"/>
                <table:data-pilot-member table:name="0,000424396" table:display="true" table:show-details="true"/>
                <table:data-pilot-member table:name="0,000424415" table:display="true" table:show-details="true"/>
                <table:data-pilot-member table:name="0,000424854" table:display="true" table:show-details="true"/>
                <table:data-pilot-member table:name="0,000425214" table:display="true" table:show-details="true"/>
                <table:data-pilot-member table:name="0,000425264" table:display="true" table:show-details="true"/>
                <table:data-pilot-member table:name="0,000425631" table:display="true" table:show-details="true"/>
                <table:data-pilot-member table:name="0,000425872" table:display="true" table:show-details="true"/>
                <table:data-pilot-member table:name="0,000425954" table:display="true" table:show-details="true"/>
                <table:data-pilot-member table:name="0,000426339" table:display="true" table:show-details="true"/>
                <table:data-pilot-member table:name="0,000426386" table:display="true" table:show-details="true"/>
                <table:data-pilot-member table:name="0,000426794" table:display="true" table:show-details="true"/>
                <table:data-pilot-member table:name="0,000426803" table:display="true" table:show-details="true"/>
                <table:data-pilot-member table:name="0,000427198" table:display="true" table:show-details="true"/>
                <table:data-pilot-member table:name="0,000427427" table:display="true" table:show-details="true"/>
                <table:data-pilot-member table:name="0,000427475" table:display="true" table:show-details="true"/>
                <table:data-pilot-member table:name="0,000427819" table:display="true" table:show-details="true"/>
                <table:data-pilot-member table:name="0,000427918" table:display="true" table:show-details="true"/>
                <table:data-pilot-member table:name="0,000428119" table:display="true" table:show-details="true"/>
                <table:data-pilot-member table:name="0,000428463" table:display="true" table:show-details="true"/>
                <table:data-pilot-member table:name="0,000428682" table:display="true" table:show-details="true"/>
                <table:data-pilot-member table:name="0,000428824" table:display="true" table:show-details="true"/>
                <table:data-pilot-member table:name="0,000428878" table:display="true" table:show-details="true"/>
                <table:data-pilot-member table:name="0,00042893" table:display="true" table:show-details="true"/>
                <table:data-pilot-member table:name="0,000428934" table:display="true" table:show-details="true"/>
                <table:data-pilot-member table:name="0,000429753" table:display="true" table:show-details="true"/>
                <table:data-pilot-member table:name="0,000429946" table:display="true" table:show-details="true"/>
                <table:data-pilot-member table:name="0,000430278" table:display="true" table:show-details="true"/>
                <table:data-pilot-member table:name="0,000430966" table:display="true" table:show-details="true"/>
                <table:data-pilot-member table:name="0,000431066" table:display="true" table:show-details="true"/>
                <table:data-pilot-member table:name="0,000431338" table:display="true" table:show-details="true"/>
                <table:data-pilot-member table:name="0,000431394" table:display="true" table:show-details="true"/>
                <table:data-pilot-member table:name="0,000431611" table:display="true" table:show-details="true"/>
                <table:data-pilot-member table:name="0,000431752" table:display="true" table:show-details="true"/>
                <table:data-pilot-member table:name="0,000433074" table:display="true" table:show-details="true"/>
                <table:data-pilot-member table:name="0,000433718" table:display="true" table:show-details="true"/>
                <table:data-pilot-member table:name="0,000433863" table:display="true" table:show-details="true"/>
                <table:data-pilot-member table:name="0,000433974" table:display="true" table:show-details="true"/>
                <table:data-pilot-member table:name="0,000434008" table:display="true" table:show-details="true"/>
                <table:data-pilot-member table:name="0,000434023" table:display="true" table:show-details="true"/>
                <table:data-pilot-member table:name="0,000434061" table:display="true" table:show-details="true"/>
                <table:data-pilot-member table:name="0,000434572" table:display="true" table:show-details="true"/>
                <table:data-pilot-member table:name="0,000435042" table:display="true" table:show-details="true"/>
                <table:data-pilot-member table:name="0,000435989" table:display="true" table:show-details="true"/>
                <table:data-pilot-member table:name="0,000436187" table:display="true" table:show-details="true"/>
                <table:data-pilot-member table:name="0,00043661" table:display="true" table:show-details="true"/>
                <table:data-pilot-member table:name="0,00043689" table:display="true" table:show-details="true"/>
                <table:data-pilot-member table:name="0,000437011" table:display="true" table:show-details="true"/>
                <table:data-pilot-member table:name="0,000437221" table:display="true" table:show-details="true"/>
                <table:data-pilot-member table:name="0,000437713" table:display="true" table:show-details="true"/>
                <table:data-pilot-member table:name="0,000437729" table:display="true" table:show-details="true"/>
                <table:data-pilot-member table:name="0,00043776" table:display="true" table:show-details="true"/>
                <table:data-pilot-member table:name="0,000437882" table:display="true" table:show-details="true"/>
                <table:data-pilot-member table:name="0,000437988" table:display="true" table:show-details="true"/>
                <table:data-pilot-member table:name="0,000438194" table:display="true" table:show-details="true"/>
                <table:data-pilot-member table:name="0,000438269" table:display="true" table:show-details="true"/>
                <table:data-pilot-member table:name="0,000438361" table:display="true" table:show-details="true"/>
                <table:data-pilot-member table:name="0,000438726" table:display="true" table:show-details="true"/>
                <table:data-pilot-member table:name="0,000438751" table:display="true" table:show-details="true"/>
                <table:data-pilot-member table:name="0,000438926" table:display="true" table:show-details="true"/>
                <table:data-pilot-member table:name="0,000439087" table:display="true" table:show-details="true"/>
                <table:data-pilot-member table:name="0,000439137" table:display="true" table:show-details="true"/>
                <table:data-pilot-member table:name="0,000439704" table:display="true" table:show-details="true"/>
                <table:data-pilot-member table:name="0,000439984" table:display="true" table:show-details="true"/>
                <table:data-pilot-member table:name="0,000440141" table:display="true" table:show-details="true"/>
                <table:data-pilot-member table:name="0,000440343" table:display="true" table:show-details="true"/>
                <table:data-pilot-member table:name="0,000440644" table:display="true" table:show-details="true"/>
                <table:data-pilot-member table:name="0,000440689" table:display="true" table:show-details="true"/>
                <table:data-pilot-member table:name="0,000441581" table:display="true" table:show-details="true"/>
                <table:data-pilot-member table:name="0,000441805" table:display="true" table:show-details="true"/>
                <table:data-pilot-member table:name="0,00044215" table:display="true" table:show-details="true"/>
                <table:data-pilot-member table:name="0,000442353" table:display="true" table:show-details="true"/>
                <table:data-pilot-member table:name="0,000442456" table:display="true" table:show-details="true"/>
                <table:data-pilot-member table:name="0,000442503" table:display="true" table:show-details="true"/>
                <table:data-pilot-member table:name="0,000442709" table:display="true" table:show-details="true"/>
                <table:data-pilot-member table:name="0,000443071" table:display="true" table:show-details="true"/>
                <table:data-pilot-member table:name="0,000443298" table:display="true" table:show-details="true"/>
                <table:data-pilot-member table:name="0,000443572" table:display="true" table:show-details="true"/>
                <table:data-pilot-member table:name="0,000443641" table:display="true" table:show-details="true"/>
                <table:data-pilot-member table:name="0,000443744" table:display="true" table:show-details="true"/>
                <table:data-pilot-member table:name="0,000443818" table:display="true" table:show-details="true"/>
                <table:data-pilot-member table:name="0,000443838" table:display="true" table:show-details="true"/>
                <table:data-pilot-member table:name="0,000444003" table:display="true" table:show-details="true"/>
                <table:data-pilot-member table:name="0,000444008" table:display="true" table:show-details="true"/>
                <table:data-pilot-member table:name="0,00044445" table:display="true" table:show-details="true"/>
                <table:data-pilot-member table:name="0,000445023" table:display="true" table:show-details="true"/>
                <table:data-pilot-member table:name="0,000445162" table:display="true" table:show-details="true"/>
                <table:data-pilot-member table:name="0,000445185" table:display="true" table:show-details="true"/>
                <table:data-pilot-member table:name="0,000445336" table:display="true" table:show-details="true"/>
                <table:data-pilot-member table:name="0,000445898" table:display="true" table:show-details="true"/>
                <table:data-pilot-member table:name="0,000446152" table:display="true" table:show-details="true"/>
                <table:data-pilot-member table:name="0,000446301" table:display="true" table:show-details="true"/>
                <table:data-pilot-member table:name="0,000446656" table:display="true" table:show-details="true"/>
                <table:data-pilot-member table:name="0,000446993" table:display="true" table:show-details="true"/>
                <table:data-pilot-member table:name="0,00044703" table:display="true" table:show-details="true"/>
                <table:data-pilot-member table:name="0,000447057" table:display="true" table:show-details="true"/>
                <table:data-pilot-member table:name="0,000447651" table:display="true" table:show-details="true"/>
                <table:data-pilot-member table:name="0,000447757" table:display="true" table:show-details="true"/>
                <table:data-pilot-member table:name="0,000447793" table:display="true" table:show-details="true"/>
                <table:data-pilot-member table:name="0,000448652" table:display="true" table:show-details="true"/>
                <table:data-pilot-member table:name="0,00044913" table:display="true" table:show-details="true"/>
                <table:data-pilot-member table:name="0,000449297" table:display="true" table:show-details="true"/>
                <table:data-pilot-member table:name="0,000449406" table:display="true" table:show-details="true"/>
                <table:data-pilot-member table:name="0,000449444" table:display="true" table:show-details="true"/>
                <table:data-pilot-member table:name="0,000449793" table:display="true" table:show-details="true"/>
                <table:data-pilot-member table:name="0,000449886" table:display="true" table:show-details="true"/>
                <table:data-pilot-member table:name="0,000450108" table:display="true" table:show-details="true"/>
                <table:data-pilot-member table:name="0,000450162" table:display="true" table:show-details="true"/>
                <table:data-pilot-member table:name="0,000450174" table:display="true" table:show-details="true"/>
                <table:data-pilot-member table:name="0,000450384" table:display="true" table:show-details="true"/>
                <table:data-pilot-member table:name="0,000450465" table:display="true" table:show-details="true"/>
                <table:data-pilot-member table:name="0,000450718" table:display="true" table:show-details="true"/>
                <table:data-pilot-member table:name="0,000450797" table:display="true" table:show-details="true"/>
                <table:data-pilot-member table:name="0,000450835" table:display="true" table:show-details="true"/>
                <table:data-pilot-member table:name="0,000451266" table:display="true" table:show-details="true"/>
                <table:data-pilot-member table:name="0,000451647" table:display="true" table:show-details="true"/>
                <table:data-pilot-member table:name="0,000452684" table:display="true" table:show-details="true"/>
                <table:data-pilot-member table:name="0,000453103" table:display="true" table:show-details="true"/>
                <table:data-pilot-member table:name="0,000453492" table:display="true" table:show-details="true"/>
                <table:data-pilot-member table:name="0,00045392" table:display="true" table:show-details="true"/>
                <table:data-pilot-member table:name="0,000453992" table:display="true" table:show-details="true"/>
                <table:data-pilot-member table:name="0,00045406" table:display="true" table:show-details="true"/>
                <table:data-pilot-member table:name="0,000454336" table:display="true" table:show-details="true"/>
                <table:data-pilot-member table:name="0,000454383" table:display="true" table:show-details="true"/>
                <table:data-pilot-member table:name="0,000454744" table:display="true" table:show-details="true"/>
                <table:data-pilot-member table:name="0,000454933" table:display="true" table:show-details="true"/>
                <table:data-pilot-member table:name="0,000455103" table:display="true" table:show-details="true"/>
                <table:data-pilot-member table:name="0,000455235" table:display="true" table:show-details="true"/>
                <table:data-pilot-member table:name="0,000456253" table:display="true" table:show-details="true"/>
                <table:data-pilot-member table:name="0,000456655" table:display="true" table:show-details="true"/>
                <table:data-pilot-member table:name="0,000457988" table:display="true" table:show-details="true"/>
                <table:data-pilot-member table:name="0,000458232" table:display="true" table:show-details="true"/>
                <table:data-pilot-member table:name="0,000458273" table:display="true" table:show-details="true"/>
                <table:data-pilot-member table:name="0,000458798" table:display="true" table:show-details="true"/>
                <table:data-pilot-member table:name="0,000459266" table:display="true" table:show-details="true"/>
                <table:data-pilot-member table:name="0,000459756" table:display="true" table:show-details="true"/>
                <table:data-pilot-member table:name="0,000459861" table:display="true" table:show-details="true"/>
                <table:data-pilot-member table:name="0,000460088" table:display="true" table:show-details="true"/>
                <table:data-pilot-member table:name="0,000460591" table:display="true" table:show-details="true"/>
                <table:data-pilot-member table:name="0,00046109" table:display="true" table:show-details="true"/>
                <table:data-pilot-member table:name="0,000461956" table:display="true" table:show-details="true"/>
                <table:data-pilot-member table:name="0,000462113" table:display="true" table:show-details="true"/>
                <table:data-pilot-member table:name="0,000463137" table:display="true" table:show-details="true"/>
                <table:data-pilot-member table:name="0,000463929" table:display="true" table:show-details="true"/>
                <table:data-pilot-member table:name="0,000464367" table:display="true" table:show-details="true"/>
                <table:data-pilot-member table:name="0,00046444" table:display="true" table:show-details="true"/>
                <table:data-pilot-member table:name="0,000464751" table:display="true" table:show-details="true"/>
                <table:data-pilot-member table:name="0,00046534" table:display="true" table:show-details="true"/>
                <table:data-pilot-member table:name="0,00046582" table:display="true" table:show-details="true"/>
                <table:data-pilot-member table:name="0,000465872" table:display="true" table:show-details="true"/>
                <table:data-pilot-member table:name="0,00046618" table:display="true" table:show-details="true"/>
                <table:data-pilot-member table:name="0,000466376" table:display="true" table:show-details="true"/>
                <table:data-pilot-member table:name="0,00046644" table:display="true" table:show-details="true"/>
                <table:data-pilot-member table:name="0,000466728" table:display="true" table:show-details="true"/>
                <table:data-pilot-member table:name="0,000466917" table:display="true" table:show-details="true"/>
                <table:data-pilot-member table:name="0,000466998" table:display="true" table:show-details="true"/>
                <table:data-pilot-member table:name="0,000467185" table:display="true" table:show-details="true"/>
                <table:data-pilot-member table:name="0,000467217" table:display="true" table:show-details="true"/>
                <table:data-pilot-member table:name="0,000467295" table:display="true" table:show-details="true"/>
                <table:data-pilot-member table:name="0,000467346" table:display="true" table:show-details="true"/>
                <table:data-pilot-member table:name="0,000467348" table:display="true" table:show-details="true"/>
                <table:data-pilot-member table:name="0,000468374" table:display="true" table:show-details="true"/>
                <table:data-pilot-member table:name="0,000468626" table:display="true" table:show-details="true"/>
                <table:data-pilot-member table:name="0,000468802" table:display="true" table:show-details="true"/>
                <table:data-pilot-member table:name="0,000470017" table:display="true" table:show-details="true"/>
                <table:data-pilot-member table:name="0,000470075" table:display="true" table:show-details="true"/>
                <table:data-pilot-member table:name="0,000470814" table:display="true" table:show-details="true"/>
                <table:data-pilot-member table:name="0,00047096" table:display="true" table:show-details="true"/>
                <table:data-pilot-member table:name="0,000471521" table:display="true" table:show-details="true"/>
                <table:data-pilot-member table:name="0,000471713" table:display="true" table:show-details="true"/>
                <table:data-pilot-member table:name="0,000471967" table:display="true" table:show-details="true"/>
                <table:data-pilot-member table:name="0,000472475" table:display="true" table:show-details="true"/>
                <table:data-pilot-member table:name="0,000472529" table:display="true" table:show-details="true"/>
                <table:data-pilot-member table:name="0,000472883" table:display="true" table:show-details="true"/>
                <table:data-pilot-member table:name="0,00047345" table:display="true" table:show-details="true"/>
                <table:data-pilot-member table:name="0,000473753" table:display="true" table:show-details="true"/>
                <table:data-pilot-member table:name="0,000473997" table:display="true" table:show-details="true"/>
                <table:data-pilot-member table:name="0,000474217" table:display="true" table:show-details="true"/>
                <table:data-pilot-member table:name="0,000474353" table:display="true" table:show-details="true"/>
                <table:data-pilot-member table:name="0,000474581" table:display="true" table:show-details="true"/>
                <table:data-pilot-member table:name="0,000474903" table:display="true" table:show-details="true"/>
                <table:data-pilot-member table:name="0,000474938" table:display="true" table:show-details="true"/>
                <table:data-pilot-member table:name="0,000475487" table:display="true" table:show-details="true"/>
                <table:data-pilot-member table:name="0,00047675" table:display="true" table:show-details="true"/>
                <table:data-pilot-member table:name="0,00047696" table:display="true" table:show-details="true"/>
                <table:data-pilot-member table:name="0,000477348" table:display="true" table:show-details="true"/>
                <table:data-pilot-member table:name="0,000478186" table:display="true" table:show-details="true"/>
                <table:data-pilot-member table:name="0,000478255" table:display="true" table:show-details="true"/>
                <table:data-pilot-member table:name="0,000478844" table:display="true" table:show-details="true"/>
                <table:data-pilot-member table:name="0,000478961" table:display="true" table:show-details="true"/>
                <table:data-pilot-member table:name="0,000479034" table:display="true" table:show-details="true"/>
                <table:data-pilot-member table:name="0,000479703" table:display="true" table:show-details="true"/>
                <table:data-pilot-member table:name="0,000480313" table:display="true" table:show-details="true"/>
                <table:data-pilot-member table:name="0,000480318" table:display="true" table:show-details="true"/>
                <table:data-pilot-member table:name="0,000480671" table:display="true" table:show-details="true"/>
                <table:data-pilot-member table:name="0,000480794" table:display="true" table:show-details="true"/>
                <table:data-pilot-member table:name="0,000480814" table:display="true" table:show-details="true"/>
                <table:data-pilot-member table:name="0,000481772" table:display="true" table:show-details="true"/>
                <table:data-pilot-member table:name="0,000481831" table:display="true" table:show-details="true"/>
                <table:data-pilot-member table:name="0,000482435" table:display="true" table:show-details="true"/>
                <table:data-pilot-member table:name="0,00048281" table:display="true" table:show-details="true"/>
                <table:data-pilot-member table:name="0,000482884" table:display="true" table:show-details="true"/>
                <table:data-pilot-member table:name="0,000482969" table:display="true" table:show-details="true"/>
                <table:data-pilot-member table:name="0,000483609" table:display="true" table:show-details="true"/>
                <table:data-pilot-member table:name="0,000483816" table:display="true" table:show-details="true"/>
                <table:data-pilot-member table:name="0,000484074" table:display="true" table:show-details="true"/>
                <table:data-pilot-member table:name="0,000484215" table:display="true" table:show-details="true"/>
                <table:data-pilot-member table:name="0,000484268" table:display="true" table:show-details="true"/>
                <table:data-pilot-member table:name="0,000484356" table:display="true" table:show-details="true"/>
                <table:data-pilot-member table:name="0,000484639" table:display="true" table:show-details="true"/>
                <table:data-pilot-member table:name="0,000484704" table:display="true" table:show-details="true"/>
                <table:data-pilot-member table:name="0,000484792" table:display="true" table:show-details="true"/>
                <table:data-pilot-member table:name="0,000484883" table:display="true" table:show-details="true"/>
                <table:data-pilot-member table:name="0,000484981" table:display="true" table:show-details="true"/>
                <table:data-pilot-member table:name="0,000485152" table:display="true" table:show-details="true"/>
                <table:data-pilot-member table:name="0,000485474" table:display="true" table:show-details="true"/>
                <table:data-pilot-member table:name="0,000485795" table:display="true" table:show-details="true"/>
                <table:data-pilot-member table:name="0,000486707" table:display="true" table:show-details="true"/>
                <table:data-pilot-member table:name="0,000487" table:display="true" table:show-details="true"/>
                <table:data-pilot-member table:name="0,000487326" table:display="true" table:show-details="true"/>
                <table:data-pilot-member table:name="0,000487451" table:display="true" table:show-details="true"/>
                <table:data-pilot-member table:name="0,000488871" table:display="true" table:show-details="true"/>
                <table:data-pilot-member table:name="0,000489075" table:display="true" table:show-details="true"/>
                <table:data-pilot-member table:name="0,000489574" table:display="true" table:show-details="true"/>
                <table:data-pilot-member table:name="0,000489677" table:display="true" table:show-details="true"/>
                <table:data-pilot-member table:name="0,000489697" table:display="true" table:show-details="true"/>
                <table:data-pilot-member table:name="0,000489914" table:display="true" table:show-details="true"/>
                <table:data-pilot-member table:name="0,000490211" table:display="true" table:show-details="true"/>
                <table:data-pilot-member table:name="0,000491206" table:display="true" table:show-details="true"/>
                <table:data-pilot-member table:name="0,000492072" table:display="true" table:show-details="true"/>
                <table:data-pilot-member table:name="0,000492201" table:display="true" table:show-details="true"/>
                <table:data-pilot-member table:name="0,000493041" table:display="true" table:show-details="true"/>
                <table:data-pilot-member table:name="0,00049309" table:display="true" table:show-details="true"/>
                <table:data-pilot-member table:name="0,000493419" table:display="true" table:show-details="true"/>
                <table:data-pilot-member table:name="0,000493451" table:display="true" table:show-details="true"/>
                <table:data-pilot-member table:name="0,000493976" table:display="true" table:show-details="true"/>
                <table:data-pilot-member table:name="0,000494166" table:display="true" table:show-details="true"/>
                <table:data-pilot-member table:name="0,000494337" table:display="true" table:show-details="true"/>
                <table:data-pilot-member table:name="0,000494404" table:display="true" table:show-details="true"/>
                <table:data-pilot-member table:name="0,000495153" table:display="true" table:show-details="true"/>
                <table:data-pilot-member table:name="0,000495306" table:display="true" table:show-details="true"/>
                <table:data-pilot-member table:name="0,000495365" table:display="true" table:show-details="true"/>
                <table:data-pilot-member table:name="0,000495394" table:display="true" table:show-details="true"/>
                <table:data-pilot-member table:name="0,000495777" table:display="true" table:show-details="true"/>
                <table:data-pilot-member table:name="0,000496496" table:display="true" table:show-details="true"/>
                <table:data-pilot-member table:name="0,000496897" table:display="true" table:show-details="true"/>
                <table:data-pilot-member table:name="0,00049728" table:display="true" table:show-details="true"/>
                <table:data-pilot-member table:name="0,000499221" table:display="true" table:show-details="true"/>
                <table:data-pilot-member table:name="0,000499494" table:display="true" table:show-details="true"/>
                <table:data-pilot-member table:name="0,000499769" table:display="true" table:show-details="true"/>
                <table:data-pilot-member table:name="0,000500129" table:display="true" table:show-details="true"/>
                <table:data-pilot-member table:name="0,000500651" table:display="true" table:show-details="true"/>
                <table:data-pilot-member table:name="0,000500722" table:display="true" table:show-details="true"/>
                <table:data-pilot-member table:name="0,000500914" table:display="true" table:show-details="true"/>
                <table:data-pilot-member table:name="0,000501153" table:display="true" table:show-details="true"/>
                <table:data-pilot-member table:name="0,000501369" table:display="true" table:show-details="true"/>
                <table:data-pilot-member table:name="0,000501659" table:display="true" table:show-details="true"/>
                <table:data-pilot-member table:name="0,000502856" table:display="true" table:show-details="true"/>
                <table:data-pilot-member table:name="0,000502913" table:display="true" table:show-details="true"/>
                <table:data-pilot-member table:name="0,000502948" table:display="true" table:show-details="true"/>
                <table:data-pilot-member table:name="0,000503366" table:display="true" table:show-details="true"/>
                <table:data-pilot-member table:name="0,000503619" table:display="true" table:show-details="true"/>
                <table:data-pilot-member table:name="0,000503667" table:display="true" table:show-details="true"/>
                <table:data-pilot-member table:name="0,000503756" table:display="true" table:show-details="true"/>
                <table:data-pilot-member table:name="0,000505335" table:display="true" table:show-details="true"/>
                <table:data-pilot-member table:name="0,00050549" table:display="true" table:show-details="true"/>
                <table:data-pilot-member table:name="0,000505639" table:display="true" table:show-details="true"/>
                <table:data-pilot-member table:name="0,00050625" table:display="true" table:show-details="true"/>
                <table:data-pilot-member table:name="0,00050671" table:display="true" table:show-details="true"/>
                <table:data-pilot-member table:name="0,000506849" table:display="true" table:show-details="true"/>
                <table:data-pilot-member table:name="0,000507002" table:display="true" table:show-details="true"/>
                <table:data-pilot-member table:name="0,000507188" table:display="true" table:show-details="true"/>
                <table:data-pilot-member table:name="0,000507544" table:display="true" table:show-details="true"/>
                <table:data-pilot-member table:name="0,000507554" table:display="true" table:show-details="true"/>
                <table:data-pilot-member table:name="0,000507649" table:display="true" table:show-details="true"/>
                <table:data-pilot-member table:name="0,000507668" table:display="true" table:show-details="true"/>
                <table:data-pilot-member table:name="0,000508626" table:display="true" table:show-details="true"/>
                <table:data-pilot-member table:name="0,000508771" table:display="true" table:show-details="true"/>
                <table:data-pilot-member table:name="0,000508931" table:display="true" table:show-details="true"/>
                <table:data-pilot-member table:name="0,000509451" table:display="true" table:show-details="true"/>
                <table:data-pilot-member table:name="0,000512411" table:display="true" table:show-details="true"/>
                <table:data-pilot-member table:name="0,000513496" table:display="true" table:show-details="true"/>
                <table:data-pilot-member table:name="0,000513806" table:display="true" table:show-details="true"/>
                <table:data-pilot-member table:name="0,000513916" table:display="true" table:show-details="true"/>
                <table:data-pilot-member table:name="0,000514854" table:display="true" table:show-details="true"/>
                <table:data-pilot-member table:name="0,000515401" table:display="true" table:show-details="true"/>
                <table:data-pilot-member table:name="0,00051548" table:display="true" table:show-details="true"/>
                <table:data-pilot-member table:name="0,000515655" table:display="true" table:show-details="true"/>
                <table:data-pilot-member table:name="0,00051574" table:display="true" table:show-details="true"/>
                <table:data-pilot-member table:name="0,000517569" table:display="true" table:show-details="true"/>
                <table:data-pilot-member table:name="0,000517578" table:display="true" table:show-details="true"/>
                <table:data-pilot-member table:name="0,000518112" table:display="true" table:show-details="true"/>
                <table:data-pilot-member table:name="0,000518273" table:display="true" table:show-details="true"/>
                <table:data-pilot-member table:name="0,000518281" table:display="true" table:show-details="true"/>
                <table:data-pilot-member table:name="0,000518704" table:display="true" table:show-details="true"/>
                <table:data-pilot-member table:name="0,00051923" table:display="true" table:show-details="true"/>
                <table:data-pilot-member table:name="0,000520873" table:display="true" table:show-details="true"/>
                <table:data-pilot-member table:name="0,000521478" table:display="true" table:show-details="true"/>
                <table:data-pilot-member table:name="0,000522035" table:display="true" table:show-details="true"/>
                <table:data-pilot-member table:name="0,000522832" table:display="true" table:show-details="true"/>
                <table:data-pilot-member table:name="0,000522991" table:display="true" table:show-details="true"/>
                <table:data-pilot-member table:name="0,000523085" table:display="true" table:show-details="true"/>
                <table:data-pilot-member table:name="0,000525745" table:display="true" table:show-details="true"/>
                <table:data-pilot-member table:name="0,000526965" table:display="true" table:show-details="true"/>
                <table:data-pilot-member table:name="0,000527181" table:display="true" table:show-details="true"/>
                <table:data-pilot-member table:name="0,000527704" table:display="true" table:show-details="true"/>
                <table:data-pilot-member table:name="0,000527805" table:display="true" table:show-details="true"/>
                <table:data-pilot-member table:name="0,000528254" table:display="true" table:show-details="true"/>
                <table:data-pilot-member table:name="0,000528504" table:display="true" table:show-details="true"/>
                <table:data-pilot-member table:name="0,000528805" table:display="true" table:show-details="true"/>
                <table:data-pilot-member table:name="0,000530042" table:display="true" table:show-details="true"/>
                <table:data-pilot-member table:name="0,000530501" table:display="true" table:show-details="true"/>
                <table:data-pilot-member table:name="0,000530641" table:display="true" table:show-details="true"/>
                <table:data-pilot-member table:name="0,000531246" table:display="true" table:show-details="true"/>
                <table:data-pilot-member table:name="0,000531427" table:display="true" table:show-details="true"/>
                <table:data-pilot-member table:name="0,000532195" table:display="true" table:show-details="true"/>
                <table:data-pilot-member table:name="0,000532742" table:display="true" table:show-details="true"/>
                <table:data-pilot-member table:name="0,000532855" table:display="true" table:show-details="true"/>
                <table:data-pilot-member table:name="0,000533014" table:display="true" table:show-details="true"/>
                <table:data-pilot-member table:name="0,000533075" table:display="true" table:show-details="true"/>
                <table:data-pilot-member table:name="0,000533782" table:display="true" table:show-details="true"/>
                <table:data-pilot-member table:name="0,00053521" table:display="true" table:show-details="true"/>
                <table:data-pilot-member table:name="0,000535323" table:display="true" table:show-details="true"/>
                <table:data-pilot-member table:name="0,000536596" table:display="true" table:show-details="true"/>
                <table:data-pilot-member table:name="0,000536752" table:display="true" table:show-details="true"/>
                <table:data-pilot-member table:name="0,000536897" table:display="true" table:show-details="true"/>
                <table:data-pilot-member table:name="0,000537009" table:display="true" table:show-details="true"/>
                <table:data-pilot-member table:name="0,000537161" table:display="true" table:show-details="true"/>
                <table:data-pilot-member table:name="0,00053749" table:display="true" table:show-details="true"/>
                <table:data-pilot-member table:name="0,000538303" table:display="true" table:show-details="true"/>
                <table:data-pilot-member table:name="0,000538507" table:display="true" table:show-details="true"/>
                <table:data-pilot-member table:name="0,000538602" table:display="true" table:show-details="true"/>
                <table:data-pilot-member table:name="0,00054021" table:display="true" table:show-details="true"/>
                <table:data-pilot-member table:name="0,000541182" table:display="true" table:show-details="true"/>
                <table:data-pilot-member table:name="0,000541656" table:display="true" table:show-details="true"/>
                <table:data-pilot-member table:name="0,000542212" table:display="true" table:show-details="true"/>
                <table:data-pilot-member table:name="0,000542482" table:display="true" table:show-details="true"/>
                <table:data-pilot-member table:name="0,000543002" table:display="true" table:show-details="true"/>
                <table:data-pilot-member table:name="0,000543079" table:display="true" table:show-details="true"/>
                <table:data-pilot-member table:name="0,000544107" table:display="true" table:show-details="true"/>
                <table:data-pilot-member table:name="0,000544455" table:display="true" table:show-details="true"/>
                <table:data-pilot-member table:name="0,000548693" table:display="true" table:show-details="true"/>
                <table:data-pilot-member table:name="0,000549417" table:display="true" table:show-details="true"/>
                <table:data-pilot-member table:name="0,000549463" table:display="true" table:show-details="true"/>
                <table:data-pilot-member table:name="0,000549465" table:display="true" table:show-details="true"/>
                <table:data-pilot-member table:name="0,000549694" table:display="true" table:show-details="true"/>
                <table:data-pilot-member table:name="0,00055185" table:display="true" table:show-details="true"/>
                <table:data-pilot-member table:name="0,000552036" table:display="true" table:show-details="true"/>
                <table:data-pilot-member table:name="0,000552787" table:display="true" table:show-details="true"/>
                <table:data-pilot-member table:name="0,0005533" table:display="true" table:show-details="true"/>
                <table:data-pilot-member table:name="0,000553397" table:display="true" table:show-details="true"/>
                <table:data-pilot-member table:name="0,000553996" table:display="true" table:show-details="true"/>
                <table:data-pilot-member table:name="0,000554362" table:display="true" table:show-details="true"/>
                <table:data-pilot-member table:name="0,000555265" table:display="true" table:show-details="true"/>
                <table:data-pilot-member table:name="0,000555666" table:display="true" table:show-details="true"/>
                <table:data-pilot-member table:name="0,000556272" table:display="true" table:show-details="true"/>
                <table:data-pilot-member table:name="0,000556412" table:display="true" table:show-details="true"/>
                <table:data-pilot-member table:name="0,000557226" table:display="true" table:show-details="true"/>
                <table:data-pilot-member table:name="0,00055904" table:display="true" table:show-details="true"/>
                <table:data-pilot-member table:name="0,000559902" table:display="true" table:show-details="true"/>
                <table:data-pilot-member table:name="0,000561171" table:display="true" table:show-details="true"/>
                <table:data-pilot-member table:name="0,000562641" table:display="true" table:show-details="true"/>
                <table:data-pilot-member table:name="0,000565149" table:display="true" table:show-details="true"/>
                <table:data-pilot-member table:name="0,000566951" table:display="true" table:show-details="true"/>
                <table:data-pilot-member table:name="0,000567822" table:display="true" table:show-details="true"/>
                <table:data-pilot-member table:name="0,000568406" table:display="true" table:show-details="true"/>
                <table:data-pilot-member table:name="0,000568486" table:display="true" table:show-details="true"/>
                <table:data-pilot-member table:name="0,000569619" table:display="true" table:show-details="true"/>
                <table:data-pilot-member table:name="0,000570073" table:display="true" table:show-details="true"/>
                <table:data-pilot-member table:name="0,000571473" table:display="true" table:show-details="true"/>
                <table:data-pilot-member table:name="0,000572043" table:display="true" table:show-details="true"/>
                <table:data-pilot-member table:name="0,000575656" table:display="true" table:show-details="true"/>
                <table:data-pilot-member table:name="0,000579526" table:display="true" table:show-details="true"/>
                <table:data-pilot-member table:name="0,000579593" table:display="true" table:show-details="true"/>
                <table:data-pilot-member table:name="0,000579904" table:display="true" table:show-details="true"/>
                <table:data-pilot-member table:name="0,000580338" table:display="true" table:show-details="true"/>
                <table:data-pilot-member table:name="0,000580573" table:display="true" table:show-details="true"/>
                <table:data-pilot-member table:name="0,000581368" table:display="true" table:show-details="true"/>
                <table:data-pilot-member table:name="0,000582131" table:display="true" table:show-details="true"/>
                <table:data-pilot-member table:name="0,00058402" table:display="true" table:show-details="true"/>
                <table:data-pilot-member table:name="0,000585203" table:display="true" table:show-details="true"/>
                <table:data-pilot-member table:name="0,000586175" table:display="true" table:show-details="true"/>
                <table:data-pilot-member table:name="0,000586624" table:display="true" table:show-details="true"/>
                <table:data-pilot-member table:name="0,000587341" table:display="true" table:show-details="true"/>
                <table:data-pilot-member table:name="0,000589012" table:display="true" table:show-details="true"/>
                <table:data-pilot-member table:name="0,00058958" table:display="true" table:show-details="true"/>
                <table:data-pilot-member table:name="0,000589922" table:display="true" table:show-details="true"/>
                <table:data-pilot-member table:name="0,000591456" table:display="true" table:show-details="true"/>
                <table:data-pilot-member table:name="0,000591481" table:display="true" table:show-details="true"/>
                <table:data-pilot-member table:name="0,000592587" table:display="true" table:show-details="true"/>
                <table:data-pilot-member table:name="0,000594106" table:display="true" table:show-details="true"/>
                <table:data-pilot-member table:name="0,000594126" table:display="true" table:show-details="true"/>
                <table:data-pilot-member table:name="0,000595112" table:display="true" table:show-details="true"/>
                <table:data-pilot-member table:name="0,000595435" table:display="true" table:show-details="true"/>
                <table:data-pilot-member table:name="0,000597213" table:display="true" table:show-details="true"/>
                <table:data-pilot-member table:name="0,000597982" table:display="true" table:show-details="true"/>
                <table:data-pilot-member table:name="0,000598858" table:display="true" table:show-details="true"/>
                <table:data-pilot-member table:name="0,000599581" table:display="true" table:show-details="true"/>
                <table:data-pilot-member table:name="0,00060227" table:display="true" table:show-details="true"/>
                <table:data-pilot-member table:name="0,000603086" table:display="true" table:show-details="true"/>
                <table:data-pilot-member table:name="0,000604392" table:display="true" table:show-details="true"/>
                <table:data-pilot-member table:name="0,000605667" table:display="true" table:show-details="true"/>
                <table:data-pilot-member table:name="0,000606707" table:display="true" table:show-details="true"/>
                <table:data-pilot-member table:name="0,0006085" table:display="true" table:show-details="true"/>
                <table:data-pilot-member table:name="0,000611041" table:display="true" table:show-details="true"/>
                <table:data-pilot-member table:name="0,000612729" table:display="true" table:show-details="true"/>
                <table:data-pilot-member table:name="0,000614349" table:display="true" table:show-details="true"/>
                <table:data-pilot-member table:name="0,000614771" table:display="true" table:show-details="true"/>
                <table:data-pilot-member table:name="0,000615208" table:display="true" table:show-details="true"/>
                <table:data-pilot-member table:name="0,000619483" table:display="true" table:show-details="true"/>
                <table:data-pilot-member table:name="0,000620186" table:display="true" table:show-details="true"/>
                <table:data-pilot-member table:name="0,000620968" table:display="true" table:show-details="true"/>
                <table:data-pilot-member table:name="0,000622731" table:display="true" table:show-details="true"/>
                <table:data-pilot-member table:name="0,000624547" table:display="true" table:show-details="true"/>
                <table:data-pilot-member table:name="0,000624914" table:display="true" table:show-details="true"/>
                <table:data-pilot-member table:name="0,000625004" table:display="true" table:show-details="true"/>
                <table:data-pilot-member table:name="0,000625637" table:display="true" table:show-details="true"/>
                <table:data-pilot-member table:name="0,000626506" table:display="true" table:show-details="true"/>
                <table:data-pilot-member table:name="0,00062665" table:display="true" table:show-details="true"/>
                <table:data-pilot-member table:name="0,000626838" table:display="true" table:show-details="true"/>
                <table:data-pilot-member table:name="0,000627679" table:display="true" table:show-details="true"/>
                <table:data-pilot-member table:name="0,000627971" table:display="true" table:show-details="true"/>
                <table:data-pilot-member table:name="0,000630385" table:display="true" table:show-details="true"/>
                <table:data-pilot-member table:name="0,000634834" table:display="true" table:show-details="true"/>
                <table:data-pilot-member table:name="0,000638513" table:display="true" table:show-details="true"/>
                <table:data-pilot-member table:name="0,00063879" table:display="true" table:show-details="true"/>
                <table:data-pilot-member table:name="0,000639774" table:display="true" table:show-details="true"/>
                <table:data-pilot-member table:name="0,000642558" table:display="true" table:show-details="true"/>
                <table:data-pilot-member table:name="0,000643401" table:display="true" table:show-details="true"/>
                <table:data-pilot-member table:name="0,000643765" table:display="true" table:show-details="true"/>
                <table:data-pilot-member table:name="0,000648704" table:display="true" table:show-details="true"/>
                <table:data-pilot-member table:name="0,000653586" table:display="true" table:show-details="true"/>
                <table:data-pilot-member table:name="0,000653692" table:display="true" table:show-details="true"/>
                <table:data-pilot-member table:name="0,000654561" table:display="true" table:show-details="true"/>
                <table:data-pilot-member table:name="0,00065586" table:display="true" table:show-details="true"/>
                <table:data-pilot-member table:name="0,000656257" table:display="true" table:show-details="true"/>
                <table:data-pilot-member table:name="0,000662895" table:display="true" table:show-details="true"/>
                <table:data-pilot-member table:name="0,000663835" table:display="true" table:show-details="true"/>
                <table:data-pilot-member table:name="0,00066507" table:display="true" table:show-details="true"/>
                <table:data-pilot-member table:name="0,00066971" table:display="true" table:show-details="true"/>
                <table:data-pilot-member table:name="0,000669958" table:display="true" table:show-details="true"/>
                <table:data-pilot-member table:name="0,000670465" table:display="true" table:show-details="true"/>
                <table:data-pilot-member table:name="0,000670975" table:display="true" table:show-details="true"/>
                <table:data-pilot-member table:name="0,000671102" table:display="true" table:show-details="true"/>
                <table:data-pilot-member table:name="0,000674404" table:display="true" table:show-details="true"/>
                <table:data-pilot-member table:name="0,000674952" table:display="true" table:show-details="true"/>
                <table:data-pilot-member table:name="0,000676774" table:display="true" table:show-details="true"/>
                <table:data-pilot-member table:name="0,000679222" table:display="true" table:show-details="true"/>
                <table:data-pilot-member table:name="0,000686305" table:display="true" table:show-details="true"/>
                <table:data-pilot-member table:name="0,000687036" table:display="true" table:show-details="true"/>
                <table:data-pilot-member table:name="0,000688865" table:display="true" table:show-details="true"/>
                <table:data-pilot-member table:name="0,000688978" table:display="true" table:show-details="true"/>
                <table:data-pilot-member table:name="0,000691229" table:display="true" table:show-details="true"/>
                <table:data-pilot-member table:name="0,000691856" table:display="true" table:show-details="true"/>
                <table:data-pilot-member table:name="0,000691983" table:display="true" table:show-details="true"/>
                <table:data-pilot-member table:name="0,000701075" table:display="true" table:show-details="true"/>
                <table:data-pilot-member table:name="0,00070355" table:display="true" table:show-details="true"/>
                <table:data-pilot-member table:name="0,000705571" table:display="true" table:show-details="true"/>
                <table:data-pilot-member table:name="0,000706735" table:display="true" table:show-details="true"/>
                <table:data-pilot-member table:name="0,000713724" table:display="true" table:show-details="true"/>
                <table:data-pilot-member table:name="0,000715096" table:display="true" table:show-details="true"/>
                <table:data-pilot-member table:name="0,000715735" table:display="true" table:show-details="true"/>
                <table:data-pilot-member table:name="0,000717451" table:display="true" table:show-details="true"/>
                <table:data-pilot-member table:name="0,000724212" table:display="true" table:show-details="true"/>
                <table:data-pilot-member table:name="0,000730753" table:display="true" table:show-details="true"/>
                <table:data-pilot-member table:name="0,000733264" table:display="true" table:show-details="true"/>
                <table:data-pilot-member table:name="0,00073474" table:display="true" table:show-details="true"/>
                <table:data-pilot-member table:name="0,000742855" table:display="true" table:show-details="true"/>
                <table:data-pilot-member table:name="0,000744735" table:display="true" table:show-details="true"/>
                <table:data-pilot-member table:name="0,000746057" table:display="true" table:show-details="true"/>
                <table:data-pilot-member table:name="0,000754281" table:display="true" table:show-details="true"/>
                <table:data-pilot-member table:name="0,000759842" table:display="true" table:show-details="true"/>
                <table:data-pilot-member table:name="0,000761017" table:display="true" table:show-details="true"/>
                <table:data-pilot-member table:name="0,000761166" table:display="true" table:show-details="true"/>
                <table:data-pilot-member table:name="0,00076621" table:display="true" table:show-details="true"/>
                <table:data-pilot-member table:name="0,000766548" table:display="true" table:show-details="true"/>
                <table:data-pilot-member table:name="0,000775451" table:display="true" table:show-details="true"/>
                <table:data-pilot-member table:name="0,000781675" table:display="true" table:show-details="true"/>
                <table:data-pilot-member table:name="0,000788318" table:display="true" table:show-details="true"/>
                <table:data-pilot-member table:name="0,000805263" table:display="true" table:show-details="true"/>
                <table:data-pilot-member table:name="0,000808459" table:display="true" table:show-details="true"/>
                <table:data-pilot-member table:name="0,00081582" table:display="true" table:show-details="true"/>
                <table:data-pilot-member table:name="0,000825702" table:display="true" table:show-details="true"/>
                <table:data-pilot-member table:name="0,000826329" table:display="true" table:show-details="true"/>
                <table:data-pilot-member table:name="0,000845704" table:display="true" table:show-details="true"/>
                <table:data-pilot-member table:name="0,000848677" table:display="true" table:show-details="true"/>
                <table:data-pilot-member table:name="0,000862722" table:display="true" table:show-details="true"/>
                <table:data-pilot-member table:name="0,00086575" table:display="true" table:show-details="true"/>
                <table:data-pilot-member table:name="0,000867702" table:display="true" table:show-details="true"/>
                <table:data-pilot-member table:name="0,00091454" table:display="true" table:show-details="true"/>
                <table:data-pilot-member table:name="0,000919663" table:display="true" table:show-details="true"/>
                <table:data-pilot-member table:name="0,000980043" table:display="true" table:show-details="true"/>
                <table:data-pilot-member table:name="0,00125602" table:display="true" table:show-details="true"/>
                <table:data-pilot-member table:name="0,001461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3T13:07:53.276156564</dc:date>
    <meta:editing-duration>PT31S</meta:editing-duration>
    <meta:editing-cycles>1</meta:editing-cycles>
    <meta:document-statistic meta:table-count="2" meta:cell-count="12075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1.46cm" svg:y="2.29cm" style:legend-expansion="high" chart:style-name="ch2"/>
        <chart:plot-area chart:style-name="ch3" table:cell-range-address="PivotChart" chart:data-source-has-labels="column" svg:x="0.32cm" svg:y="0.18cm" svg:width="10.82cm" svg:height="7.74cm">
          <chart:coordinate-region svg:x="1.651cm" svg:y="0.383cm" svg:width="8.99cm" svg:height="6.88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series chart:style-name="ch7" chart:values-cell-range-address="PT@data 1" chart:label-cell-address="PT@label 1" chart:class="chart:line">
            <chart:data-point chart:repeated="8"/>
          </chart:series>
          <chart:series chart:style-name="ch8" chart:values-cell-range-address="PT@data 2" chart:label-cell-address="PT@label 2" chart:class="chart:line">
            <chart:data-point chart:repeated="8"/>
          </chart:series>
          <chart:series chart:style-name="ch9" chart:values-cell-range-address="PT@data 3" chart:label-cell-address="PT@label 3" chart:class="chart:line">
            <chart:data-point chart:repeated="8"/>
          </chart:series>
          <chart:series chart:style-name="ch10" chart:values-cell-range-address="PT@data 4" chart:label-cell-address="PT@label 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0000003391">
                <text:p>0.00000003391</text:p>
                <draw:g>
                  <svg:desc>PT@data 0</svg:desc>
                </draw:g>
              </table:table-cell>
              <table:table-cell office:value-type="float" office:value="0.00005339752">
                <text:p>0.00005339752</text:p>
                <draw:g>
                  <svg:desc>PT@data 1</svg:desc>
                </draw:g>
              </table:table-cell>
              <table:table-cell office:value-type="float" office:value="0.00005549519">
                <text:p>0.00005549519</text:p>
                <draw:g>
                  <svg:desc>PT@data 2</svg:desc>
                </draw:g>
              </table:table-cell>
              <table:table-cell office:value-type="float" office:value="0.0000516697">
                <text:p>0.0000516697</text:p>
                <draw:g>
                  <svg:desc>PT@data 3</svg:desc>
                </draw:g>
              </table:table-cell>
              <table:table-cell office:value-type="float" office:value="0.0000000328">
                <text:p>0.0000000328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00003799">
                <text:p>0.00000003799</text:p>
              </table:table-cell>
              <table:table-cell office:value-type="float" office:value="0.00011872472">
                <text:p>0.00011872472</text:p>
              </table:table-cell>
              <table:table-cell office:value-type="float" office:value="0.00013081306">
                <text:p>0.00013081306</text:p>
              </table:table-cell>
              <table:table-cell office:value-type="float" office:value="0.00010755726">
                <text:p>0.00010755726</text:p>
              </table:table-cell>
              <table:table-cell office:value-type="float" office:value="0.00000003196">
                <text:p>0.00000003196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000002577">
                <text:p>0.00000002577</text:p>
              </table:table-cell>
              <table:table-cell office:value-type="float" office:value="0.0001511788">
                <text:p>0.0001511788</text:p>
              </table:table-cell>
              <table:table-cell office:value-type="float" office:value="0.00015422543">
                <text:p>0.00015422543</text:p>
              </table:table-cell>
              <table:table-cell office:value-type="float" office:value="0.00013664127">
                <text:p>0.00013664127</text:p>
              </table:table-cell>
              <table:table-cell office:value-type="float" office:value="0.00000002045">
                <text:p>0.0000000204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000002324">
                <text:p>0.00000002324</text:p>
              </table:table-cell>
              <table:table-cell office:value-type="float" office:value="0.00026473909">
                <text:p>0.00026473909</text:p>
              </table:table-cell>
              <table:table-cell office:value-type="float" office:value="0.00027953734">
                <text:p>0.00027953734</text:p>
              </table:table-cell>
              <table:table-cell office:value-type="float" office:value="0.00025297854">
                <text:p>0.00025297854</text:p>
              </table:table-cell>
              <table:table-cell office:value-type="float" office:value="0.00000001919">
                <text:p>0.00000001919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00000001958">
                <text:p>0.00000001958</text:p>
              </table:table-cell>
              <table:table-cell office:value-type="float" office:value="0.00033280634">
                <text:p>0.00033280634</text:p>
              </table:table-cell>
              <table:table-cell office:value-type="float" office:value="0.00034100286">
                <text:p>0.00034100286</text:p>
              </table:table-cell>
              <table:table-cell office:value-type="float" office:value="0.00031605004">
                <text:p>0.00031605004</text:p>
              </table:table-cell>
              <table:table-cell office:value-type="float" office:value="0.00000001698">
                <text:p>0.0000000169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000002323">
                <text:p>0.00000002323</text:p>
              </table:table-cell>
              <table:table-cell office:value-type="float" office:value="0.00039364157">
                <text:p>0.00039364157</text:p>
              </table:table-cell>
              <table:table-cell office:value-type="float" office:value="0.00040552935">
                <text:p>0.00040552935</text:p>
              </table:table-cell>
              <table:table-cell office:value-type="float" office:value="0.0003790827">
                <text:p>0.0003790827</text:p>
              </table:table-cell>
              <table:table-cell office:value-type="float" office:value="0.00000001783">
                <text:p>0.00000001783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00000002162">
                <text:p>0.00000002162</text:p>
              </table:table-cell>
              <table:table-cell office:value-type="float" office:value="0.00045500336">
                <text:p>0.00045500336</text:p>
              </table:table-cell>
              <table:table-cell office:value-type="float" office:value="0.00049093103">
                <text:p>0.00049093103</text:p>
              </table:table-cell>
              <table:table-cell office:value-type="float" office:value="0.00043376506">
                <text:p>0.00043376506</text:p>
              </table:table-cell>
              <table:table-cell office:value-type="float" office:value="0.00000001941">
                <text:p>0.00000001941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00000002265">
                <text:p>0.00000002265</text:p>
              </table:table-cell>
              <table:table-cell office:value-type="float" office:value="0.00049424922">
                <text:p>0.00049424922</text:p>
              </table:table-cell>
              <table:table-cell office:value-type="float" office:value="0.00051759149">
                <text:p>0.00051759149</text:p>
              </table:table-cell>
              <table:table-cell office:value-type="float" office:value="0.00047659498">
                <text:p>0.00047659498</text:p>
              </table:table-cell>
              <table:table-cell office:value-type="float" office:value="0.00000002218">
                <text:p>0.00000002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